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2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3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4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5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6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7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T2_8" style:family="text">
      <style:text-properties fo:color="#85200c"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color="#85200c"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font-size="12pt" style:font-size-asian="12pt" style:font-size-complex="12pt" fo:font-weight="bold" style:font-weight-asian="bold" style:font-weight-complex="bold"/>
    </style:style>
    <style:style style:name="T6_4" style:family="text">
      <style:text-properties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>
      <style:text-properties fo:font-size="12pt" style:font-size-asian="12pt" style:font-size-complex="12pt" fo:font-weight="bold" style:font-weight-asian="bold" style:font-weight-complex="bold"/>
    </style:style>
    <style:style style:name="T24_2" style:family="text">
      <style:text-properties fo:font-size="12pt" style:font-size-asian="12pt" style:font-size-complex="12pt" fo:font-weight="bold" style:font-weight-asian="bold" style:font-weight-complex="bold"/>
    </style:style>
    <style:style style:name="P25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style:text-underline-style="solid" style:text-underline-color="font-color"/>
    </style:style>
    <style:style style:name="T26_2" style:family="text">
      <style:text-properties style:text-underline-style="solid" style:text-underline-color="font-color"/>
    </style:style>
    <style:style style:name="T26_3" style:family="text">
      <style:text-properties style:text-underline-style="solid" style:text-underline-color="font-color"/>
    </style:style>
    <style:style style:name="T26_4" style:family="text">
      <style:text-properties style:text-underline-style="solid" style:text-underline-color="font-color"/>
    </style:style>
    <style:style style:name="T26_5" style:family="text">
      <style:text-properties style:text-underline-style="solid" style:text-underline-color="font-color"/>
    </style:style>
    <style:style style:name="T26_6" style:family="text">
      <style:text-properties style:text-underline-style="solid" style:text-underline-color="font-color"/>
    </style:style>
    <style:style style:name="T26_7" style:family="text">
      <style:text-properties style:text-underline-style="solid" style:text-underline-color="font-color"/>
    </style:style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text-underline-style="solid" style:text-underline-color="font-color"/>
    </style:style>
    <style:style style:name="T32_2" style:family="text">
      <style:text-properties style:text-underline-style="solid" style:text-underline-color="font-color"/>
    </style:style>
    <style:style style:name="T32_3" style:family="text">
      <style:text-properties style:text-underline-style="solid" style:text-underline-color="font-color"/>
    </style:style>
    <style:style style:name="T32_4" style:family="text">
      <style:text-properties style:text-underline-style="solid" style:text-underline-color="font-color"/>
    </style:style>
    <style:style style:name="T32_5" style:family="text">
      <style:text-properties style:text-underline-style="solid" style:text-underline-color="font-color"/>
    </style:style>
    <style:style style:name="T32_6" style:family="text">
      <style:text-properties style:text-underline-style="solid" style:text-underline-color="font-color"/>
    </style:style>
    <style:style style:name="T32_7" style:family="text">
      <style:text-properties style:text-underline-style="solid" style:text-underline-color="font-color"/>
    </style:style>
    <style:style style:name="T32_8" style:family="text">
      <style:text-properties style:text-underline-style="solid" style:text-underline-color="font-color"/>
    </style:style>
    <style:style style:name="T32_9" style:family="text">
      <style:text-properties style:text-underline-style="solid" style:text-underline-color="font-color"/>
    </style:style>
    <style:style style:name="T32_10" style:family="text">
      <style:text-properties style:text-underline-style="solid" style:text-underline-color="font-color"/>
    </style:style>
    <style:style style:name="T32_11" style:family="text">
      <style:text-properties style:text-underline-style="solid" style:text-underline-color="font-color"/>
    </style:style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weight="bold" style:font-weight-asian="bold" style:font-weight-complex="bold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weight="bold" style:font-weight-asian="bold" style:font-weight-complex="bold"/>
    </style:style>
    <style:style style:name="T35_2" style:family="text">
      <style:text-properties fo:font-weight="bold" style:font-weight-asian="bold" style:font-weight-complex="bold"/>
    </style:style>
    <style:style style:name="T35_3" style:family="text">
      <style:text-properties fo:font-weight="bold" style:font-weight-asian="bold" style:font-weight-complex="bold"/>
    </style:style>
    <style:style style:name="T35_4" style:family="text">
      <style:text-properties fo:font-weight="bold" style:font-weight-asian="bold" style:font-weight-complex="bold"/>
    </style:style>
    <style:style style:name="T35_5" style:family="text">
      <style:text-properties fo:font-weight="bold" style:font-weight-asian="bold" style:font-weight-complex="bold"/>
    </style:style>
    <style:style style:name="T35_6" style:family="text">
      <style:text-properties fo:font-weight="bold" style:font-weight-asian="bold" style:font-weight-complex="bold"/>
    </style:style>
    <style:style style:name="T35_7" style:family="text">
      <style:text-properties fo:font-weight="bold" style:font-weight-asian="bold" style:font-weight-complex="bold"/>
    </style:style>
    <style:style style:name="T35_8" style:family="text">
      <style:text-properties fo:font-weight="bold" style:font-weight-asian="bold" style:font-weight-complex="bold"/>
    </style:style>
    <style:style style:name="T35_9" style:family="text">
      <style:text-properties fo:font-weight="bold" style:font-weight-asian="bold" style:font-weight-complex="bold"/>
    </style:style>
    <style:style style:name="T35_10" style:family="text">
      <style:text-properties fo:font-weight="bold" style:font-weight-asian="bold" style:font-weight-complex="bold"/>
    </style:style>
    <style:style style:name="T35_11" style:family="text">
      <style:text-properties fo:font-weight="bold" style:font-weight-asian="bold" style:font-weight-complex="bold"/>
    </style:style>
    <style:style style:name="T35_12" style:family="text">
      <style:text-properties fo:font-weight="bold" style:font-weight-asian="bold" style:font-weight-complex="bold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text-underline-style="solid" style:text-underline-color="font-color"/>
    </style:style>
    <style:style style:name="T40_2" style:family="text">
      <style:text-properties style:text-underline-style="solid" style:text-underline-color="font-color"/>
    </style:style>
    <style:style style:name="T40_3" style:family="text">
      <style:text-properties style:text-underline-style="solid" style:text-underline-color="font-color"/>
    </style:style>
    <style:style style:name="T40_4" style:family="text">
      <style:text-properties style:text-underline-style="solid" style:text-underline-color="font-color"/>
    </style:style>
    <style:style style:name="T40_5" style:family="text">
      <style:text-properties style:text-underline-style="solid" style:text-underline-color="font-color"/>
    </style:style>
    <style:style style:name="T40_6" style:family="text">
      <style:text-properties style:text-underline-style="solid" style:text-underline-color="font-color"/>
    </style:style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P41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text-underline-style="solid" style:text-underline-color="font-color"/>
    </style:style>
    <style:style style:name="T77_2" style:family="text">
      <style:text-properties style:text-underline-style="solid" style:text-underline-color="font-color"/>
    </style:style>
    <style:style style:name="T77_3" style:family="text">
      <style:text-properties style:text-underline-style="solid" style:text-underline-color="font-color"/>
    </style:style>
    <style:style style:name="T77_4" style:family="text">
      <style:text-properties style:text-underline-style="solid" style:text-underline-color="font-color"/>
    </style:style>
    <style:style style:name="T77_5" style:family="text">
      <style:text-properties style:text-underline-style="solid" style:text-underline-color="font-color"/>
    </style:style>
    <style:style style:name="T77_6" style:family="text">
      <style:text-properties style:text-underline-style="solid" style:text-underline-color="font-color"/>
    </style:style>
    <style:style style:name="T77_7" style:family="text">
      <style:text-properties style:text-underline-style="solid" style:text-underline-color="font-color"/>
    </style:style>
    <style:style style:name="T77_8" style:family="text">
      <style:text-properties style:text-underline-style="solid" style:text-underline-color="font-color"/>
    </style:style>
    <style:style style:name="T77_9" style:family="text">
      <style:text-properties style:text-underline-style="solid" style:text-underline-color="font-color"/>
    </style:style>
    <style:style style:name="T77_10" style:family="text">
      <style:text-properties style:text-underline-style="solid" style:text-underline-color="font-color"/>
    </style:style>
    <style:style style:name="T77_11" style:family="text">
      <style:text-properties style:text-underline-style="solid" style:text-underline-color="font-color"/>
    </style:style>
    <style:style style:name="T77_12" style:family="text">
      <style:text-properties style:text-underline-style="solid" style:text-underline-color="font-color"/>
    </style:style>
    <style:style style:name="T77_13" style:family="text">
      <style:text-properties style:text-underline-style="solid" style:text-underline-color="font-color"/>
    </style:style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T77_95" style:family="text"/>
    <style:style style:name="T77_96" style:family="text"/>
    <style:style style:name="T77_97" style:family="text"/>
    <style:style style:name="T77_98" style:family="text"/>
    <style:style style:name="T77_99" style:family="text"/>
    <style:style style:name="T77_100" style:family="text"/>
    <style:style style:name="T77_101" style:family="text"/>
    <style:style style:name="T77_102" style:family="text"/>
    <style:style style:name="T77_103" style:family="text"/>
    <style:style style:name="T77_104" style:family="text"/>
    <style:style style:name="T77_105" style:family="text"/>
    <style:style style:name="T77_106" style:family="text"/>
    <style:style style:name="T77_107" style:family="text"/>
    <style:style style:name="T77_108" style:family="text"/>
    <style:style style:name="T77_109" style:family="text"/>
    <style:style style:name="T77_110" style:family="text"/>
    <style:style style:name="T77_111" style:family="text"/>
    <style:style style:name="T77_112" style:family="text"/>
    <style:style style:name="T77_113" style:family="text"/>
    <style:style style:name="T77_114" style:family="text"/>
    <style:style style:name="T77_115" style:family="text"/>
    <style:style style:name="T77_116" style:family="text"/>
    <style:style style:name="T77_117" style:family="text"/>
    <style:style style:name="T77_118" style:family="text"/>
    <style:style style:name="T77_119" style:family="text"/>
    <style:style style:name="T77_120" style:family="text"/>
    <style:style style:name="T77_121" style:family="text"/>
    <style:style style:name="T77_122" style:family="text"/>
    <style:style style:name="T77_123" style:family="text"/>
    <style:style style:name="T77_124" style:family="text"/>
    <style:style style:name="T77_125" style:family="text"/>
    <style:style style:name="T77_126" style:family="text"/>
    <style:style style:name="T77_127" style:family="text"/>
    <style:style style:name="T77_128" style:family="text"/>
    <style:style style:name="T77_129" style:family="text"/>
    <style:style style:name="T77_130" style:family="text"/>
    <style:style style:name="T77_131" style:family="text"/>
    <style:style style:name="T77_132" style:family="text"/>
    <style:style style:name="T77_133" style:family="text"/>
    <style:style style:name="T77_134" style:family="text"/>
    <style:style style:name="T77_135" style:family="text"/>
    <style:style style:name="T77_136" style:family="text"/>
    <style:style style:name="T77_137" style:family="text"/>
    <style:style style:name="T77_138" style:family="text"/>
    <style:style style:name="T77_139" style:family="text"/>
    <style:style style:name="T77_140" style:family="text"/>
    <style:style style:name="T77_141" style:family="text"/>
    <style:style style:name="T77_142" style:family="text"/>
    <style:style style:name="T77_143" style:family="text"/>
    <style:style style:name="T77_144" style:family="text"/>
    <style:style style:name="T77_145" style:family="text"/>
    <style:style style:name="T77_146" style:family="text"/>
    <style:style style:name="T77_147" style:family="text"/>
    <style:style style:name="T77_148" style:family="text"/>
    <style:style style:name="T77_149" style:family="text"/>
    <style:style style:name="T77_150" style:family="text"/>
    <style:style style:name="T77_151" style:family="text"/>
    <style:style style:name="T77_152" style:family="text"/>
    <style:style style:name="T77_153" style:family="text"/>
    <style:style style:name="T77_154" style:family="text"/>
    <style:style style:name="T77_155" style:family="text"/>
    <style:style style:name="T77_156" style:family="text"/>
    <style:style style:name="T77_157" style:family="text"/>
    <style:style style:name="T77_158" style:family="text"/>
    <style:style style:name="T77_159" style:family="text"/>
    <style:style style:name="T77_160" style:family="text"/>
    <style:style style:name="T77_161" style:family="text"/>
    <style:style style:name="T77_162" style:family="text"/>
    <style:style style:name="T77_163" style:family="text"/>
    <style:style style:name="T77_164" style:family="text"/>
    <style:style style:name="T77_165" style:family="text"/>
    <style:style style:name="T77_166" style:family="text"/>
    <style:style style:name="T77_167" style:family="text"/>
    <style:style style:name="T77_168" style:family="text"/>
    <style:style style:name="T77_169" style:family="text"/>
    <style:style style:name="T77_170" style:family="text"/>
    <style:style style:name="T77_171" style:family="text"/>
    <style:style style:name="T77_172" style:family="text"/>
    <style:style style:name="T77_173" style:family="text"/>
    <style:style style:name="T77_17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T79_71" style:family="text"/>
    <style:style style:name="T79_72" style:family="text"/>
    <style:style style:name="T79_73" style:family="text"/>
    <style:style style:name="T79_74" style:family="text"/>
    <style:style style:name="T79_75" style:family="text"/>
    <style:style style:name="T79_76" style:family="text"/>
    <style:style style:name="T79_77" style:family="text"/>
    <style:style style:name="T79_78" style:family="text"/>
    <style:style style:name="T79_79" style:family="text"/>
    <style:style style:name="T79_80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style:text-underline-style="solid" style:text-underline-color="font-color"/>
    </style:style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T81_99" style:family="text"/>
    <style:style style:name="T81_100" style:family="text"/>
    <style:style style:name="T81_101" style:family="text"/>
    <style:style style:name="T81_102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weight="bold" style:font-weight-asian="bold" style:font-weight-complex="bold"/>
    </style:style>
    <style:style style:name="T86_2" style:family="text">
      <style:text-properties fo:font-weight="bold" style:font-weight-asian="bold" style:font-weight-complex="bold"/>
    </style:style>
    <style:style style:name="T86_3" style:family="text">
      <style:text-properties fo:font-weight="bold" style:font-weight-asian="bold" style:font-weight-complex="bold"/>
    </style:style>
    <style:style style:name="T86_4" style:family="text">
      <style:text-properties fo:font-weight="bold" style:font-weight-asian="bold" style:font-weight-complex="bold"/>
    </style:style>
    <style:style style:name="T86_5" style:family="text">
      <style:text-properties fo:font-weight="bold" style:font-weight-asian="bold" style:font-weight-complex="bold"/>
    </style:style>
    <style:style style:name="P8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style:text-underline-style="solid" style:text-underline-color="font-color"/>
    </style:style>
    <style:style style:name="T91_2" style:family="text">
      <style:text-properties style:text-underline-style="solid" style:text-underline-color="font-color"/>
    </style:style>
    <style:style style:name="T91_3" style:family="text">
      <style:text-properties style:text-underline-style="solid" style:text-underline-color="font-color"/>
    </style:style>
    <style:style style:name="T91_4" style:family="text">
      <style:text-properties style:text-underline-style="solid" style:text-underline-color="font-color"/>
    </style:style>
    <style:style style:name="T91_5" style:family="text">
      <style:text-properties style:text-underline-style="solid" style:text-underline-color="font-color"/>
    </style:style>
    <style:style style:name="T91_6" style:family="text">
      <style:text-properties style:text-underline-style="solid" style:text-underline-color="font-color"/>
    </style:style>
    <style:style style:name="T91_7" style:family="text">
      <style:text-properties style:text-underline-style="solid" style:text-underline-color="font-color"/>
    </style:style>
    <style:style style:name="T91_8" style:family="text">
      <style:text-properties style:text-underline-style="solid" style:text-underline-color="font-color"/>
    </style:style>
    <style:style style:name="T91_9" style:family="text">
      <style:text-properties style:text-underline-style="solid" style:text-underline-color="font-color"/>
    </style:style>
    <style:style style:name="T91_10" style:family="text">
      <style:text-properties style:text-underline-style="solid" style:text-underline-color="font-color"/>
    </style:style>
    <style:style style:name="T91_11" style:family="text">
      <style:text-properties style:text-underline-style="solid" style:text-underline-color="font-color"/>
    </style:style>
    <style:style style:name="T91_12" style:family="text">
      <style:text-properties style:text-underline-style="solid" style:text-underline-color="font-color"/>
    </style:style>
    <style:style style:name="T91_13" style:family="text">
      <style:text-properties style:text-underline-style="solid" style:text-underline-color="font-color"/>
    </style:style>
    <style:style style:name="T91_14" style:family="text">
      <style:text-properties style:text-underline-style="solid" style:text-underline-color="font-color"/>
    </style:style>
    <style:style style:name="T91_15" style:family="text">
      <style:text-properties style:text-underline-style="solid" style:text-underline-color="font-color"/>
    </style:style>
    <style:style style:name="T91_16" style:family="text">
      <style:text-properties style:text-underline-style="solid" style:text-underline-color="font-color"/>
    </style:style>
    <style:style style:name="T91_17" style:family="text">
      <style:text-properties style:text-underline-style="solid" style:text-underline-color="font-color"/>
    </style:style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T92_96" style:family="text"/>
    <style:style style:name="T92_97" style:family="text"/>
    <style:style style:name="T92_98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T95_64" style:family="text"/>
    <style:style style:name="T95_65" style:family="text"/>
    <style:style style:name="T95_66" style:family="text"/>
    <style:style style:name="T95_67" style:family="text"/>
    <style:style style:name="T95_68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P97" style:family="paragraph" style:parent-style-name="Standard">
      <style:paragraph-properties fo:break-before="auto" fo:text-indent="1.27cm" fo:line-height="115%" style:writing-mode="lr-tb"/>
    </style:style>
    <style:style style:name="T97_1" style:family="text"/>
    <style:style style:name="T97_2" style:family="text"/>
    <style:style style:name="P98" style:family="paragraph" style:parent-style-name="Standard">
      <style:paragraph-properties fo:break-before="auto" fo:text-indent="1.27cm" fo:line-height="115%" style:writing-mode="lr-tb"/>
    </style:style>
    <style:style style:name="T98_1" style:family="text"/>
    <style:style style:name="T98_2" style:family="text"/>
    <style:style style:name="P99" style:family="paragraph" style:parent-style-name="Standard">
      <style:paragraph-properties fo:break-before="auto" fo:text-indent="1.27cm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P100" style:family="paragraph" style:parent-style-name="Standard">
      <style:paragraph-properties fo:break-before="auto" fo:text-indent="1.27cm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P101" style:family="paragraph" style:parent-style-name="Standard">
      <style:paragraph-properties fo:break-before="auto" fo:text-indent="1.27cm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style:text-underline-style="solid" style:text-underline-color="font-color"/>
    </style:style>
    <style:style style:name="T104_2" style:family="text">
      <style:text-properties style:text-underline-style="solid" style:text-underline-color="font-color"/>
    </style:style>
    <style:style style:name="T104_3" style:family="text">
      <style:text-properties style:text-underline-style="solid" style:text-underline-color="font-color"/>
    </style:style>
    <style:style style:name="T104_4" style:family="text">
      <style:text-properties style:text-underline-style="solid" style:text-underline-color="font-color"/>
    </style:style>
    <style:style style:name="T104_5" style:family="text">
      <style:text-properties style:text-underline-style="solid" style:text-underline-color="font-color"/>
    </style:style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style:text-underline-style="solid" style:text-underline-color="font-color"/>
    </style:style>
    <style:style style:name="T106_2" style:family="text">
      <style:text-properties style:text-underline-style="solid" style:text-underline-color="font-color"/>
    </style:style>
    <style:style style:name="T106_3" style:family="text">
      <style:text-properties style:text-underline-style="solid" style:text-underline-color="font-color"/>
    </style:style>
    <style:style style:name="T106_4" style:family="text">
      <style:text-properties style:text-underline-style="solid" style:text-underline-color="font-color"/>
    </style:style>
    <style:style style:name="T106_5" style:family="text">
      <style:text-properties style:text-underline-style="solid" style:text-underline-color="font-color"/>
    </style:style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T106_80" style:family="text"/>
    <style:style style:name="T106_81" style:family="text"/>
    <style:style style:name="T106_82" style:family="text"/>
    <style:style style:name="T106_83" style:family="text"/>
    <style:style style:name="T106_84" style:family="text"/>
    <style:style style:name="T106_85" style:family="text"/>
    <style:style style:name="T106_86" style:family="text"/>
    <style:style style:name="T106_87" style:family="text"/>
    <style:style style:name="T106_88" style:family="text"/>
    <style:style style:name="T106_89" style:family="text"/>
    <style:style style:name="T106_90" style:family="text"/>
    <style:style style:name="T106_91" style:family="text"/>
    <style:style style:name="T106_92" style:family="text"/>
    <style:style style:name="T106_93" style:family="text"/>
    <style:style style:name="T106_94" style:family="text"/>
    <style:style style:name="T106_95" style:family="text"/>
    <style:style style:name="T106_96" style:family="text"/>
    <style:style style:name="T106_97" style:family="text"/>
    <style:style style:name="T106_98" style:family="text"/>
    <style:style style:name="T106_99" style:family="text"/>
    <style:style style:name="T106_100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style:text-underline-style="solid" style:text-underline-color="font-color"/>
    </style:style>
    <style:style style:name="T108_2" style:family="text">
      <style:text-properties style:text-underline-style="solid" style:text-underline-color="font-color"/>
    </style:style>
    <style:style style:name="T108_3" style:family="text">
      <style:text-properties style:text-underline-style="solid" style:text-underline-color="font-color"/>
    </style:style>
    <style:style style:name="T108_4" style:family="text">
      <style:text-properties style:text-underline-style="solid" style:text-underline-color="font-color"/>
    </style:style>
    <style:style style:name="T108_5" style:family="text">
      <style:text-properties style:text-underline-style="solid" style:text-underline-color="font-color"/>
    </style:style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style:text-underline-style="solid" style:text-underline-color="font-color"/>
    </style:style>
    <style:style style:name="T110_2" style:family="text">
      <style:text-properties style:text-underline-style="solid" style:text-underline-color="font-color"/>
    </style:style>
    <style:style style:name="T110_3" style:family="text">
      <style:text-properties style:text-underline-style="solid" style:text-underline-color="font-color"/>
    </style:style>
    <style:style style:name="T110_4" style:family="text">
      <style:text-properties style:text-underline-style="solid" style:text-underline-color="font-color"/>
    </style:style>
    <style:style style:name="T110_5" style:family="text">
      <style:text-properties style:text-underline-style="solid" style:text-underline-color="font-color"/>
    </style:style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T110_167" style:family="text"/>
    <style:style style:name="T110_168" style:family="text"/>
    <style:style style:name="T110_169" style:family="text"/>
    <style:style style:name="T110_170" style:family="text"/>
    <style:style style:name="T110_171" style:family="text"/>
    <style:style style:name="T110_172" style:family="text"/>
    <style:style style:name="T110_173" style:family="text"/>
    <style:style style:name="T110_174" style:family="text"/>
    <style:style style:name="T110_175" style:family="text"/>
    <style:style style:name="T110_176" style:family="text"/>
    <style:style style:name="T110_177" style:family="text"/>
    <style:style style:name="T110_178" style:family="text"/>
    <style:style style:name="T110_179" style:family="text"/>
    <style:style style:name="T110_180" style:family="text"/>
    <style:style style:name="T110_181" style:family="text"/>
    <style:style style:name="T110_182" style:family="text"/>
    <style:style style:name="T110_183" style:family="text"/>
    <style:style style:name="T110_184" style:family="text"/>
    <style:style style:name="T110_185" style:family="text"/>
    <style:style style:name="T110_186" style:family="text"/>
    <style:style style:name="T110_187" style:family="text"/>
    <style:style style:name="T110_188" style:family="text"/>
    <style:style style:name="T110_189" style:family="text"/>
    <style:style style:name="T110_190" style:family="text"/>
    <style:style style:name="T110_191" style:family="text"/>
    <style:style style:name="T110_192" style:family="text"/>
    <style:style style:name="T110_193" style:family="text"/>
    <style:style style:name="T110_194" style:family="text"/>
    <style:style style:name="T110_195" style:family="text"/>
    <style:style style:name="T110_196" style:family="text"/>
    <style:style style:name="T110_197" style:family="text"/>
    <style:style style:name="T110_198" style:family="text"/>
    <style:style style:name="T110_199" style:family="text"/>
    <style:style style:name="T110_200" style:family="text"/>
    <style:style style:name="T110_201" style:family="text"/>
    <style:style style:name="T110_202" style:family="text"/>
    <style:style style:name="T110_203" style:family="text"/>
    <style:style style:name="T110_204" style:family="text"/>
    <style:style style:name="T110_205" style:family="text"/>
    <style:style style:name="T110_206" style:family="text"/>
    <style:style style:name="T110_207" style:family="text"/>
    <style:style style:name="T110_208" style:family="text"/>
    <style:style style:name="T110_209" style:family="text"/>
    <style:style style:name="T110_210" style:family="text"/>
    <style:style style:name="T110_211" style:family="text"/>
    <style:style style:name="T110_212" style:family="text"/>
    <style:style style:name="T110_213" style:family="text"/>
    <style:style style:name="T110_214" style:family="text"/>
    <style:style style:name="T110_215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style:text-underline-style="solid" style:text-underline-color="font-color"/>
    </style:style>
    <style:style style:name="T112_2" style:family="text">
      <style:text-properties style:text-underline-style="solid" style:text-underline-color="font-color"/>
    </style:style>
    <style:style style:name="T112_3" style:family="text">
      <style:text-properties style:text-underline-style="solid" style:text-underline-color="font-color"/>
    </style:style>
    <style:style style:name="T112_4" style:family="text">
      <style:text-properties style:text-underline-style="solid" style:text-underline-color="font-color"/>
    </style:style>
    <style:style style:name="T112_5" style:family="text">
      <style:text-properties style:text-underline-style="solid" style:text-underline-color="font-color"/>
    </style:style>
    <style:style style:name="T112_6" style:family="text">
      <style:text-properties style:text-underline-style="solid" style:text-underline-color="font-color"/>
    </style:style>
    <style:style style:name="T112_7" style:family="text">
      <style:text-properties style:text-underline-style="solid" style:text-underline-color="font-color"/>
    </style:style>
    <style:style style:name="T112_8" style:family="text">
      <style:text-properties style:text-underline-style="solid" style:text-underline-color="font-color"/>
    </style:style>
    <style:style style:name="T112_9" style:family="text">
      <style:text-properties style:text-underline-style="solid" style:text-underline-color="font-color"/>
    </style:style>
    <style:style style:name="T112_10" style:family="text">
      <style:text-properties style:text-underline-style="solid" style:text-underline-color="font-color"/>
    </style:style>
    <style:style style:name="T112_11" style:family="text">
      <style:text-properties style:text-underline-style="solid" style:text-underline-color="font-color"/>
    </style:style>
    <style:style style:name="T112_12" style:family="text">
      <style:text-properties style:text-underline-style="solid" style:text-underline-color="font-color"/>
    </style:style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T115_5" style:family="text">
      <style:text-properties fo:font-weight="bold" style:font-weight-asian="bold" style:font-weight-complex="bold"/>
    </style:style>
    <style:style style:name="T115_6" style:family="text">
      <style:text-properties fo:font-weight="bold" style:font-weight-asian="bold" style:font-weight-complex="bold"/>
    </style:style>
    <style:style style:name="T115_7" style:family="text">
      <style:text-properties fo:font-weight="bold" style:font-weight-asian="bold" style:font-weight-complex="bold"/>
    </style:style>
    <style:style style:name="T115_8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text-indent="1.27cm" fo:line-height="115%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T116_6" style:family="text">
      <style:text-properties fo:font-weight="bold" style:font-weight-asian="bold" style:font-weight-complex="bold"/>
    </style:style>
    <style:style style:name="T116_7" style:family="text">
      <style:text-properties fo:font-weight="bold" style:font-weight-asian="bold" style:font-weight-complex="bold"/>
    </style:style>
    <style:style style:name="T116_8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text-indent="1.27cm" fo:line-height="115%" fo:margin-left="1.27cm" style:writing-mode="lr-tb"/>
    </style:style>
    <style:style style:name="T117_1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text-indent="1.27cm" fo:line-height="115%" style:writing-mode="lr-tb"/>
    </style:style>
    <style:style style:name="T118_1" style:family="text">
      <style:text-properties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font-weight="bold" style:font-weight-asian="bold" style:font-weight-complex="bold"/>
    </style:style>
    <style:style style:name="P1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style:text-underline-style="solid" style:text-underline-color="font-color"/>
    </style:style>
    <style:style style:name="T121_2" style:family="text">
      <style:text-properties style:text-underline-style="solid" style:text-underline-color="font-color"/>
    </style:style>
    <style:style style:name="T121_3" style:family="text">
      <style:text-properties style:text-underline-style="solid" style:text-underline-color="font-color"/>
    </style:style>
    <style:style style:name="T121_4" style:family="text">
      <style:text-properties style:text-underline-style="solid" style:text-underline-color="font-color"/>
    </style:style>
    <style:style style:name="T121_5" style:family="text">
      <style:text-properties style:text-underline-style="solid" style:text-underline-color="font-color"/>
    </style:style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T121_30" style:family="text"/>
    <style:style style:name="T121_31" style:family="text"/>
    <style:style style:name="T121_32" style:family="text"/>
    <style:style style:name="T121_33" style:family="text"/>
    <style:style style:name="T121_34" style:family="text"/>
    <style:style style:name="T121_35" style:family="text"/>
    <style:style style:name="T121_36" style:family="text"/>
    <style:style style:name="T121_37" style:family="text"/>
    <style:style style:name="T121_38" style:family="text"/>
    <style:style style:name="T121_39" style:family="text"/>
    <style:style style:name="T121_40" style:family="text"/>
    <style:style style:name="T121_41" style:family="text"/>
    <style:style style:name="T121_42" style:family="text"/>
    <style:style style:name="T121_43" style:family="text"/>
    <style:style style:name="T121_44" style:family="text"/>
    <style:style style:name="T121_45" style:family="text"/>
    <style:style style:name="T121_46" style:family="text"/>
    <style:style style:name="T121_47" style:family="text"/>
    <style:style style:name="T121_48" style:family="text"/>
    <style:style style:name="T121_49" style:family="text"/>
    <style:style style:name="T121_50" style:family="text"/>
    <style:style style:name="T121_51" style:family="text"/>
    <style:style style:name="T121_52" style:family="text"/>
    <style:style style:name="T121_53" style:family="text"/>
    <style:style style:name="T121_54" style:family="text"/>
    <style:style style:name="T121_55" style:family="text"/>
    <style:style style:name="T121_56" style:family="text"/>
    <style:style style:name="T121_57" style:family="text"/>
    <style:style style:name="T121_58" style:family="text"/>
    <style:style style:name="T121_59" style:family="text"/>
    <style:style style:name="T121_60" style:family="text"/>
    <style:style style:name="T121_61" style:family="text"/>
    <style:style style:name="T121_62" style:family="text"/>
    <style:style style:name="T121_63" style:family="text"/>
    <style:style style:name="T121_64" style:family="text"/>
    <style:style style:name="T121_65" style:family="text"/>
    <style:style style:name="T121_66" style:family="text"/>
    <style:style style:name="T121_67" style:family="text"/>
    <style:style style:name="T121_68" style:family="text"/>
    <style:style style:name="T121_69" style:family="text"/>
    <style:style style:name="T121_70" style:family="text"/>
    <style:style style:name="T121_71" style:family="text"/>
    <style:style style:name="T121_72" style:family="text"/>
    <style:style style:name="T121_73" style:family="text"/>
    <style:style style:name="T121_74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style:text-underline-style="solid" style:text-underline-color="font-color"/>
    </style:style>
    <style:style style:name="T123_2" style:family="text">
      <style:text-properties style:text-underline-style="solid" style:text-underline-color="font-color"/>
    </style:style>
    <style:style style:name="T123_3" style:family="text">
      <style:text-properties style:text-underline-style="solid" style:text-underline-color="font-color"/>
    </style:style>
    <style:style style:name="T123_4" style:family="text">
      <style:text-properties style:text-underline-style="solid" style:text-underline-color="font-color"/>
    </style:style>
    <style:style style:name="T123_5" style:family="text">
      <style:text-properties style:text-underline-style="solid" style:text-underline-color="font-color"/>
    </style:style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T123_57" style:family="text"/>
    <style:style style:name="T123_58" style:family="text"/>
    <style:style style:name="T123_59" style:family="text"/>
    <style:style style:name="T123_60" style:family="text"/>
    <style:style style:name="T123_61" style:family="text"/>
    <style:style style:name="T123_62" style:family="text"/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style:text-underline-style="solid" style:text-underline-color="font-color"/>
    </style:style>
    <style:style style:name="T125_2" style:family="text">
      <style:text-properties style:text-underline-style="solid" style:text-underline-color="font-color"/>
    </style:style>
    <style:style style:name="T125_3" style:family="text">
      <style:text-properties style:text-underline-style="solid" style:text-underline-color="font-color"/>
    </style:style>
    <style:style style:name="T125_4" style:family="text">
      <style:text-properties style:text-underline-style="solid" style:text-underline-color="font-color"/>
    </style:style>
    <style:style style:name="T125_5" style:family="text">
      <style:text-properties style:text-underline-style="solid" style:text-underline-color="font-color"/>
    </style:style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T125_58" style:family="text"/>
    <style:style style:name="T125_59" style:family="text"/>
    <style:style style:name="T125_60" style:family="text"/>
    <style:style style:name="T125_61" style:family="text"/>
    <style:style style:name="T125_62" style:family="text"/>
    <style:style style:name="T125_63" style:family="text"/>
    <style:style style:name="T125_64" style:family="text"/>
    <style:style style:name="T125_65" style:family="text"/>
    <style:style style:name="T125_66" style:family="text"/>
    <style:style style:name="T125_67" style:family="text"/>
    <style:style style:name="T125_68" style:family="text"/>
    <style:style style:name="T125_69" style:family="text"/>
    <style:style style:name="T125_70" style:family="text"/>
    <style:style style:name="T125_71" style:family="text"/>
    <style:style style:name="T125_72" style:family="text"/>
    <style:style style:name="T125_73" style:family="text"/>
    <style:style style:name="T125_74" style:family="text"/>
    <style:style style:name="T125_75" style:family="text"/>
    <style:style style:name="T125_76" style:family="text"/>
    <style:style style:name="T125_77" style:family="text"/>
    <style:style style:name="T125_78" style:family="text"/>
    <style:style style:name="T125_79" style:family="text"/>
    <style:style style:name="T125_80" style:family="text"/>
    <style:style style:name="T125_81" style:family="text"/>
    <style:style style:name="T125_82" style:family="text"/>
    <style:style style:name="T125_83" style:family="text"/>
    <style:style style:name="T125_84" style:family="text"/>
    <style:style style:name="T125_85" style:family="text"/>
    <style:style style:name="T125_86" style:family="text"/>
    <style:style style:name="T125_87" style:family="text"/>
    <style:style style:name="T125_88" style:family="text"/>
    <style:style style:name="T125_89" style:family="text"/>
    <style:style style:name="T125_90" style:family="text"/>
    <style:style style:name="T125_91" style:family="text"/>
    <style:style style:name="T125_92" style:family="text"/>
    <style:style style:name="T125_93" style:family="text"/>
    <style:style style:name="T125_94" style:family="text"/>
    <style:style style:name="T125_95" style:family="text"/>
    <style:style style:name="T125_96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style:text-underline-style="solid" style:text-underline-color="font-color"/>
    </style:style>
    <style:style style:name="T128_2" style:family="text">
      <style:text-properties style:text-underline-style="solid" style:text-underline-color="font-color"/>
    </style:style>
    <style:style style:name="T128_3" style:family="text">
      <style:text-properties style:text-underline-style="solid" style:text-underline-color="font-color"/>
    </style:style>
    <style:style style:name="T128_4" style:family="text">
      <style:text-properties style:text-underline-style="solid" style:text-underline-color="font-color"/>
    </style:style>
    <style:style style:name="T128_5" style:family="text">
      <style:text-properties style:text-underline-style="solid" style:text-underline-color="font-color"/>
    </style:style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style:text-underline-style="solid" style:text-underline-color="font-color"/>
    </style:style>
    <style:style style:name="T130_2" style:family="text">
      <style:text-properties style:text-underline-style="solid" style:text-underline-color="font-color"/>
    </style:style>
    <style:style style:name="T130_3" style:family="text">
      <style:text-properties style:text-underline-style="solid" style:text-underline-color="font-color"/>
    </style:style>
    <style:style style:name="T130_4" style:family="text">
      <style:text-properties style:text-underline-style="solid" style:text-underline-color="font-color"/>
    </style:style>
    <style:style style:name="T130_5" style:family="text">
      <style:text-properties style:text-underline-style="solid" style:text-underline-color="font-color"/>
    </style:style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style:text-underline-style="solid" style:text-underline-color="font-color"/>
    </style:style>
    <style:style style:name="T132_2" style:family="text">
      <style:text-properties style:text-underline-style="solid" style:text-underline-color="font-color"/>
    </style:style>
    <style:style style:name="T132_3" style:family="text">
      <style:text-properties style:text-underline-style="solid" style:text-underline-color="font-color"/>
    </style:style>
    <style:style style:name="T132_4" style:family="text">
      <style:text-properties style:text-underline-style="solid" style:text-underline-color="font-color"/>
    </style:style>
    <style:style style:name="T132_5" style:family="text">
      <style:text-properties style:text-underline-style="solid" style:text-underline-color="font-color"/>
    </style:style>
    <style:style style:name="T132_6" style:family="text">
      <style:text-properties style:text-underline-style="solid" style:text-underline-color="font-color"/>
    </style:style>
    <style:style style:name="T132_7" style:family="text">
      <style:text-properties style:text-underline-style="solid" style:text-underline-color="font-color"/>
    </style:style>
    <style:style style:name="T132_8" style:family="text">
      <style:text-properties style:text-underline-style="solid" style:text-underline-color="font-color"/>
    </style:style>
    <style:style style:name="T132_9" style:family="text">
      <style:text-properties style:text-underline-style="solid" style:text-underline-color="font-color"/>
    </style:style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T132_97" style:family="text"/>
    <style:style style:name="T132_98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style:text-underline-style="solid" style:text-underline-color="font-color"/>
    </style:style>
    <style:style style:name="T134_2" style:family="text">
      <style:text-properties style:text-underline-style="solid" style:text-underline-color="font-color"/>
    </style:style>
    <style:style style:name="T134_3" style:family="text">
      <style:text-properties style:text-underline-style="solid" style:text-underline-color="font-color"/>
    </style:style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T134_107" style:family="text"/>
    <style:style style:name="T134_108" style:family="text"/>
    <style:style style:name="T134_109" style:family="text"/>
    <style:style style:name="T134_110" style:family="text"/>
    <style:style style:name="T134_111" style:family="text"/>
    <style:style style:name="T134_112" style:family="text"/>
    <style:style style:name="T134_113" style:family="text"/>
    <style:style style:name="T134_114" style:family="text"/>
    <style:style style:name="T134_115" style:family="text"/>
    <style:style style:name="T134_116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style:text-underline-style="solid" style:text-underline-color="font-color"/>
    </style:style>
    <style:style style:name="T141_2" style:family="text">
      <style:text-properties style:text-underline-style="solid" style:text-underline-color="font-color"/>
    </style:style>
    <style:style style:name="T141_3" style:family="text">
      <style:text-properties style:text-underline-style="solid" style:text-underline-color="font-color"/>
    </style:style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style:text-underline-style="solid" style:text-underline-color="font-color"/>
    </style:style>
    <style:style style:name="T143_2" style:family="text">
      <style:text-properties style:text-underline-style="solid" style:text-underline-color="font-color"/>
    </style:style>
    <style:style style:name="T143_3" style:family="text">
      <style:text-properties style:text-underline-style="solid" style:text-underline-color="font-color"/>
    </style:style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4.366cm"/>
    </style:style>
    <style:style style:name="Column4" style:family="table-column">
      <style:table-column-properties style:column-width="12.144cm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style:text-underline-style="solid" style:text-underline-color="font-color"/>
    </style:style>
    <style:style style:name="T171_2" style:family="text">
      <style:text-properties style:text-underline-style="solid" style:text-underline-color="font-color"/>
    </style:style>
    <style:style style:name="T171_3" style:family="text">
      <style:text-properties style:text-underline-style="solid" style:text-underline-color="font-color"/>
    </style:style>
    <style:style style:name="T171_4" style:family="text">
      <style:text-properties style:text-underline-style="solid" style:text-underline-color="font-color"/>
    </style:style>
    <style:style style:name="T171_5" style:family="text">
      <style:text-properties style:text-underline-style="solid" style:text-underline-color="font-color"/>
    </style:style>
    <style:style style:name="T171_6" style:family="text">
      <style:text-properties style:text-underline-style="solid" style:text-underline-color="font-color"/>
    </style:style>
    <style:style style:name="T171_7" style:family="text">
      <style:text-properties style:text-underline-style="solid" style:text-underline-color="font-color"/>
    </style:style>
    <style:style style:name="T171_8" style:family="text">
      <style:text-properties style:text-underline-style="solid" style:text-underline-color="font-color"/>
    </style:style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style:text-underline-style="solid" style:text-underline-color="font-color"/>
    </style:style>
    <style:style style:name="T172_2" style:family="text">
      <style:text-properties style:text-underline-style="solid" style:text-underline-color="font-color"/>
    </style:style>
    <style:style style:name="T172_3" style:family="text">
      <style:text-properties style:text-underline-style="solid" style:text-underline-color="font-color"/>
    </style:style>
    <style:style style:name="T172_4" style:family="text">
      <style:text-properties style:text-underline-style="solid" style:text-underline-color="font-color"/>
    </style:style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style:text-underline-style="solid" style:text-underline-color="font-color"/>
    </style:style>
    <style:style style:name="T174_2" style:family="text">
      <style:text-properties style:text-underline-style="solid" style:text-underline-color="font-color"/>
    </style:style>
    <style:style style:name="T174_3" style:family="text">
      <style:text-properties style:text-underline-style="solid" style:text-underline-color="font-color"/>
    </style:style>
    <style:style style:name="T174_4" style:family="text">
      <style:text-properties style:text-underline-style="solid" style:text-underline-color="font-color"/>
    </style:style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P175" style:family="paragraph" style:parent-style-name="Standard">
      <style:paragraph-properties fo:break-before="auto" fo:line-height="115%" style:writing-mode="lr-tb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style:text-underline-style="solid" style:text-underline-color="font-color"/>
    </style:style>
    <style:style style:name="T176_2" style:family="text">
      <style:text-properties style:text-underline-style="solid" style:text-underline-color="font-color"/>
    </style:style>
    <style:style style:name="T176_3" style:family="text">
      <style:text-properties style:text-underline-style="solid" style:text-underline-color="font-color"/>
    </style:style>
    <style:style style:name="T176_4" style:family="text">
      <style:text-properties style:text-underline-style="solid" style:text-underline-color="font-color"/>
    </style:style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P177" style:family="paragraph" style:parent-style-name="Standard">
      <style:paragraph-properties fo:break-before="auto" fo:line-height="115%" style:writing-mode="lr-tb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style:text-underline-style="solid" style:text-underline-color="font-color"/>
    </style:style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P179" style:family="paragraph" style:parent-style-name="Standard">
      <style:paragraph-properties fo:break-before="auto" fo:line-height="115%" style:writing-mode="lr-tb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style:text-underline-style="solid" style:text-underline-color="font-color"/>
    </style:style>
    <style:style style:name="T180_2" style:family="text">
      <style:text-properties style:text-underline-style="solid" style:text-underline-color="font-color"/>
    </style:style>
    <style:style style:name="T180_3" style:family="text">
      <style:text-properties style:text-underline-style="solid" style:text-underline-color="font-color"/>
    </style:style>
    <style:style style:name="T180_4" style:family="text">
      <style:text-properties style:text-underline-style="solid" style:text-underline-color="font-color"/>
    </style:style>
    <style:style style:name="T180_5" style:family="text">
      <style:text-properties style:text-underline-style="solid" style:text-underline-color="font-color"/>
    </style:style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P181" style:family="paragraph" style:parent-style-name="Standard">
      <style:paragraph-properties fo:break-before="auto" fo:line-height="115%" style:writing-mode="lr-tb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style:text-underline-style="solid" style:text-underline-color="font-color"/>
    </style:style>
    <style:style style:name="T182_2" style:family="text">
      <style:text-properties style:text-underline-style="solid" style:text-underline-color="font-color"/>
    </style:style>
    <style:style style:name="T182_3" style:family="text">
      <style:text-properties style:text-underline-style="solid" style:text-underline-color="font-color"/>
    </style:style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</office:automatic-styles>
  <office:body>
    <office:text>
      <text:p text:style-name="P1"><text:span text:style-name="T1_1">Resumen</text:span><text:span text:style-name="T1_2"><text:s/></text:span><text:span text:style-name="T1_3">libro</text:span><text:span text:style-name="T1_4">:</text:span></text:p>
      <text:p text:style-name="P2"><text:span text:style-name="T2_1">Javascript</text:span><text:span text:style-name="T2_2">,<text:s/></text:span><text:span text:style-name="T2_3">las</text:span><text:span text:style-name="T2_4"><text:s/></text:span><text:span text:style-name="T2_5">partes</text:span><text:span text:style-name="T2_6"><text:s/></text:span><text:span text:style-name="T2_7">buenas</text:span><text:span text:style-name="T2_8">.</text:span></text:p>
      <text:p text:style-name="P3"/>
      <text:p text:style-name="P4"><text:span text:style-name="T4_1">CAPÍTULO</text:span><text:span text:style-name="T4_2"><text:s/>1.</text:span></text:p>
      <text:p text:style-name="P5"/>
      <text:p text:style-name="P6"><text:span text:style-name="T6_1">_<text:s/></text:span><text:span text:style-name="T6_2">Partes</text:span><text:span text:style-name="T6_3"><text:s/></text:span><text:span text:style-name="T6_4">buenas</text:span></text:p>
      <text:p text:style-name="P7"/>
      <text:p text:style-name="P8"><text:span text:style-name="T8_1">A</text:span><text:span text:style-name="T8_2"><text:s/></text:span><text:span text:style-name="T8_3">veces</text:span><text:span text:style-name="T8_4"><text:s/></text:span><text:span text:style-name="T8_5">los</text:span><text:span text:style-name="T8_6"><text:s/></text:span><text:span text:style-name="T8_7">diseñadores</text:span><text:span text:style-name="T8_8"><text:s/></text:span><text:span text:style-name="T8_9">de</text:span><text:span text:style-name="T8_10"><text:s/></text:span><text:span text:style-name="T8_11">lenguajes</text:span><text:span text:style-name="T8_12"><text:s/></text:span><text:span text:style-name="T8_13">cometen</text:span><text:span text:style-name="T8_14"><text:s/></text:span><text:span text:style-name="T8_15">errores</text:span><text:span text:style-name="T8_16">.</text:span><text:span text:style-name="T8_17">La</text:span><text:span text:style-name="T8_18"><text:s/></text:span><text:span text:style-name="T8_19">mayoría</text:span><text:span text:style-name="T8_20"><text:s/></text:span><text:span text:style-name="T8_21">de</text:span><text:span text:style-name="T8_22"><text:s/></text:span><text:span text:style-name="T8_23">los</text:span><text:span text:style-name="T8_24"><text:s/></text:span><text:span text:style-name="T8_25">lenguajes</text:span><text:span text:style-name="T8_26"><text:s/></text:span><text:span text:style-name="T8_27">de</text:span><text:span text:style-name="T8_28"><text:s/></text:span><text:span text:style-name="T8_29">programación</text:span><text:span text:style-name="T8_30"><text:s/></text:span><text:span text:style-name="T8_31">contienen</text:span><text:span text:style-name="T8_32"><text:s/></text:span><text:span text:style-name="T8_33">partes</text:span><text:span text:style-name="T8_34"><text:s/></text:span><text:span text:style-name="T8_35">buenas</text:span><text:span text:style-name="T8_36"><text:s/></text:span><text:span text:style-name="T8_37">y</text:span><text:span text:style-name="T8_38"><text:s/></text:span><text:span text:style-name="T8_39">partes</text:span><text:span text:style-name="T8_40"><text:s/></text:span><text:span text:style-name="T8_41">malas</text:span><text:span text:style-name="T8_42">.</text:span><text:span text:style-name="T8_43">Descubrí</text:span><text:span text:style-name="T8_44"><text:s/></text:span><text:span text:style-name="T8_45">que</text:span><text:span text:style-name="T8_46"><text:s/></text:span><text:span text:style-name="T8_47">podría</text:span><text:span text:style-name="T8_48"><text:s/></text:span><text:span text:style-name="T8_49">ser</text:span><text:span text:style-name="T8_50"><text:s/></text:span><text:span text:style-name="T8_51">un</text:span><text:span text:style-name="T8_52"><text:s/></text:span><text:span text:style-name="T8_53">mejor</text:span><text:span text:style-name="T8_54"><text:s/></text:span><text:span text:style-name="T8_55">programador</text:span><text:span text:style-name="T8_56"><text:s/></text:span><text:span text:style-name="T8_57">utilizando</text:span><text:span text:style-name="T8_58"><text:s/></text:span><text:span text:style-name="T8_59">sólo</text:span><text:span text:style-name="T8_60"><text:s/></text:span><text:span text:style-name="T8_61">las</text:span><text:span text:style-name="T8_62"><text:s/></text:span><text:span text:style-name="T8_63">partes</text:span><text:span text:style-name="T8_64"><text:s/></text:span><text:span text:style-name="T8_65">buenas</text:span><text:span text:style-name="T8_66"><text:s/></text:span><text:span text:style-name="T8_67">y</text:span><text:span text:style-name="T8_68"><text:s/></text:span><text:span text:style-name="T8_69">evitar</text:span><text:span text:style-name="T8_70"><text:s/></text:span><text:span text:style-name="T8_71">la</text:span><text:span text:style-name="T8_72"><text:s/></text:span><text:span text:style-name="T8_73">mala</text:span><text:span text:style-name="T8_74"><text:s/></text:span><text:span text:style-name="T8_75">partes</text:span><text:span text:style-name="T8_76">.<text:s/></text:span><text:span text:style-name="T8_77">Después</text:span><text:span text:style-name="T8_78"><text:s/></text:span><text:span text:style-name="T8_79">de</text:span><text:span text:style-name="T8_80"><text:s/></text:span><text:span text:style-name="T8_81">todo</text:span><text:span text:style-name="T8_82">,<text:s/>¿</text:span><text:span text:style-name="T8_83">cómo</text:span><text:span text:style-name="T8_84"><text:s/></text:span><text:span text:style-name="T8_85">se</text:span><text:span text:style-name="T8_86"><text:s/></text:span><text:span text:style-name="T8_87">puede</text:span><text:span text:style-name="T8_88"><text:s/></text:span><text:span text:style-name="T8_89">construir</text:span><text:span text:style-name="T8_90"><text:s/></text:span><text:span text:style-name="T8_91">algo</text:span><text:span text:style-name="T8_92"><text:s/></text:span><text:span text:style-name="T8_93">bueno</text:span><text:span text:style-name="T8_94"><text:s/></text:span><text:span text:style-name="T8_95">de</text:span><text:span text:style-name="T8_96"><text:s/></text:span><text:span text:style-name="T8_97">partes</text:span><text:span text:style-name="T8_98"><text:s/></text:span><text:span text:style-name="T8_99">malas</text:span><text:span text:style-name="T8_100">?</text:span></text:p>
      <text:p text:style-name="P9"><text:span text:style-name="T9_1">Cuando</text:span><text:span text:style-name="T9_2"><text:s/></text:span><text:span text:style-name="T9_3">los</text:span><text:span text:style-name="T9_4"><text:s/></text:span><text:span text:style-name="T9_5">Java</text:span><text:span text:style-name="T9_6">™<text:s/></text:span><text:span text:style-name="T9_7">applets</text:span><text:span text:style-name="T9_8"><text:s/></text:span><text:span text:style-name="T9_9">fracaso</text:span><text:span text:style-name="T9_10">,<text:s/></text:span><text:span text:style-name="T9_11">JavaScript</text:span><text:span text:style-name="T9_12"><text:s/></text:span><text:span text:style-name="T9_13">se</text:span><text:span text:style-name="T9_14"><text:s/></text:span><text:span text:style-name="T9_15">convirtió</text:span><text:span text:style-name="T9_16"><text:s/></text:span><text:span text:style-name="T9_17">en</text:span><text:span text:style-name="T9_18"><text:s/></text:span><text:span text:style-name="T9_19">el</text:span><text:span text:style-name="T9_20"><text:s/>"</text:span><text:span text:style-name="T9_21">Idioma</text:span><text:span text:style-name="T9_22"><text:s/></text:span><text:span text:style-name="T9_23">de</text:span><text:span text:style-name="T9_24"><text:s/></text:span><text:span text:style-name="T9_25">la</text:span><text:span text:style-name="T9_26"><text:s/></text:span><text:span text:style-name="T9_27">Web</text:span><text:span text:style-name="T9_28">"<text:s/></text:span><text:span text:style-name="T9_29">por</text:span><text:span text:style-name="T9_30"><text:s/></text:span><text:span text:style-name="T9_31">defecto</text:span><text:span text:style-name="T9_32">.<text:s/></text:span><text:span text:style-name="T9_33">La</text:span><text:span text:style-name="T9_34"><text:s/></text:span><text:span text:style-name="T9_35">popularidad</text:span><text:span text:style-name="T9_36"><text:s/></text:span><text:span text:style-name="T9_37">de</text:span><text:span text:style-name="T9_38"><text:s/></text:span><text:span text:style-name="T9_39">JavaScript</text:span><text:span text:style-name="T9_40"><text:s/></text:span><text:span text:style-name="T9_41">es</text:span><text:span text:style-name="T9_42"><text:s/></text:span><text:span text:style-name="T9_43">casi</text:span><text:span text:style-name="T9_44"><text:s/></text:span><text:span text:style-name="T9_45">completamente</text:span><text:span text:style-name="T9_46"><text:s/></text:span><text:span text:style-name="T9_47">independiente</text:span><text:span text:style-name="T9_48"><text:s/></text:span><text:span text:style-name="T9_49">de</text:span><text:span text:style-name="T9_50"><text:s/></text:span><text:span text:style-name="T9_51">sus</text:span><text:span text:style-name="T9_52"><text:s/></text:span><text:span text:style-name="T9_53">cualidades</text:span><text:span text:style-name="T9_54"><text:s/></text:span><text:span text:style-name="T9_55">como</text:span><text:span text:style-name="T9_56"><text:s/></text:span><text:span text:style-name="T9_57">un</text:span><text:span text:style-name="T9_58"><text:s/></text:span><text:span text:style-name="T9_59">lenguaje</text:span><text:span text:style-name="T9_60"><text:s/></text:span><text:span text:style-name="T9_61">de</text:span><text:span text:style-name="T9_62"><text:s/></text:span><text:span text:style-name="T9_63">programación</text:span><text:span text:style-name="T9_64">.</text:span></text:p>
      <text:p text:style-name="P10"><text:span text:style-name="T10_1">Al</text:span><text:span text:style-name="T10_2"><text:s/></text:span><text:span text:style-name="T10_3">centrarse</text:span><text:span text:style-name="T10_4"><text:s/></text:span><text:span text:style-name="T10_5">en</text:span><text:span text:style-name="T10_6"><text:s/></text:span><text:span text:style-name="T10_7">sólo</text:span><text:span text:style-name="T10_8"><text:s/></text:span><text:span text:style-name="T10_9">las</text:span><text:span text:style-name="T10_10"><text:s/></text:span><text:span text:style-name="T10_11">partes</text:span><text:span text:style-name="T10_12"><text:s/></text:span><text:span text:style-name="T10_13">buenas</text:span><text:span text:style-name="T10_14">,<text:s/></text:span><text:span text:style-name="T10_15">podemos</text:span><text:span text:style-name="T10_16"><text:s/></text:span><text:span text:style-name="T10_17">reducir</text:span><text:span text:style-name="T10_18"><text:s/></text:span><text:span text:style-name="T10_19">el</text:span><text:span text:style-name="T10_20"><text:s/></text:span><text:span text:style-name="T10_21">tiempo</text:span><text:span text:style-name="T10_22"><text:s/></text:span><text:span text:style-name="T10_23">de</text:span><text:span text:style-name="T10_24"><text:s/></text:span><text:span text:style-name="T10_25">aprendizaje</text:span><text:span text:style-name="T10_26">,<text:s/></text:span><text:span text:style-name="T10_27">aumentar</text:span><text:span text:style-name="T10_28"><text:s/></text:span><text:span text:style-name="T10_29">la</text:span><text:span text:style-name="T10_30"><text:s/></text:span><text:span text:style-name="T10_31">robustez</text:span><text:span text:style-name="T10_32">,</text:span><text:span text:style-name="T10_33">y</text:span><text:span text:style-name="T10_34"><text:s/></text:span><text:span text:style-name="T10_35">salvar</text:span><text:span text:style-name="T10_36"><text:s/></text:span><text:span text:style-name="T10_37">algunos</text:span><text:span text:style-name="T10_38"><text:s/></text:span><text:span text:style-name="T10_39">árboles</text:span><text:span text:style-name="T10_40">.</text:span><text:span text:style-name="T10_41">Tal</text:span><text:span text:style-name="T10_42"><text:s/></text:span><text:span text:style-name="T10_43">vez</text:span><text:span text:style-name="T10_44"><text:s/></text:span><text:span text:style-name="T10_45">el</text:span><text:span text:style-name="T10_46"><text:s/></text:span><text:span text:style-name="T10_47">mayor</text:span><text:span text:style-name="T10_48"><text:s/></text:span><text:span text:style-name="T10_49">beneficio</text:span><text:span text:style-name="T10_50"><text:s/></text:span><text:span text:style-name="T10_51">de</text:span><text:span text:style-name="T10_52"><text:s/></text:span><text:span text:style-name="T10_53">estudiar</text:span><text:span text:style-name="T10_54"><text:s/></text:span><text:span text:style-name="T10_55">las</text:span><text:span text:style-name="T10_56"><text:s/></text:span><text:span text:style-name="T10_57">partes</text:span><text:span text:style-name="T10_58"><text:s/></text:span><text:span text:style-name="T10_59">buenas</text:span><text:span text:style-name="T10_60"><text:s/></text:span><text:span text:style-name="T10_61">es</text:span><text:span text:style-name="T10_62"><text:s/></text:span><text:span text:style-name="T10_63">que</text:span><text:span text:style-name="T10_64"><text:s/></text:span><text:span text:style-name="T10_65">se</text:span><text:span text:style-name="T10_66"><text:s/></text:span><text:span text:style-name="T10_67">puede</text:span><text:span text:style-name="T10_68"><text:s/></text:span><text:span text:style-name="T10_69">evitar</text:span><text:span text:style-name="T10_70"><text:s/></text:span><text:span text:style-name="T10_71">la</text:span><text:span text:style-name="T10_72"><text:s/></text:span><text:span text:style-name="T10_73">necesidad</text:span><text:span text:style-name="T10_74"><text:s/></text:span><text:span text:style-name="T10_75">desaprender</text:span><text:span text:style-name="T10_76"><text:s/></text:span><text:span text:style-name="T10_77">las</text:span><text:span text:style-name="T10_78"><text:s/></text:span><text:span text:style-name="T10_79">partes</text:span><text:span text:style-name="T10_80"><text:s/></text:span><text:span text:style-name="T10_81">malas</text:span><text:span text:style-name="T10_82">.<text:s/></text:span><text:span text:style-name="T10_83">Desaprender</text:span><text:span text:style-name="T10_84"><text:s/></text:span><text:span text:style-name="T10_85">malos</text:span><text:span text:style-name="T10_86"><text:s/></text:span><text:span text:style-name="T10_87">patrones</text:span><text:span text:style-name="T10_88"><text:s/></text:span><text:span text:style-name="T10_89">es</text:span><text:span text:style-name="T10_90"><text:s/></text:span><text:span text:style-name="T10_91">muy</text:span><text:span text:style-name="T10_92"><text:s/></text:span><text:span text:style-name="T10_93">difícil</text:span><text:span text:style-name="T10_94">.<text:s/></text:span><text:span text:style-name="T10_95">Es</text:span><text:span text:style-name="T10_96"><text:s/></text:span><text:span text:style-name="T10_97">una</text:span><text:span text:style-name="T10_98"><text:s/></text:span><text:span text:style-name="T10_99">tarea</text:span><text:span text:style-name="T10_100"><text:s/></text:span><text:span text:style-name="T10_101">dolorosa</text:span><text:span text:style-name="T10_102"><text:s/></text:span><text:span text:style-name="T10_103">que</text:span><text:span text:style-name="T10_104"><text:s/></text:span><text:span text:style-name="T10_105">la</text:span><text:span text:style-name="T10_106"><text:s/></text:span><text:span text:style-name="T10_107">mayoría</text:span><text:span text:style-name="T10_108"><text:s/></text:span><text:span text:style-name="T10_109">de</text:span><text:span text:style-name="T10_110"><text:s/></text:span><text:span text:style-name="T10_111">nosotros</text:span><text:span text:style-name="T10_112"><text:s/></text:span><text:span text:style-name="T10_113">nos</text:span><text:span text:style-name="T10_114"><text:s/></text:span><text:span text:style-name="T10_115">enfrentamos</text:span><text:span text:style-name="T10_116"><text:s/></text:span><text:span text:style-name="T10_117">con</text:span><text:span text:style-name="T10_118"><text:s/></text:span><text:span text:style-name="T10_119">extrema</text:span><text:span text:style-name="T10_120"><text:s/></text:span><text:span text:style-name="T10_121">renuencia</text:span><text:span text:style-name="T10_122">.</text:span></text:p>
      <text:p text:style-name="P11"><text:span text:style-name="T11_1">JavaScript</text:span><text:span text:style-name="T11_2"><text:s/></text:span><text:span text:style-name="T11_3">es</text:span><text:span text:style-name="T11_4"><text:s/></text:span><text:span text:style-name="T11_5">un</text:span><text:span text:style-name="T11_6"><text:s/></text:span><text:span text:style-name="T11_7">lenguaje</text:span><text:span text:style-name="T11_8"><text:s/></text:span><text:span text:style-name="T11_9">importante</text:span><text:span text:style-name="T11_10"><text:s/></text:span><text:span text:style-name="T11_11">porque</text:span><text:span text:style-name="T11_12"><text:s/></text:span><text:span text:style-name="T11_13">es</text:span><text:span text:style-name="T11_14"><text:s/></text:span><text:span text:style-name="T11_15">el</text:span><text:span text:style-name="T11_16"><text:s/></text:span><text:span text:style-name="T11_17">lenguaje</text:span><text:span text:style-name="T11_18"><text:s/></text:span><text:span text:style-name="T11_19">del</text:span><text:span text:style-name="T11_20"><text:s/></text:span><text:span text:style-name="T11_21">navegador</text:span><text:span text:style-name="T11_22"><text:s/></text:span><text:span text:style-name="T11_23">web</text:span><text:span text:style-name="T11_24">.<text:s/></text:span><text:span text:style-name="T11_25">Su</text:span></text:p>
      <text:p text:style-name="P12"><text:span text:style-name="T12_1">asociación</text:span><text:span text:style-name="T12_2"><text:s/></text:span><text:span text:style-name="T12_3">con</text:span><text:span text:style-name="T12_4"><text:s/></text:span><text:span text:style-name="T12_5">el</text:span><text:span text:style-name="T12_6"><text:s/></text:span><text:span text:style-name="T12_7">navegador</text:span><text:span text:style-name="T12_8"><text:s/></text:span><text:span text:style-name="T12_9">hace</text:span><text:span text:style-name="T12_10"><text:s/></text:span><text:span text:style-name="T12_11">que</text:span><text:span text:style-name="T12_12"><text:s/></text:span><text:span text:style-name="T12_13">sea</text:span><text:span text:style-name="T12_14"><text:s/></text:span><text:span text:style-name="T12_15">uno</text:span><text:span text:style-name="T12_16"><text:s/></text:span><text:span text:style-name="T12_17">de</text:span><text:span text:style-name="T12_18"><text:s/></text:span><text:span text:style-name="T12_19">los</text:span><text:span text:style-name="T12_20"><text:s/></text:span><text:span text:style-name="T12_21">lenguajes</text:span><text:span text:style-name="T12_22"><text:s/></text:span><text:span text:style-name="T12_23">de</text:span><text:span text:style-name="T12_24"><text:s/></text:span><text:span text:style-name="T12_25">programación</text:span><text:span text:style-name="T12_26"><text:s/></text:span><text:span text:style-name="T12_27">más</text:span><text:span text:style-name="T12_28"><text:s/></text:span><text:span text:style-name="T12_29">populares</text:span><text:span text:style-name="T12_30"><text:s/></text:span><text:span text:style-name="T12_31">en</text:span><text:span text:style-name="T12_32"><text:s/></text:span><text:span text:style-name="T12_33">el</text:span><text:span text:style-name="T12_34"><text:s/></text:span><text:span text:style-name="T12_35">mundo</text:span><text:span text:style-name="T12_36">.<text:s/></text:span><text:span text:style-name="T12_37">Lo</text:span><text:span text:style-name="T12_38"><text:s/></text:span><text:span text:style-name="T12_39">sorprendente</text:span><text:span text:style-name="T12_40"><text:s/></text:span><text:span text:style-name="T12_41">de</text:span><text:span text:style-name="T12_42"><text:s/></text:span><text:span text:style-name="T12_43">JavaScript</text:span><text:span text:style-name="T12_44"><text:s/></text:span><text:span text:style-name="T12_45">es</text:span><text:span text:style-name="T12_46"><text:s/></text:span><text:span text:style-name="T12_47">que</text:span><text:span text:style-name="T12_48"><text:s/></text:span><text:span text:style-name="T12_49">es</text:span><text:span text:style-name="T12_50"><text:s/></text:span><text:span text:style-name="T12_51">posible</text:span><text:span text:style-name="T12_52"><text:s/></text:span><text:span text:style-name="T12_53">conseguir</text:span><text:span text:style-name="T12_54"><text:s/></text:span><text:span text:style-name="T12_55">el</text:span><text:span text:style-name="T12_56"><text:s/></text:span><text:span text:style-name="T12_57">trabajo</text:span><text:span text:style-name="T12_58"><text:s/></text:span><text:span text:style-name="T12_59">hecho</text:span><text:span text:style-name="T12_60"><text:s/></text:span><text:span text:style-name="T12_61">con</text:span><text:span text:style-name="T12_62"><text:s/></text:span><text:span text:style-name="T12_63">lenguaje</text:span><text:span text:style-name="T12_64"><text:s/></text:span><text:span text:style-name="T12_65">sin</text:span><text:span text:style-name="T12_66"><text:s/></text:span><text:span text:style-name="T12_67">saber</text:span><text:span text:style-name="T12_68"><text:s/></text:span><text:span text:style-name="T12_69">mucho</text:span><text:span text:style-name="T12_70"><text:s/></text:span><text:span text:style-name="T12_71">sobre</text:span><text:span text:style-name="T12_72"><text:s/></text:span><text:span text:style-name="T12_73">él</text:span><text:span text:style-name="T12_74">,<text:s/></text:span><text:span text:style-name="T12_75">o</text:span><text:span text:style-name="T12_76"><text:s/></text:span><text:span text:style-name="T12_77">incluso</text:span><text:span text:style-name="T12_78"><text:s/></text:span><text:span text:style-name="T12_79">saber</text:span><text:span text:style-name="T12_80"><text:s/></text:span><text:span text:style-name="T12_81">mucho</text:span><text:span text:style-name="T12_82"><text:s/></text:span><text:span text:style-name="T12_83">acerca</text:span><text:span text:style-name="T12_84"><text:s/></text:span><text:span text:style-name="T12_85">de</text:span><text:span text:style-name="T12_86"><text:s/></text:span><text:span text:style-name="T12_87">la</text:span><text:span text:style-name="T12_88"><text:s/></text:span><text:span text:style-name="T12_89">programación</text:span><text:span text:style-name="T12_90">.</text:span></text:p>
      <text:p text:style-name="P13"/>
      <text:p text:style-name="P14"><text:span text:style-name="T14_1">Las</text:span><text:span text:style-name="T14_2"><text:s/></text:span><text:span text:style-name="T14_3">muy</text:span><text:span text:style-name="T14_4"><text:s/></text:span><text:span text:style-name="T14_5">buenas</text:span><text:span text:style-name="T14_6"><text:s/></text:span><text:span text:style-name="T14_7">ideas</text:span><text:span text:style-name="T14_8"><text:s/></text:span><text:span text:style-name="T14_9">incluyen</text:span><text:span text:style-name="T14_10"><text:s/></text:span><text:span text:style-name="T14_11">funciones</text:span><text:span text:style-name="T14_12">,<text:s/></text:span><text:span text:style-name="T14_13">mecanografía</text:span><text:span text:style-name="T14_14"><text:s/></text:span><text:span text:style-name="T14_15">suelta</text:span><text:span text:style-name="T14_16">,<text:s/></text:span><text:span text:style-name="T14_17">objetos</text:span><text:span text:style-name="T14_18"><text:s/></text:span><text:span text:style-name="T14_19">dinámicos</text:span><text:span text:style-name="T14_20">,<text:s/></text:span><text:span text:style-name="T14_21">y</text:span><text:span text:style-name="T14_22"><text:s/></text:span><text:span text:style-name="T14_23">una</text:span><text:span text:style-name="T14_24"><text:s/></text:span><text:span text:style-name="T14_25">notación</text:span><text:span text:style-name="T14_26"><text:s/></text:span><text:span text:style-name="T14_27">literal</text:span><text:span text:style-name="T14_28"><text:s/></text:span><text:span text:style-name="T14_29">objeto</text:span><text:span text:style-name="T14_30"><text:s/></text:span><text:span text:style-name="T14_31">expresivo</text:span><text:span text:style-name="T14_32">.<text:s/></text:span><text:span text:style-name="T14_33">Las</text:span><text:span text:style-name="T14_34"><text:s/></text:span><text:span text:style-name="T14_35">malas</text:span><text:span text:style-name="T14_36"><text:s/></text:span><text:span text:style-name="T14_37">ideas</text:span><text:span text:style-name="T14_38"><text:s/></text:span><text:span text:style-name="T14_39">incluyen</text:span><text:span text:style-name="T14_40"><text:s/></text:span><text:span text:style-name="T14_41">un</text:span><text:span text:style-name="T14_42"><text:s/></text:span><text:span text:style-name="T14_43">modelo</text:span><text:span text:style-name="T14_44"><text:s/></text:span><text:span text:style-name="T14_45">de</text:span><text:span text:style-name="T14_46"><text:s/></text:span><text:span text:style-name="T14_47">programación</text:span><text:span text:style-name="T14_48"><text:s/></text:span><text:span text:style-name="T14_49">basado</text:span><text:span text:style-name="T14_50"><text:s/></text:span><text:span text:style-name="T14_51">en</text:span><text:span text:style-name="T14_52"><text:s/></text:span><text:span text:style-name="T14_53">variables</text:span><text:span text:style-name="T14_54"><text:s/></text:span><text:span text:style-name="T14_55">globales</text:span><text:span text:style-name="T14_56">.<text:s/></text:span><text:span text:style-name="T14_57">JavaScript</text:span><text:span text:style-name="T14_58"><text:s/></text:span><text:span text:style-name="T14_59">es</text:span><text:span text:style-name="T14_60"><text:s/></text:span><text:span text:style-name="T14_61">un</text:span><text:span text:style-name="T14_62"><text:s/></text:span><text:span text:style-name="T14_63">lenguaje</text:span><text:span text:style-name="T14_64"><text:s/></text:span><text:span text:style-name="T14_65">de</text:span><text:span text:style-name="T14_66"><text:s/></text:span><text:span text:style-name="T14_67">programación</text:span><text:span text:style-name="T14_68"><text:s/></text:span><text:span text:style-name="T14_69">relajado</text:span><text:span text:style-name="T14_70"><text:s/></text:span><text:span text:style-name="T14_71">escrito</text:span><text:span text:style-name="T14_72">,<text:s/></text:span><text:span text:style-name="T14_73">por</text:span><text:span text:style-name="T14_74"><text:s/></text:span><text:span text:style-name="T14_75">lo</text:span><text:span text:style-name="T14_76"><text:s/></text:span><text:span text:style-name="T14_77">que</text:span><text:span text:style-name="T14_78"><text:s/></text:span><text:span text:style-name="T14_79">los</text:span><text:span text:style-name="T14_80"><text:s/></text:span><text:span text:style-name="T14_81">compiladores</text:span><text:span text:style-name="T14_82"><text:s/></text:span><text:span text:style-name="T14_83">de</text:span><text:span text:style-name="T14_84"><text:s/></text:span><text:span text:style-name="T14_85">JavaScript</text:span><text:span text:style-name="T14_86"><text:s/></text:span><text:span text:style-name="T14_87">son</text:span><text:span text:style-name="T14_88"><text:s/></text:span><text:span text:style-name="T14_89">incapaces</text:span><text:span text:style-name="T14_90"><text:s/></text:span><text:span text:style-name="T14_91">de</text:span><text:span text:style-name="T14_92"><text:s/></text:span><text:span text:style-name="T14_93">detectar</text:span><text:span text:style-name="T14_94"><text:s/></text:span><text:span text:style-name="T14_95">errores</text:span><text:span text:style-name="T14_96"><text:s/></text:span><text:span text:style-name="T14_97">de</text:span><text:span text:style-name="T14_98"><text:s/></text:span><text:span text:style-name="T14_99">tipo</text:span><text:span text:style-name="T14_100">.</text:span></text:p>
      <text:p text:style-name="P15"><text:span text:style-name="T15_1">JavaScript</text:span><text:span text:style-name="T15_2"><text:s/></text:span><text:span text:style-name="T15_3">tiene</text:span><text:span text:style-name="T15_4"><text:s/></text:span><text:span text:style-name="T15_5">una</text:span><text:span text:style-name="T15_6"><text:s/></text:span><text:span text:style-name="T15_7">muy</text:span><text:span text:style-name="T15_8"><text:s/></text:span><text:span text:style-name="T15_9">poderosa</text:span><text:span text:style-name="T15_10"><text:s/></text:span><text:span text:style-name="T15_11">notación</text:span><text:span text:style-name="T15_12"><text:s/></text:span><text:span text:style-name="T15_13">literal</text:span><text:span text:style-name="T15_14"><text:s/></text:span><text:span text:style-name="T15_15">de</text:span><text:span text:style-name="T15_16"><text:s/></text:span><text:span text:style-name="T15_17">objetos</text:span><text:span text:style-name="T15_18">.<text:s/></text:span><text:span text:style-name="T15_19">Los</text:span><text:span text:style-name="T15_20"><text:s/></text:span><text:span text:style-name="T15_21">objetos</text:span><text:span text:style-name="T15_22"><text:s/></text:span><text:span text:style-name="T15_23">pueden</text:span><text:span text:style-name="T15_24"><text:s/></text:span><text:span text:style-name="T15_25">ser</text:span><text:span text:style-name="T15_26"><text:s/></text:span><text:span text:style-name="T15_27">creados</text:span><text:span text:style-name="T15_28"><text:s/></text:span><text:span text:style-name="T15_29">simplemente</text:span><text:span text:style-name="T15_30"><text:s/></text:span><text:span text:style-name="T15_31">haciendo</text:span><text:span text:style-name="T15_32"><text:s/></text:span><text:span text:style-name="T15_33">una</text:span><text:span text:style-name="T15_34"><text:s/></text:span><text:span text:style-name="T15_35">lista</text:span><text:span text:style-name="T15_36"><text:s/></text:span><text:span text:style-name="T15_37">de</text:span><text:span text:style-name="T15_38"><text:s/></text:span><text:span text:style-name="T15_39">sus</text:span><text:span text:style-name="T15_40"><text:s/></text:span><text:span text:style-name="T15_41">componentes</text:span><text:span text:style-name="T15_42">.<text:s/></text:span><text:span text:style-name="T15_43">Esta</text:span><text:span text:style-name="T15_44"><text:s/></text:span><text:span text:style-name="T15_45">anotación</text:span><text:span text:style-name="T15_46"><text:s/></text:span><text:span text:style-name="T15_47">fue</text:span><text:span text:style-name="T15_48"><text:s/></text:span><text:span text:style-name="T15_49">la</text:span><text:span text:style-name="T15_50"><text:s/></text:span><text:span text:style-name="T15_51">inspiración</text:span><text:span text:style-name="T15_52"><text:s/></text:span><text:span text:style-name="T15_53">para</text:span><text:span text:style-name="T15_54"><text:s/></text:span><text:span text:style-name="T15_55">JSON</text:span><text:span text:style-name="T15_56">,<text:s/></text:span><text:span text:style-name="T15_57">el</text:span><text:span text:style-name="T15_58"><text:s/></text:span><text:span text:style-name="T15_59">formato</text:span><text:span text:style-name="T15_60"><text:s/></text:span><text:span text:style-name="T15_61">de</text:span><text:span text:style-name="T15_62"><text:s/></text:span><text:span text:style-name="T15_63">intercambio</text:span><text:span text:style-name="T15_64"><text:s/></text:span><text:span text:style-name="T15_65">de</text:span><text:span text:style-name="T15_66"><text:s/></text:span><text:span text:style-name="T15_67">datos</text:span><text:span text:style-name="T15_68">.</text:span></text:p>
      <text:p text:style-name="P16"><text:span text:style-name="T16_1">Una</text:span><text:span text:style-name="T16_2"><text:s/></text:span><text:span text:style-name="T16_3">característica</text:span><text:span text:style-name="T16_4"><text:s/></text:span><text:span text:style-name="T16_5">controversial</text:span><text:span text:style-name="T16_6"><text:s/></text:span><text:span text:style-name="T16_7">de</text:span><text:span text:style-name="T16_8"><text:s/></text:span><text:span text:style-name="T16_9">JavaScript</text:span><text:span text:style-name="T16_10"><text:s/></text:span><text:span text:style-name="T16_11">es</text:span><text:span text:style-name="T16_12"><text:s/></text:span><text:span text:style-name="T16_13">la</text:span><text:span text:style-name="T16_14"><text:s/></text:span><text:span text:style-name="T16_15">herencias</text:span><text:span text:style-name="T16_16"><text:s/></text:span><text:span text:style-name="T16_17">de</text:span><text:span text:style-name="T16_18"><text:s/></text:span><text:span text:style-name="T16_19">prototipos</text:span><text:span text:style-name="T16_20">.<text:s/></text:span><text:span text:style-name="T16_21">JavaScript</text:span><text:span text:style-name="T16_22"><text:s/></text:span><text:span text:style-name="T16_23">tiene</text:span><text:span text:style-name="T16_24"><text:s/></text:span><text:span text:style-name="T16_25">un</text:span><text:span text:style-name="T16_26"><text:s/></text:span><text:span text:style-name="T16_27">sistema</text:span><text:span text:style-name="T16_28"><text:s/></text:span><text:span text:style-name="T16_29">de</text:span><text:span text:style-name="T16_30"><text:s/></text:span><text:span text:style-name="T16_31">objetos</text:span><text:span text:style-name="T16_32"><text:s/></text:span><text:span text:style-name="T16_33">libres</text:span><text:span text:style-name="T16_34"><text:s/></text:span><text:span text:style-name="T16_35">de</text:span><text:span text:style-name="T16_36"><text:s/></text:span><text:span text:style-name="T16_37">clase</text:span><text:span text:style-name="T16_38"><text:s/></text:span><text:span text:style-name="T16_39">en</text:span><text:span text:style-name="T16_40"><text:s/></text:span><text:span text:style-name="T16_41">la</text:span><text:span text:style-name="T16_42"><text:s/></text:span><text:span text:style-name="T16_43">que</text:span><text:span text:style-name="T16_44"><text:s/></text:span><text:span text:style-name="T16_45">los</text:span><text:span text:style-name="T16_46"><text:s/></text:span><text:span text:style-name="T16_47">objetos</text:span><text:span text:style-name="T16_48"><text:s/></text:span><text:span text:style-name="T16_49">heredan</text:span><text:span text:style-name="T16_50"><text:s/></text:span><text:span text:style-name="T16_51">las</text:span><text:span text:style-name="T16_52"><text:s/></text:span><text:span text:style-name="T16_53">propiedades</text:span><text:span text:style-name="T16_54"><text:s/></text:span><text:span text:style-name="T16_55">directamente</text:span><text:span text:style-name="T16_56"><text:s/></text:span><text:span text:style-name="T16_57">de</text:span><text:span text:style-name="T16_58"><text:s/></text:span><text:span text:style-name="T16_59">otros</text:span><text:span text:style-name="T16_60"><text:s/></text:span><text:span text:style-name="T16_61">objetos</text:span><text:span text:style-name="T16_62">.<text:s/></text:span><text:span text:style-name="T16_63">Este</text:span><text:span text:style-name="T16_64"><text:s/></text:span><text:span text:style-name="T16_65">es</text:span><text:span text:style-name="T16_66"><text:s/></text:span><text:span text:style-name="T16_67">realmente</text:span><text:span text:style-name="T16_68"><text:s/></text:span><text:span text:style-name="T16_69">de</text:span><text:span text:style-name="T16_70"><text:s/></text:span><text:span text:style-name="T16_71">gran</text:span><text:span text:style-name="T16_72"><text:s/></text:span><text:span text:style-name="T16_73">alcance</text:span><text:span text:style-name="T16_74">,<text:s/></text:span><text:span text:style-name="T16_75">pero</text:span><text:span text:style-name="T16_76"><text:s/></text:span><text:span text:style-name="T16_77">es</text:span><text:span text:style-name="T16_78"><text:s/></text:span><text:span text:style-name="T16_79">poco</text:span><text:span text:style-name="T16_80"><text:s/></text:span><text:span text:style-name="T16_81">familiar</text:span><text:span text:style-name="T16_82"><text:s/></text:span><text:span text:style-name="T16_83">para</text:span><text:span text:style-name="T16_84"><text:s/></text:span><text:span text:style-name="T16_85">los</text:span><text:span text:style-name="T16_86"><text:s/></text:span><text:span text:style-name="T16_87">programadores</text:span><text:span text:style-name="T16_88"><text:s/></text:span><text:span text:style-name="T16_89">de</text:span><text:span text:style-name="T16_90"><text:s/></text:span><text:span text:style-name="T16_91">formación</text:span><text:span text:style-name="T16_92"><text:s/></text:span><text:span text:style-name="T16_93">clásica</text:span><text:span text:style-name="T16_94">.<text:s/></text:span><text:span text:style-name="T16_95">Si</text:span><text:span text:style-name="T16_96"><text:s/></text:span><text:span text:style-name="T16_97">intentan</text:span><text:span text:style-name="T16_98"><text:s/></text:span><text:span text:style-name="T16_99">aplicar</text:span><text:span text:style-name="T16_100"><text:s/></text:span><text:span text:style-name="T16_101">los</text:span><text:span text:style-name="T16_102"><text:s/></text:span><text:span text:style-name="T16_103">patrones</text:span><text:span text:style-name="T16_104"><text:s/></text:span><text:span text:style-name="T16_105">de</text:span><text:span text:style-name="T16_106"><text:s/></text:span><text:span text:style-name="T16_107">diseño</text:span><text:span text:style-name="T16_108"><text:s/></text:span><text:span text:style-name="T16_109">clásicos</text:span><text:span text:style-name="T16_110"><text:s/></text:span><text:span text:style-name="T16_111">directamente</text:span><text:span text:style-name="T16_112"><text:s/></text:span><text:span text:style-name="T16_113">a</text:span><text:span text:style-name="T16_114"><text:s/></text:span><text:span text:style-name="T16_115">JavaScript</text:span><text:span text:style-name="T16_116">,<text:s/></text:span><text:span text:style-name="T16_117">estarás</text:span><text:span text:style-name="T16_118"><text:s/></text:span><text:span text:style-name="T16_119">frustrado</text:span><text:span text:style-name="T16_120">,<text:s/></text:span><text:span text:style-name="T16_121">pero</text:span><text:span text:style-name="T16_122"><text:s/></text:span><text:span text:style-name="T16_123">si</text:span><text:span text:style-name="T16_124"><text:s/></text:span><text:span text:style-name="T16_125">aprendes</text:span><text:span text:style-name="T16_126"><text:s/></text:span><text:span text:style-name="T16_127">a</text:span><text:span text:style-name="T16_128"><text:s/></text:span><text:span text:style-name="T16_129">trabajar</text:span><text:span text:style-name="T16_130"><text:s/></text:span><text:span text:style-name="T16_131">con</text:span><text:span text:style-name="T16_132"><text:s/></text:span><text:span text:style-name="T16_133">la</text:span><text:span text:style-name="T16_134"><text:s/></text:span><text:span text:style-name="T16_135">naturaleza</text:span><text:span text:style-name="T16_136"><text:s/></text:span><text:span text:style-name="T16_137">prototípica</text:span><text:span text:style-name="T16_138"><text:s/></text:span><text:span text:style-name="T16_139">de</text:span><text:span text:style-name="T16_140"><text:s/></text:span><text:span text:style-name="T16_141">JavaScript</text:span><text:span text:style-name="T16_142">,<text:s/></text:span><text:span text:style-name="T16_143">serán</text:span><text:span text:style-name="T16_144"><text:s/></text:span><text:span text:style-name="T16_145">recompensados</text:span><text:span text:style-name="T16_146"><text:s/></text:span><text:span text:style-name="T16_147">sus</text:span><text:span text:style-name="T16_148"><text:s/></text:span><text:span text:style-name="T16_149">esfuerzos</text:span><text:span text:style-name="T16_150">.</text:span></text:p>
      <text:p text:style-name="P17"/>
      <text:p text:style-name="P18"><text:span text:style-name="T18_1">JavaScript</text:span><text:span text:style-name="T18_2"><text:s/></text:span><text:span text:style-name="T18_3">depende</text:span><text:span text:style-name="T18_4"><text:s/></text:span><text:span text:style-name="T18_5">de</text:span><text:span text:style-name="T18_6"><text:s/></text:span><text:span text:style-name="T18_7">variables</text:span><text:span text:style-name="T18_8"><text:s/></text:span><text:span text:style-name="T18_9">globales</text:span><text:span text:style-name="T18_10"><text:s/></text:span><text:span text:style-name="T18_11">para</text:span><text:span text:style-name="T18_12"><text:s/></text:span><text:span text:style-name="T18_13">la</text:span><text:span text:style-name="T18_14"><text:s/></text:span><text:span text:style-name="T18_15">vinculación</text:span><text:span text:style-name="T18_16">.<text:s/></text:span><text:span text:style-name="T18_17">Todas</text:span><text:span text:style-name="T18_18"><text:s/></text:span><text:span text:style-name="T18_19">las</text:span><text:span text:style-name="T18_20"><text:s/></text:span><text:span text:style-name="T18_21">variables</text:span><text:span text:style-name="T18_22"><text:s/></text:span><text:span text:style-name="T18_23">de</text:span><text:span text:style-name="T18_24"><text:s/></text:span><text:span text:style-name="T18_25">alto</text:span><text:span text:style-name="T18_26"><text:s/></text:span><text:span text:style-name="T18_27">nivel</text:span><text:span text:style-name="T18_28"><text:s/></text:span><text:span text:style-name="T18_29">de</text:span><text:span text:style-name="T18_30"><text:s/></text:span><text:span text:style-name="T18_31">todas</text:span><text:span text:style-name="T18_32"><text:s/></text:span><text:span text:style-name="T18_33">las</text:span><text:span text:style-name="T18_34"><text:s/></text:span><text:span text:style-name="T18_35">unidades</text:span><text:span text:style-name="T18_36"><text:s/></text:span><text:span text:style-name="T18_37">de</text:span><text:span text:style-name="T18_38"><text:s/></text:span><text:span text:style-name="T18_39">compilación</text:span><text:span text:style-name="T18_40"><text:s/></text:span><text:span text:style-name="T18_41">son</text:span><text:span text:style-name="T18_42"><text:s/></text:span><text:span text:style-name="T18_43">lanzados</text:span><text:span text:style-name="T18_44"><text:s/></text:span><text:span text:style-name="T18_45">juntos</text:span><text:span text:style-name="T18_46"><text:s/></text:span><text:span text:style-name="T18_47">en</text:span><text:span text:style-name="T18_48"><text:s/></text:span><text:span text:style-name="T18_49">un</text:span><text:span text:style-name="T18_50"><text:s/></text:span><text:span text:style-name="T18_51">espacio</text:span><text:span text:style-name="T18_52"><text:s/></text:span><text:span text:style-name="T18_53">de</text:span><text:span text:style-name="T18_54"><text:s/></text:span><text:span text:style-name="T18_55">nombres</text:span><text:span text:style-name="T18_56"><text:s/></text:span><text:span text:style-name="T18_57">común</text:span><text:span text:style-name="T18_58"><text:s/></text:span><text:span text:style-name="T18_59">que</text:span><text:span text:style-name="T18_60"><text:s/></text:span><text:span text:style-name="T18_61">se</text:span><text:span text:style-name="T18_62"><text:s/></text:span><text:span text:style-name="T18_63">llama</text:span><text:span text:style-name="T18_64"><text:s/></text:span><text:span text:style-name="T18_65">el</text:span><text:span text:style-name="T18_66"><text:s/></text:span><text:span text:style-name="T18_67">objeto</text:span><text:span text:style-name="T18_68"><text:s/></text:span><text:span text:style-name="T18_69">global</text:span><text:span text:style-name="T18_70">.<text:s/></text:span><text:span text:style-name="T18_71">Esta</text:span><text:span text:style-name="T18_72"><text:s/></text:span><text:span text:style-name="T18_73">es</text:span><text:span text:style-name="T18_74"><text:s/></text:span><text:span text:style-name="T18_75">una</text:span><text:span text:style-name="T18_76"><text:s/></text:span><text:span text:style-name="T18_77">mala</text:span><text:span text:style-name="T18_78"><text:s/></text:span><text:span text:style-name="T18_79">cosa</text:span><text:span text:style-name="T18_80">,<text:s/></text:span><text:span text:style-name="T18_81">porque</text:span><text:span text:style-name="T18_82"><text:s/></text:span><text:span text:style-name="T18_83">las</text:span><text:span text:style-name="T18_84"><text:s/></text:span><text:span text:style-name="T18_85">variables</text:span><text:span text:style-name="T18_86"><text:s/></text:span><text:span text:style-name="T18_87">globales</text:span><text:span text:style-name="T18_88"><text:s/></text:span><text:span text:style-name="T18_89">son</text:span><text:span text:style-name="T18_90"><text:s/></text:span><text:span text:style-name="T18_91">malas</text:span><text:span text:style-name="T18_92">,<text:s/></text:span><text:span text:style-name="T18_93">y</text:span><text:span text:style-name="T18_94"><text:s/></text:span><text:span text:style-name="T18_95">en</text:span><text:span text:style-name="T18_96"><text:s/></text:span><text:span text:style-name="T18_97">JavaScript</text:span><text:span text:style-name="T18_98"><text:s/></text:span><text:span text:style-name="T18_99">son</text:span><text:span text:style-name="T18_100"><text:s/></text:span><text:span text:style-name="T18_101">fundamentales</text:span><text:span text:style-name="T18_102">.<text:s/></text:span><text:span text:style-name="T18_103">Afortunadamente</text:span><text:span text:style-name="T18_104">,<text:s/></text:span><text:span text:style-name="T18_105">como</text:span><text:span text:style-name="T18_106"><text:s/></text:span><text:span text:style-name="T18_107">veremos</text:span><text:span text:style-name="T18_108">,<text:s/></text:span><text:span text:style-name="T18_109">JavaScript</text:span><text:span text:style-name="T18_110"><text:s/></text:span><text:span text:style-name="T18_111">también</text:span><text:span text:style-name="T18_112"><text:s/></text:span><text:span text:style-name="T18_113">nos</text:span><text:span text:style-name="T18_114"><text:s/></text:span><text:span text:style-name="T18_115">da</text:span><text:span text:style-name="T18_116"><text:s/></text:span><text:span text:style-name="T18_117">las</text:span><text:span text:style-name="T18_118"><text:s/></text:span><text:span text:style-name="T18_119">herramientas</text:span><text:span text:style-name="T18_120"><text:s/></text:span><text:span text:style-name="T18_121">para</text:span><text:span text:style-name="T18_122"><text:s/></text:span><text:span text:style-name="T18_123">mitigar</text:span><text:span text:style-name="T18_124"><text:s/></text:span><text:span text:style-name="T18_125">este</text:span><text:span text:style-name="T18_126"><text:s/></text:span><text:span text:style-name="T18_127">problema</text:span><text:span text:style-name="T18_128">.</text:span></text:p>
      <text:p text:style-name="P19"><text:span text:style-name="T19_1">Apéndice</text:span><text:span text:style-name="T19_2"><text:s/></text:span><text:span text:style-name="T19_3">C</text:span><text:span text:style-name="T19_4"><text:s/></text:span><text:span text:style-name="T19_5">describe</text:span><text:span text:style-name="T19_6"><text:s/></text:span><text:span text:style-name="T19_7">una</text:span><text:span text:style-name="T19_8"><text:s/></text:span><text:span text:style-name="T19_9">herramienta</text:span><text:span text:style-name="T19_10"><text:s/></text:span><text:span text:style-name="T19_11">de</text:span><text:span text:style-name="T19_12"><text:s/></text:span><text:span text:style-name="T19_13">programación</text:span><text:span text:style-name="T19_14"><text:s/></text:span><text:span text:style-name="T19_15">llamado</text:span><text:span text:style-name="T19_16"><text:s/></text:span><text:span text:style-name="T19_17">JSLint</text:span><text:span text:style-name="T19_18">,<text:s/></text:span><text:span text:style-name="T19_19">un</text:span><text:span text:style-name="T19_20"><text:s/></text:span><text:span text:style-name="T19_21">analizador</text:span><text:span text:style-name="T19_22"><text:s/></text:span><text:span text:style-name="T19_23">de</text:span><text:span text:style-name="T19_24"><text:s/></text:span><text:span text:style-name="T19_25">JavaScript</text:span><text:span text:style-name="T19_26"><text:s/></text:span><text:span text:style-name="T19_27">que</text:span><text:span text:style-name="T19_28"><text:s/></text:span><text:span text:style-name="T19_29">puede</text:span><text:span text:style-name="T19_30"><text:s/></text:span><text:span text:style-name="T19_31">analizar</text:span><text:span text:style-name="T19_32"><text:s/></text:span><text:span text:style-name="T19_33">un</text:span><text:span text:style-name="T19_34"><text:s/></text:span><text:span text:style-name="T19_35">programa</text:span><text:span text:style-name="T19_36"><text:s/></text:span><text:span text:style-name="T19_37">JavaScript</text:span><text:span text:style-name="T19_38"><text:s/></text:span><text:span text:style-name="T19_39">e</text:span><text:span text:style-name="T19_40"><text:s/></text:span><text:span text:style-name="T19_41">informar</text:span><text:span text:style-name="T19_42"><text:s/></text:span><text:span text:style-name="T19_43">sobre</text:span><text:span text:style-name="T19_44"><text:s/></text:span><text:span text:style-name="T19_45">las</text:span><text:span text:style-name="T19_46"><text:s/></text:span><text:span text:style-name="T19_47">partes</text:span><text:span text:style-name="T19_48"><text:s/></text:span><text:span text:style-name="T19_49">malas</text:span><text:span text:style-name="T19_50"><text:s/></text:span><text:span text:style-name="T19_51">que</text:span><text:span text:style-name="T19_52"><text:s/></text:span><text:span text:style-name="T19_53">contiene</text:span><text:span text:style-name="T19_54">.<text:s/></text:span><text:span text:style-name="T19_55">JSLint</text:span><text:span text:style-name="T19_56"><text:s/></text:span><text:span text:style-name="T19_57">proporciona</text:span><text:span text:style-name="T19_58"><text:s/></text:span><text:span text:style-name="T19_59">un</text:span><text:span text:style-name="T19_60"><text:s/></text:span><text:span text:style-name="T19_61">grado</text:span><text:span text:style-name="T19_62"><text:s/></text:span><text:span text:style-name="T19_63">de</text:span><text:span text:style-name="T19_64"><text:s/></text:span><text:span text:style-name="T19_65">rigor</text:span><text:span text:style-name="T19_66"><text:s/></text:span><text:span text:style-name="T19_67">que</text:span><text:span text:style-name="T19_68"><text:s/></text:span><text:span text:style-name="T19_69">generalmente</text:span><text:span text:style-name="T19_70"><text:s/></text:span><text:span text:style-name="T19_71">se</text:span><text:span text:style-name="T19_72"><text:s/></text:span><text:span text:style-name="T19_73">carecen</text:span><text:span text:style-name="T19_74"><text:s/></text:span><text:span text:style-name="T19_75">los</text:span><text:span text:style-name="T19_76"><text:s/></text:span><text:span text:style-name="T19_77">desarrolladores</text:span><text:span text:style-name="T19_78"><text:s/></text:span><text:span text:style-name="T19_79">de</text:span><text:span text:style-name="T19_80"><text:s/></text:span><text:span text:style-name="T19_81">JavaScript</text:span><text:span text:style-name="T19_82">.<text:s/></text:span><text:span text:style-name="T19_83">Dar</text:span><text:span text:style-name="T19_84"><text:s/></text:span><text:span text:style-name="T19_85">confianza</text:span><text:span text:style-name="T19_86"><text:s/></text:span><text:span text:style-name="T19_87">de</text:span><text:span text:style-name="T19_88"><text:s/></text:span><text:span text:style-name="T19_89">que</text:span><text:span text:style-name="T19_90"><text:s/></text:span><text:span text:style-name="T19_91">sus</text:span><text:span text:style-name="T19_92"><text:s/></text:span><text:span text:style-name="T19_93">programas</text:span><text:span text:style-name="T19_94"><text:s/></text:span><text:span text:style-name="T19_95">contienen</text:span><text:span text:style-name="T19_96"><text:s/></text:span><text:span text:style-name="T19_97">sólo</text:span><text:span text:style-name="T19_98"><text:s/></text:span><text:span text:style-name="T19_99">las</text:span><text:span text:style-name="T19_100"><text:s/></text:span><text:span text:style-name="T19_101">partes</text:span><text:span text:style-name="T19_102"><text:s/></text:span><text:span text:style-name="T19_103">buenas</text:span><text:span text:style-name="T19_104">.<text:s/></text:span><text:span text:style-name="T19_105">JavaScript</text:span><text:span text:style-name="T19_106"><text:s/></text:span><text:span text:style-name="T19_107">es</text:span><text:span text:style-name="T19_108"><text:s/></text:span><text:span text:style-name="T19_109">un</text:span><text:span text:style-name="T19_110"><text:s/></text:span><text:span text:style-name="T19_111">lenguaje</text:span><text:span text:style-name="T19_112"><text:s/></text:span><text:span text:style-name="T19_113">de</text:span><text:span text:style-name="T19_114"><text:s/></text:span><text:span text:style-name="T19_115">muchos</text:span><text:span text:style-name="T19_116"><text:s/></text:span><text:span text:style-name="T19_117">contrastes</text:span><text:span text:style-name="T19_118">.<text:s/></text:span><text:span text:style-name="T19_119">Contiene</text:span><text:span text:style-name="T19_120"><text:s/></text:span><text:span text:style-name="T19_121">muchos</text:span><text:span text:style-name="T19_122"><text:s/></text:span><text:span text:style-name="T19_123">errores</text:span><text:span text:style-name="T19_124"><text:s/></text:span><text:span text:style-name="T19_125">y</text:span><text:span text:style-name="T19_126"><text:s/></text:span><text:span text:style-name="T19_127">bordes</text:span><text:span text:style-name="T19_128"><text:s/></text:span><text:span text:style-name="T19_129">afilados</text:span><text:span text:style-name="T19_130">,<text:s/></text:span><text:span text:style-name="T19_131">por</text:span><text:span text:style-name="T19_132"><text:s/></text:span><text:span text:style-name="T19_133">lo</text:span><text:span text:style-name="T19_134"><text:s/></text:span><text:span text:style-name="T19_135">que</text:span><text:span text:style-name="T19_136"><text:s/></text:span><text:span text:style-name="T19_137">puede</text:span><text:span text:style-name="T19_138"><text:s/></text:span><text:span text:style-name="T19_139">que</text:span><text:span text:style-name="T19_140"><text:s/></text:span><text:span text:style-name="T19_141">se</text:span><text:span text:style-name="T19_142"><text:s/></text:span><text:span text:style-name="T19_143">pregunte</text:span><text:span text:style-name="T19_144">,<text:s/>"¿</text:span><text:span text:style-name="T19_145">Por</text:span><text:span text:style-name="T19_146"><text:s/></text:span><text:span text:style-name="T19_147">qué</text:span><text:span text:style-name="T19_148"><text:s/></text:span><text:span text:style-name="T19_149">debo</text:span><text:span text:style-name="T19_150"><text:s/></text:span><text:span text:style-name="T19_151">usar</text:span><text:span text:style-name="T19_152"><text:s/></text:span><text:span text:style-name="T19_153">JavaScript</text:span><text:span text:style-name="T19_154">?"<text:s/></text:span><text:span text:style-name="T19_155">Hay</text:span><text:span text:style-name="T19_156"><text:s/></text:span><text:span text:style-name="T19_157">dos</text:span><text:span text:style-name="T19_158"><text:s/></text:span><text:span text:style-name="T19_159">respuestas</text:span><text:span text:style-name="T19_160">.<text:s/></text:span><text:span text:style-name="T19_161">la</text:span></text:p>
      <text:p text:style-name="P20"><text:span text:style-name="T20_1">primero</text:span><text:span text:style-name="T20_2"><text:s/></text:span><text:span text:style-name="T20_3">es</text:span><text:span text:style-name="T20_4"><text:s/></text:span><text:span text:style-name="T20_5">que</text:span><text:span text:style-name="T20_6"><text:s/></text:span><text:span text:style-name="T20_7">usted</text:span><text:span text:style-name="T20_8"><text:s/></text:span><text:span text:style-name="T20_9">no</text:span><text:span text:style-name="T20_10"><text:s/></text:span><text:span text:style-name="T20_11">tiene</text:span><text:span text:style-name="T20_12"><text:s/></text:span><text:span text:style-name="T20_13">una</text:span><text:span text:style-name="T20_14"><text:s/></text:span><text:span text:style-name="T20_15">elección</text:span><text:span text:style-name="T20_16">.<text:s/></text:span><text:span text:style-name="T20_17">La</text:span><text:span text:style-name="T20_18"><text:s/></text:span><text:span text:style-name="T20_19">Web</text:span><text:span text:style-name="T20_20"><text:s/></text:span><text:span text:style-name="T20_21">se</text:span><text:span text:style-name="T20_22"><text:s/></text:span><text:span text:style-name="T20_23">ha</text:span><text:span text:style-name="T20_24"><text:s/></text:span><text:span text:style-name="T20_25">convertido</text:span><text:span text:style-name="T20_26"><text:s/></text:span><text:span text:style-name="T20_27">en</text:span><text:span text:style-name="T20_28"><text:s/></text:span><text:span text:style-name="T20_29">una</text:span><text:span text:style-name="T20_30"><text:s/></text:span><text:span text:style-name="T20_31">importante</text:span><text:span text:style-name="T20_32"><text:s/></text:span><text:span text:style-name="T20_33">plataforma</text:span><text:span text:style-name="T20_34"><text:s/></text:span><text:span text:style-name="T20_35">para</text:span><text:span text:style-name="T20_36"><text:s/></text:span><text:span text:style-name="T20_37">el</text:span><text:span text:style-name="T20_38"><text:s/></text:span><text:span text:style-name="T20_39">desarrollo</text:span><text:span text:style-name="T20_40"><text:s/></text:span><text:span text:style-name="T20_41">de</text:span><text:span text:style-name="T20_42"><text:s/></text:span><text:span text:style-name="T20_43">aplicaciones</text:span><text:span text:style-name="T20_44"><text:s/></text:span><text:span text:style-name="T20_45">y</text:span><text:span text:style-name="T20_46"><text:s/></text:span><text:span text:style-name="T20_47">JavaScript</text:span><text:span text:style-name="T20_48"><text:s/></text:span><text:span text:style-name="T20_49">es</text:span><text:span text:style-name="T20_50"><text:s/></text:span><text:span text:style-name="T20_51">el</text:span><text:span text:style-name="T20_52"><text:s/></text:span><text:span text:style-name="T20_53">único</text:span><text:span text:style-name="T20_54"><text:s/></text:span><text:span text:style-name="T20_55">idioma</text:span><text:span text:style-name="T20_56"><text:s/></text:span><text:span text:style-name="T20_57">que</text:span><text:span text:style-name="T20_58"><text:s/></text:span><text:span text:style-name="T20_59">se</text:span><text:span text:style-name="T20_60"><text:s/></text:span><text:span text:style-name="T20_61">encuentra</text:span><text:span text:style-name="T20_62"><text:s/></text:span><text:span text:style-name="T20_63">en</text:span><text:span text:style-name="T20_64"><text:s/></text:span><text:span text:style-name="T20_65">todos</text:span><text:span text:style-name="T20_66"><text:s/></text:span><text:span text:style-name="T20_67">los</text:span><text:span text:style-name="T20_68"><text:s/></text:span><text:span text:style-name="T20_69">navegadores</text:span><text:span text:style-name="T20_70">.</text:span><text:span text:style-name="T20_71">La</text:span><text:span text:style-name="T20_72"><text:s/></text:span><text:span text:style-name="T20_73">otra</text:span><text:span text:style-name="T20_74"><text:s/></text:span><text:span text:style-name="T20_75">respuesta</text:span><text:span text:style-name="T20_76"><text:s/></text:span><text:span text:style-name="T20_77">es</text:span><text:span text:style-name="T20_78"><text:s/></text:span><text:span text:style-name="T20_79">que</text:span><text:span text:style-name="T20_80">,<text:s/></text:span><text:span text:style-name="T20_81">a</text:span><text:span text:style-name="T20_82"><text:s/></text:span><text:span text:style-name="T20_83">pesar</text:span><text:span text:style-name="T20_84"><text:s/></text:span><text:span text:style-name="T20_85">de</text:span><text:span text:style-name="T20_86"><text:s/></text:span><text:span text:style-name="T20_87">sus</text:span><text:span text:style-name="T20_88"><text:s/></text:span><text:span text:style-name="T20_89">deficiencias</text:span><text:span text:style-name="T20_90">,<text:s/></text:span><text:span text:style-name="T20_91">JavaScript</text:span><text:span text:style-name="T20_92"><text:s/></text:span><text:span text:style-name="T20_93">es</text:span><text:span text:style-name="T20_94"><text:s/></text:span><text:span text:style-name="T20_95">muy</text:span><text:span text:style-name="T20_96"><text:s/></text:span><text:span text:style-name="T20_97">bueno</text:span><text:span text:style-name="T20_98">.</text:span></text:p>
      <text:p text:style-name="P21"/>
      <text:p text:style-name="P22"><text:span text:style-name="T22_1">CAPÍTULO</text:span><text:span text:style-name="T22_2"><text:s/>2.</text:span></text:p>
      <text:p text:style-name="P23"/>
      <text:p text:style-name="P24"><text:span text:style-name="T24_1">_<text:s/></text:span><text:span text:style-name="T24_2">Gramática</text:span></text:p>
      <text:p text:style-name="P25"/>
      <text:p text:style-name="P26"><text:span text:style-name="T26_1">El</text:span><text:span text:style-name="T26_2"><text:s/></text:span><text:span text:style-name="T26_3">espacio</text:span><text:span text:style-name="T26_4"><text:s/></text:span><text:span text:style-name="T26_5">en</text:span><text:span text:style-name="T26_6"><text:s/></text:span><text:span text:style-name="T26_7">blanco</text:span><text:span text:style-name="T26_8"><text:s/></text:span><text:span text:style-name="T26_9">es</text:span><text:span text:style-name="T26_10"><text:s/></text:span><text:span text:style-name="T26_11">generalmente</text:span><text:span text:style-name="T26_12"><text:s/></text:span><text:span text:style-name="T26_13">insignificante</text:span><text:span text:style-name="T26_14">,<text:s/></text:span><text:span text:style-name="T26_15">pero</text:span><text:span text:style-name="T26_16"><text:s/></text:span><text:span text:style-name="T26_17">aveces</text:span><text:span text:style-name="T26_18"><text:s/></text:span><text:span text:style-name="T26_19">es</text:span><text:span text:style-name="T26_20"><text:s/></text:span><text:span text:style-name="T26_21">necesario</text:span><text:span text:style-name="T26_22"><text:s/></text:span><text:span text:style-name="T26_23">usar</text:span><text:span text:style-name="T26_24"><text:s/></text:span><text:span text:style-name="T26_25">espacios</text:span><text:span text:style-name="T26_26"><text:s/></text:span><text:span text:style-name="T26_27">en</text:span><text:span text:style-name="T26_28"><text:s/></text:span><text:span text:style-name="T26_29">blanco</text:span><text:span text:style-name="T26_30"><text:s/></text:span><text:span text:style-name="T26_31">para</text:span><text:span text:style-name="T26_32"><text:s/></text:span><text:span text:style-name="T26_33">separar</text:span><text:span text:style-name="T26_34"><text:s/></text:span><text:span text:style-name="T26_35">secuencias</text:span><text:span text:style-name="T26_36"><text:s/></text:span><text:span text:style-name="T26_37">de</text:span><text:span text:style-name="T26_38"><text:s/></text:span><text:span text:style-name="T26_39">caracteres</text:span><text:span text:style-name="T26_40"><text:s/></text:span><text:span text:style-name="T26_41">que</text:span><text:span text:style-name="T26_42"><text:s/></text:span><text:span text:style-name="T26_43">de</text:span><text:span text:style-name="T26_44"><text:s/></text:span><text:span text:style-name="T26_45">otro</text:span><text:span text:style-name="T26_46"><text:s/></text:span><text:span text:style-name="T26_47">modo</text:span><text:span text:style-name="T26_48"><text:s/></text:span><text:span text:style-name="T26_49">se</text:span><text:span text:style-name="T26_50"><text:s/></text:span><text:span text:style-name="T26_51">combinan</text:span><text:span text:style-name="T26_52"><text:s/></text:span><text:span text:style-name="T26_53">en</text:span><text:span text:style-name="T26_54"><text:s/></text:span><text:span text:style-name="T26_55">un</text:span><text:span text:style-name="T26_56"><text:s/></text:span><text:span text:style-name="T26_57">solo</text:span><text:span text:style-name="T26_58"><text:s/></text:span><text:span text:style-name="T26_59">token</text:span><text:span text:style-name="T26_60">.<text:s/></text:span><text:span text:style-name="T26_61">Por</text:span><text:span text:style-name="T26_62"><text:s/></text:span><text:span text:style-name="T26_63">ejemplo</text:span><text:span text:style-name="T26_64">,<text:s/></text:span><text:span text:style-name="T26_65">en</text:span><text:span text:style-name="T26_66">:</text:span></text:p>
      <text:p text:style-name="P27"/>
      <text:p text:style-name="P28"><text:span text:style-name="T28_1">var</text:span><text:span text:style-name="T28_2"><text:s/></text:span><text:span text:style-name="T28_3">que</text:span><text:span text:style-name="T28_4"><text:s/>=<text:s/></text:span><text:span text:style-name="T28_5">esto</text:span><text:span text:style-name="T28_6">;</text:span></text:p>
      <text:p text:style-name="P29"/>
      <text:p text:style-name="P30"><text:span text:style-name="T30_1">El</text:span><text:span text:style-name="T30_2"><text:s/></text:span><text:span text:style-name="T30_3">espacio</text:span><text:span text:style-name="T30_4"><text:s/></text:span><text:span text:style-name="T30_5">entre</text:span><text:span text:style-name="T30_6"><text:s/></text:span><text:span text:style-name="T30_7">var</text:span><text:span text:style-name="T30_8"><text:s/></text:span><text:span text:style-name="T30_9">y</text:span><text:span text:style-name="T30_10"><text:s/>“</text:span><text:span text:style-name="T30_11">que</text:span><text:span text:style-name="T30_12">”<text:s/></text:span><text:span text:style-name="T30_13">no</text:span><text:span text:style-name="T30_14"><text:s/></text:span><text:span text:style-name="T30_15">se</text:span><text:span text:style-name="T30_16"><text:s/></text:span><text:span text:style-name="T30_17">puede</text:span><text:span text:style-name="T30_18"><text:s/></text:span><text:span text:style-name="T30_19">quitar</text:span><text:span text:style-name="T30_20">,<text:s/></text:span><text:span text:style-name="T30_21">pero</text:span><text:span text:style-name="T30_22"><text:s/></text:span><text:span text:style-name="T30_23">los</text:span><text:span text:style-name="T30_24"><text:s/></text:span><text:span text:style-name="T30_25">otros</text:span><text:span text:style-name="T30_26"><text:s/></text:span><text:span text:style-name="T30_27">espacios</text:span><text:span text:style-name="T30_28"><text:s/></text:span><text:span text:style-name="T30_29">se</text:span><text:span text:style-name="T30_30"><text:s/></text:span><text:span text:style-name="T30_31">puede</text:span><text:span text:style-name="T30_32"><text:s/></text:span><text:span text:style-name="T30_33">quitar</text:span><text:span text:style-name="T30_34">.</text:span></text:p>
      <text:p text:style-name="P31"/>
      <text:p text:style-name="P32"><text:span text:style-name="T32_1">JavaScript</text:span><text:span text:style-name="T32_2"><text:s/></text:span><text:span text:style-name="T32_3">ofrece</text:span><text:span text:style-name="T32_4"><text:s/></text:span><text:span text:style-name="T32_5">dos</text:span><text:span text:style-name="T32_6"><text:s/></text:span><text:span text:style-name="T32_7">formas</text:span><text:span text:style-name="T32_8"><text:s/></text:span><text:span text:style-name="T32_9">para</text:span><text:span text:style-name="T32_10"><text:s/></text:span><text:span text:style-name="T32_11">comentar</text:span><text:span text:style-name="T32_12">,<text:s/></text:span><text:span text:style-name="T32_13">comentarios</text:span><text:span text:style-name="T32_14"><text:s/></text:span><text:span text:style-name="T32_15">en</text:span><text:span text:style-name="T32_16"><text:s/></text:span><text:span text:style-name="T32_17">bloque</text:span><text:span text:style-name="T32_18"><text:s/></text:span><text:span text:style-name="T32_19">formados</text:span><text:span text:style-name="T32_20"><text:s/></text:span><text:span text:style-name="T32_21">con</text:span><text:span text:style-name="T32_22"><text:s/>/<text:s/>*<text:s/>*<text:s/>/<text:s/></text:span><text:span text:style-name="T32_23">y</text:span><text:span text:style-name="T32_24"><text:s/></text:span><text:span text:style-name="T32_25">los</text:span><text:span text:style-name="T32_26"><text:s/></text:span><text:span text:style-name="T32_27">comentarios</text:span><text:span text:style-name="T32_28"><text:s/></text:span><text:span text:style-name="T32_29">de</text:span><text:span text:style-name="T32_30"><text:s/></text:span><text:span text:style-name="T32_31">fin</text:span><text:span text:style-name="T32_32"><text:s/></text:span><text:span text:style-name="T32_33">de</text:span><text:span text:style-name="T32_34"><text:s/></text:span><text:span text:style-name="T32_35">línea</text:span><text:span text:style-name="T32_36"><text:s/></text:span><text:span text:style-name="T32_37">comenzando</text:span><text:span text:style-name="T32_38"><text:s/></text:span><text:span text:style-name="T32_39">con</text:span><text:span text:style-name="T32_40"><text:s/>//.<text:s/></text:span><text:span text:style-name="T32_41">Los</text:span><text:span text:style-name="T32_42"><text:s/></text:span><text:span text:style-name="T32_43">comentarios</text:span><text:span text:style-name="T32_44"><text:s/></text:span><text:span text:style-name="T32_45">deben</text:span><text:span text:style-name="T32_46"><text:s/></text:span><text:span text:style-name="T32_47">ser</text:span><text:span text:style-name="T32_48"><text:s/></text:span><text:span text:style-name="T32_49">usados</text:span><text:span text:style-name="T32_50"><text:s/></text:span><text:span text:style-name="T32_51">libremente</text:span><text:span text:style-name="T32_52"><text:s/></text:span><text:span text:style-name="T32_53">para</text:span><text:span text:style-name="T32_54"><text:s/></text:span><text:span text:style-name="T32_55">mejorar</text:span><text:span text:style-name="T32_56"><text:s/></text:span><text:span text:style-name="T32_57">la</text:span><text:span text:style-name="T32_58"><text:s/></text:span><text:span text:style-name="T32_59">legibilidad</text:span><text:span text:style-name="T32_60"><text:s/></text:span><text:span text:style-name="T32_61">de</text:span><text:span text:style-name="T32_62"><text:s/></text:span><text:span text:style-name="T32_63">los</text:span><text:span text:style-name="T32_64"><text:s/></text:span><text:span text:style-name="T32_65">programas</text:span><text:span text:style-name="T32_66">.<text:s/></text:span><text:span text:style-name="T32_67">En</text:span><text:span text:style-name="T32_68"><text:s/></text:span><text:span text:style-name="T32_69">JavaScript</text:span><text:span text:style-name="T32_70">,<text:s/></text:span><text:span text:style-name="T32_71">estas</text:span><text:span text:style-name="T32_72"><text:s/></text:span><text:span text:style-name="T32_73">formas</text:span><text:span text:style-name="T32_74"><text:s/></text:span><text:span text:style-name="T32_75">también</text:span><text:span text:style-name="T32_76"><text:s/></text:span><text:span text:style-name="T32_77">pueden</text:span><text:span text:style-name="T32_78"><text:s/></text:span><text:span text:style-name="T32_79">ocurrir</text:span><text:span text:style-name="T32_80"><text:s/></text:span><text:span text:style-name="T32_81">en</text:span><text:span text:style-name="T32_82"><text:s/></text:span><text:span text:style-name="T32_83">literales</text:span><text:span text:style-name="T32_84"><text:s/></text:span><text:span text:style-name="T32_85">de</text:span><text:span text:style-name="T32_86"><text:s/></text:span><text:span text:style-name="T32_87">expresiones</text:span><text:span text:style-name="T32_88"><text:s/></text:span><text:span text:style-name="T32_89">regulares</text:span><text:span text:style-name="T32_90">,<text:s/></text:span><text:span text:style-name="T32_91">por</text:span><text:span text:style-name="T32_92"><text:s/></text:span><text:span text:style-name="T32_93">lo</text:span><text:span text:style-name="T32_94"><text:s/></text:span><text:span text:style-name="T32_95">que</text:span><text:span text:style-name="T32_96"><text:s/></text:span><text:span text:style-name="T32_97">bloquear</text:span><text:span text:style-name="T32_98"><text:s text:c="2"/></text:span><text:span text:style-name="T32_99">comentarios</text:span><text:span text:style-name="T32_100"><text:s/></text:span><text:span text:style-name="T32_101">no</text:span><text:span text:style-name="T32_102"><text:s/></text:span><text:span text:style-name="T32_103">son</text:span><text:span text:style-name="T32_104"><text:s/></text:span><text:span text:style-name="T32_105">seguros</text:span><text:span text:style-name="T32_106"><text:s/></text:span><text:span text:style-name="T32_107">para</text:span><text:span text:style-name="T32_108"><text:s/></text:span><text:span text:style-name="T32_109">comentar</text:span><text:span text:style-name="T32_110"><text:s/></text:span><text:span text:style-name="T32_111">los</text:span><text:span text:style-name="T32_112"><text:s/></text:span><text:span text:style-name="T32_113">bloques</text:span><text:span text:style-name="T32_114"><text:s/></text:span><text:span text:style-name="T32_115">de</text:span><text:span text:style-name="T32_116"><text:s/></text:span><text:span text:style-name="T32_117">código</text:span><text:span text:style-name="T32_118">.<text:s/></text:span><text:span text:style-name="T32_119">Por</text:span><text:span text:style-name="T32_120"><text:s/></text:span><text:span text:style-name="T32_121">ejemplo</text:span><text:span text:style-name="T32_122">:</text:span></text:p>
      <text:p text:style-name="P33"/>
      <text:p text:style-name="P34"><text:span text:style-name="T34_1">/<text:s/>*</text:span></text:p>
      <text:p text:style-name="P35"><text:span text:style-name="T35_1">var</text:span><text:span text:style-name="T35_2"><text:s/></text:span><text:span text:style-name="T35_3">rm</text:span><text:span text:style-name="T35_4">_</text:span><text:span text:style-name="T35_5">a</text:span><text:span text:style-name="T35_6"><text:s/>=<text:s/>/</text:span><text:span text:style-name="T35_7">a</text:span><text:span text:style-name="T35_8">*/.</text:span><text:span text:style-name="T35_9">match</text:span><text:span text:style-name="T35_10">(</text:span><text:span text:style-name="T35_11">s</text:span><text:span text:style-name="T35_12">);</text:span></text:p>
      <text:p text:style-name="P36"><text:span text:style-name="T36_1">*<text:s/>/</text:span></text:p>
      <text:p text:style-name="P37"/>
      <text:p text:style-name="P38"><text:span text:style-name="T38_1">provoca</text:span><text:span text:style-name="T38_2"><text:s/></text:span><text:span text:style-name="T38_3">un</text:span><text:span text:style-name="T38_4"><text:s/></text:span><text:span text:style-name="T38_5">error</text:span><text:span text:style-name="T38_6"><text:s/></text:span><text:span text:style-name="T38_7">de</text:span><text:span text:style-name="T38_8"><text:s/></text:span><text:span text:style-name="T38_9">sintaxis</text:span><text:span text:style-name="T38_10">.<text:s/></text:span><text:span text:style-name="T38_11">Por</text:span><text:span text:style-name="T38_12"><text:s/></text:span><text:span text:style-name="T38_13">lo</text:span><text:span text:style-name="T38_14"><text:s/></text:span><text:span text:style-name="T38_15">tanto</text:span><text:span text:style-name="T38_16">,<text:s/></text:span><text:span text:style-name="T38_17">se</text:span><text:span text:style-name="T38_18"><text:s/></text:span><text:span text:style-name="T38_19">recomienda</text:span><text:span text:style-name="T38_20"><text:s/></text:span><text:span text:style-name="T38_21">que</text:span><text:span text:style-name="T38_22"><text:s/>/<text:s/>*<text:s/>*<text:s/>/<text:s/></text:span><text:span text:style-name="T38_23">comentarios</text:span><text:span text:style-name="T38_24"><text:s/></text:span><text:span text:style-name="T38_25">evitarse</text:span><text:span text:style-name="T38_26"><text:s/></text:span><text:span text:style-name="T38_27">y</text:span><text:span text:style-name="T38_28"><text:s/></text:span><text:span text:style-name="T38_29">comentarios</text:span><text:span text:style-name="T38_30"><text:s/>//<text:s/></text:span><text:span text:style-name="T38_31">utilizarse</text:span><text:span text:style-name="T38_32"><text:s/></text:span><text:span text:style-name="T38_33">en</text:span><text:span text:style-name="T38_34"><text:s/></text:span><text:span text:style-name="T38_35">su</text:span><text:span text:style-name="T38_36"><text:s/></text:span><text:span text:style-name="T38_37">lugar</text:span><text:span text:style-name="T38_38">.</text:span></text:p>
      <text:p text:style-name="P39"/>
      <text:p text:style-name="P40"><text:span text:style-name="T40_1">Un</text:span><text:span text:style-name="T40_2"><text:s/></text:span><text:span text:style-name="T40_3">nombre</text:span><text:span text:style-name="T40_4"><text:s/>(</text:span><text:span text:style-name="T40_5">name</text:span><text:span text:style-name="T40_6">)</text:span><text:span text:style-name="T40_7"><text:s/></text:span><text:span text:style-name="T40_8">es</text:span><text:span text:style-name="T40_9"><text:s/></text:span><text:span text:style-name="T40_10">una</text:span><text:span text:style-name="T40_11"><text:s/></text:span><text:span text:style-name="T40_12">carta</text:span><text:span text:style-name="T40_13"><text:s/></text:span><text:span text:style-name="T40_14">seguido</text:span><text:span text:style-name="T40_15"><text:s/></text:span><text:span text:style-name="T40_16">opcionalmente</text:span><text:span text:style-name="T40_17"><text:s/></text:span><text:span text:style-name="T40_18">por</text:span><text:span text:style-name="T40_19"><text:s/></text:span><text:span text:style-name="T40_20">una</text:span><text:span text:style-name="T40_21"><text:s/></text:span><text:span text:style-name="T40_22">o</text:span><text:span text:style-name="T40_23"><text:s/></text:span><text:span text:style-name="T40_24">más</text:span><text:span text:style-name="T40_25"><text:s/></text:span><text:span text:style-name="T40_26">letras</text:span><text:span text:style-name="T40_27">,<text:s/></text:span><text:span text:style-name="T40_28">dígitos</text:span><text:span text:style-name="T40_29"><text:s/></text:span><text:span text:style-name="T40_30">o</text:span><text:span text:style-name="T40_31"><text:s/></text:span><text:span text:style-name="T40_32">guiones</text:span><text:span text:style-name="T40_33"><text:s/></text:span><text:span text:style-name="T40_34">bajos</text:span><text:span text:style-name="T40_35">.<text:s/></text:span><text:span text:style-name="T40_36">Un</text:span><text:span text:style-name="T40_37"><text:s/></text:span><text:span text:style-name="T40_38">nombre</text:span><text:span text:style-name="T40_39"><text:s/></text:span><text:span text:style-name="T40_40">no</text:span><text:span text:style-name="T40_41"><text:s/></text:span><text:span text:style-name="T40_42">puede</text:span><text:span text:style-name="T40_43"><text:s/></text:span><text:span text:style-name="T40_44">ser</text:span><text:span text:style-name="T40_45"><text:s/></text:span><text:span text:style-name="T40_46">una</text:span><text:span text:style-name="T40_47"><text:s/></text:span><text:span text:style-name="T40_48">de</text:span><text:span text:style-name="T40_49"><text:s/></text:span><text:span text:style-name="T40_50">estas</text:span><text:span text:style-name="T40_51"><text:s/></text:span><text:span text:style-name="T40_52">palabras</text:span><text:span text:style-name="T40_53"><text:s/></text:span><text:span text:style-name="T40_54">reservadas</text:span><text:span text:style-name="T40_55">:</text:span></text:p>
      <text:p text:style-name="P4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2"><text:span text:style-name="T42_1">abstract</text:span></text:p>
            <text:p text:style-name="P43"><text:span text:style-name="T43_1">boolean</text:span><text:span text:style-name="T43_2"><text:s/></text:span><text:span text:style-name="T43_3">break</text:span><text:span text:style-name="T43_4"><text:s/></text:span><text:span text:style-name="T43_5">byte</text:span></text:p>
            <text:p text:style-name="P44"><text:span text:style-name="T44_1">case</text:span><text:span text:style-name="T44_2"><text:s/></text:span><text:span text:style-name="T44_3">catch</text:span><text:span text:style-name="T44_4"><text:s/></text:span><text:span text:style-name="T44_5">char</text:span><text:span text:style-name="T44_6"><text:s/></text:span><text:span text:style-name="T44_7">class</text:span><text:span text:style-name="T44_8"><text:s/></text:span><text:span text:style-name="T44_9">const</text:span><text:span text:style-name="T44_10"><text:s/></text:span><text:span text:style-name="T44_11">continue</text:span></text:p>
            <text:p text:style-name="P45"><text:span text:style-name="T45_1">debugger</text:span><text:span text:style-name="T45_2"><text:s/></text:span><text:span text:style-name="T45_3">default</text:span><text:span text:style-name="T45_4"><text:s/></text:span><text:span text:style-name="T45_5">delete</text:span><text:span text:style-name="T45_6"><text:s/></text:span><text:span text:style-name="T45_7">do</text:span><text:span text:style-name="T45_8"><text:s/></text:span><text:span text:style-name="T45_9">double</text:span></text:p>
            <text:p text:style-name="P46"><text:span text:style-name="T46_1">space</text:span></text:p>
            <text:p text:style-name="P47"><text:span text:style-name="T47_1">tab</text:span></text:p>
            <text:p text:style-name="P48"><text:span text:style-name="T48_1">line</text:span></text:p>
            <text:p text:style-name="P49"><text:span text:style-name="T49_1">end</text:span></text:p>
            <text:p text:style-name="P50"><text:span text:style-name="T50_1">any</text:span><text:span text:style-name="T50_2"><text:s/></text:span><text:span text:style-name="T50_3">character</text:span></text:p>
            <text:p text:style-name="P51"><text:span text:style-name="T51_1">except</text:span><text:span text:style-name="T51_2"><text:s/></text:span><text:span text:style-name="T51_3">line</text:span><text:span text:style-name="T51_4"><text:s/></text:span><text:span text:style-name="T51_5">end</text:span></text:p>
            <text:p text:style-name="P52"><text:span text:style-name="T52_1">any</text:span><text:span text:style-name="T52_2"><text:s/></text:span><text:span text:style-name="T52_3">character</text:span></text:p>
            <text:p text:style-name="P53"><text:span text:style-name="T53_1">except</text:span><text:span text:style-name="T53_2"><text:s/>*</text:span><text:span text:style-name="T53_3">and</text:span><text:span text:style-name="T53_4"><text:s/>/</text:span></text:p>
            <text:p text:style-name="P54"><text:span text:style-name="T54_1">//</text:span></text:p>
            <text:p text:style-name="P55"><text:span text:style-name="T55_1">*</text:span></text:p>
            <text:p text:style-name="P56"><text:span text:style-name="T56_1">/</text:span></text:p>
            <text:p text:style-name="P57"><text:span text:style-name="T57_1">*/</text:span></text:p>
          </table:table-cell>
          <table:table-cell table:style-name="Cell2">
            <text:p text:style-name="P58"><text:span text:style-name="T58_1">whitespace</text:span></text:p>
            <text:p text:style-name="P59"><text:span text:style-name="T59_1">Numbers</text:span><text:span text:style-name="T59_2"><text:s/>|<text:s/>7</text:span></text:p>
            <text:p text:style-name="P60"><text:span text:style-name="T60_1">else</text:span><text:span text:style-name="T60_2"><text:s/></text:span><text:span text:style-name="T60_3">enum</text:span><text:span text:style-name="T60_4"><text:s/></text:span><text:span text:style-name="T60_5">export</text:span><text:span text:style-name="T60_6"><text:s/></text:span><text:span text:style-name="T60_7">extends</text:span></text:p>
            <text:p text:style-name="P61"><text:span text:style-name="T61_1">false</text:span><text:span text:style-name="T61_2"><text:s/></text:span><text:span text:style-name="T61_3">final</text:span><text:span text:style-name="T61_4"><text:s/></text:span><text:span text:style-name="T61_5">finally</text:span><text:span text:style-name="T61_6"><text:s/></text:span><text:span text:style-name="T61_7">float</text:span><text:span text:style-name="T61_8"><text:s/></text:span><text:span text:style-name="T61_9">for</text:span><text:span text:style-name="T61_10"><text:s/></text:span><text:span text:style-name="T61_11">function</text:span></text:p>
            <text:p text:style-name="P62"><text:span text:style-name="T62_1">goto</text:span></text:p>
            <text:p text:style-name="P63"><text:span text:style-name="T63_1">if</text:span><text:span text:style-name="T63_2"><text:s/></text:span><text:span text:style-name="T63_3">implements</text:span><text:span text:style-name="T63_4"><text:s/></text:span><text:span text:style-name="T63_5">import</text:span><text:span text:style-name="T63_6"><text:s/></text:span><text:span text:style-name="T63_7">in</text:span><text:span text:style-name="T63_8"><text:s/></text:span><text:span text:style-name="T63_9">instanceof</text:span><text:span text:style-name="T63_10"><text:s/></text:span><text:span text:style-name="T63_11">int</text:span><text:span text:style-name="T63_12"><text:s/></text:span><text:span text:style-name="T63_13">interface</text:span></text:p>
            <text:p text:style-name="P64"><text:span text:style-name="T64_1">long</text:span></text:p>
            <text:p text:style-name="P65"><text:span text:style-name="T65_1">native</text:span><text:span text:style-name="T65_2"><text:s/></text:span><text:span text:style-name="T65_3">new</text:span><text:span text:style-name="T65_4"><text:s/></text:span><text:span text:style-name="T65_5">null</text:span></text:p>
            <text:p text:style-name="P66"><text:span text:style-name="T66_1">package</text:span><text:span text:style-name="T66_2"><text:s/></text:span><text:span text:style-name="T66_3">private</text:span><text:span text:style-name="T66_4"><text:s/></text:span><text:span text:style-name="T66_5">protected</text:span><text:span text:style-name="T66_6"><text:s/></text:span><text:span text:style-name="T66_7">public</text:span></text:p>
            <text:p text:style-name="P67"><text:span text:style-name="T67_1">return</text:span></text:p>
            <text:p text:style-name="P68"><text:span text:style-name="T68_1">short</text:span><text:span text:style-name="T68_2"><text:s/></text:span><text:span text:style-name="T68_3">static</text:span><text:span text:style-name="T68_4"><text:s/></text:span><text:span text:style-name="T68_5">super</text:span><text:span text:style-name="T68_6"><text:s/></text:span><text:span text:style-name="T68_7">switch</text:span><text:span text:style-name="T68_8"><text:s/></text:span><text:span text:style-name="T68_9">synchronized</text:span></text:p>
            <text:p text:style-name="P69"><text:span text:style-name="T69_1">this</text:span><text:span text:style-name="T69_2"><text:s/></text:span><text:span text:style-name="T69_3">throw</text:span><text:span text:style-name="T69_4"><text:s/></text:span><text:span text:style-name="T69_5">throws</text:span><text:span text:style-name="T69_6"><text:s/></text:span><text:span text:style-name="T69_7">transient</text:span><text:span text:style-name="T69_8"><text:s/></text:span><text:span text:style-name="T69_9">true</text:span><text:span text:style-name="T69_10"><text:s/></text:span><text:span text:style-name="T69_11">try</text:span><text:span text:style-name="T69_12"><text:s/></text:span><text:span text:style-name="T69_13">typeof</text:span></text:p>
            <text:p text:style-name="P70"><text:span text:style-name="T70_1">var</text:span><text:span text:style-name="T70_2"><text:s/></text:span><text:span text:style-name="T70_3">volatile</text:span><text:span text:style-name="T70_4"><text:s/></text:span><text:span text:style-name="T70_5">void</text:span></text:p>
            <text:p text:style-name="P71"><text:span text:style-name="T71_1">while</text:span><text:span text:style-name="T71_2"><text:s/></text:span><text:span text:style-name="T71_3">wit</text:span></text:p>
            <text:p text:style-name="P72"/>
          </table:table-cell>
        </table:table-row>
      </table:table>
      <text:p text:style-name="P73"/>
      <text:p text:style-name="P74"><text:span text:style-name="T74_1">No</text:span><text:span text:style-name="T74_2"><text:s/></text:span><text:span text:style-name="T74_3">está</text:span><text:span text:style-name="T74_4"><text:s/></text:span><text:span text:style-name="T74_5">permitido</text:span><text:span text:style-name="T74_6"><text:s/></text:span><text:span text:style-name="T74_7">nombrar</text:span><text:span text:style-name="T74_8"><text:s/></text:span><text:span text:style-name="T74_9">una</text:span><text:span text:style-name="T74_10"><text:s/></text:span><text:span text:style-name="T74_11">variable</text:span><text:span text:style-name="T74_12"><text:s/></text:span><text:span text:style-name="T74_13">o</text:span><text:span text:style-name="T74_14"><text:s/></text:span><text:span text:style-name="T74_15">parámetro</text:span><text:span text:style-name="T74_16"><text:s/></text:span><text:span text:style-name="T74_17">con</text:span><text:span text:style-name="T74_18"><text:s/></text:span><text:span text:style-name="T74_19">un</text:span><text:span text:style-name="T74_20"><text:s/></text:span><text:span text:style-name="T74_21">reservado</text:span><text:span text:style-name="T74_22"><text:s/></text:span><text:span text:style-name="T74_23">palabra</text:span><text:span text:style-name="T74_24">.<text:s/></text:span><text:span text:style-name="T74_25">Peor</text:span><text:span text:style-name="T74_26"><text:s/></text:span><text:span text:style-name="T74_27">aún</text:span><text:span text:style-name="T74_28">,<text:s/></text:span><text:span text:style-name="T74_29">no</text:span><text:span text:style-name="T74_30"><text:s/></text:span><text:span text:style-name="T74_31">se</text:span><text:span text:style-name="T74_32"><text:s/></text:span><text:span text:style-name="T74_33">permite</text:span><text:span text:style-name="T74_34"><text:s/></text:span><text:span text:style-name="T74_35">el</text:span><text:span text:style-name="T74_36"><text:s/></text:span><text:span text:style-name="T74_37">uso</text:span><text:span text:style-name="T74_38"><text:s/></text:span><text:span text:style-name="T74_39">de</text:span><text:span text:style-name="T74_40"><text:s/></text:span><text:span text:style-name="T74_41">una</text:span><text:span text:style-name="T74_42"><text:s/></text:span><text:span text:style-name="T74_43">palabra</text:span><text:span text:style-name="T74_44"><text:s/></text:span><text:span text:style-name="T74_45">reservada</text:span><text:span text:style-name="T74_46"><text:s/></text:span><text:span text:style-name="T74_47">como</text:span><text:span text:style-name="T74_48"><text:s/></text:span><text:span text:style-name="T74_49">el</text:span><text:span text:style-name="T74_50"><text:s/></text:span><text:span text:style-name="T74_51">nombre</text:span><text:span text:style-name="T74_52"><text:s/></text:span><text:span text:style-name="T74_53">de</text:span><text:span text:style-name="T74_54"><text:s/></text:span><text:span text:style-name="T74_55">una</text:span><text:span text:style-name="T74_56"><text:s/></text:span><text:span text:style-name="T74_57">propiedad</text:span><text:span text:style-name="T74_58"><text:s/></text:span><text:span text:style-name="T74_59">de</text:span><text:span text:style-name="T74_60"><text:s/></text:span><text:span text:style-name="T74_61">un</text:span><text:span text:style-name="T74_62"><text:s/></text:span><text:span text:style-name="T74_63">objeto</text:span><text:span text:style-name="T74_64"><text:s/></text:span><text:span text:style-name="T74_65">en</text:span><text:span text:style-name="T74_66"><text:s/></text:span><text:span text:style-name="T74_67">un</text:span><text:span text:style-name="T74_68"><text:s/></text:span><text:span text:style-name="T74_69">objeto</text:span><text:span text:style-name="T74_70"><text:s/></text:span><text:span text:style-name="T74_71">literal</text:span><text:span text:style-name="T74_72"><text:s/></text:span><text:span text:style-name="T74_73">o</text:span><text:span text:style-name="T74_74"><text:s/></text:span><text:span text:style-name="T74_75">después</text:span><text:span text:style-name="T74_76"><text:s/></text:span><text:span text:style-name="T74_77">de</text:span><text:span text:style-name="T74_78"><text:s/></text:span><text:span text:style-name="T74_79">un</text:span><text:span text:style-name="T74_80"><text:s/></text:span><text:span text:style-name="T74_81">punto</text:span><text:span text:style-name="T74_82"><text:s/></text:span><text:span text:style-name="T74_83">en</text:span><text:span text:style-name="T74_84"><text:s/></text:span><text:span text:style-name="T74_85">un</text:span><text:span text:style-name="T74_86"><text:s/></text:span><text:span text:style-name="T74_87">refinamiento</text:span><text:span text:style-name="T74_88">.</text:span></text:p>
      <text:p text:style-name="P75"><text:span text:style-name="T75_1">Los</text:span><text:span text:style-name="T75_2"><text:s/></text:span><text:span text:style-name="T75_3">nombres</text:span><text:span text:style-name="T75_4"><text:s/></text:span><text:span text:style-name="T75_5">se</text:span><text:span text:style-name="T75_6"><text:s/></text:span><text:span text:style-name="T75_7">utilizan</text:span><text:span text:style-name="T75_8"><text:s/></text:span><text:span text:style-name="T75_9">para</text:span><text:span text:style-name="T75_10"><text:s/></text:span><text:span text:style-name="T75_11">declaraciones</text:span><text:span text:style-name="T75_12">,<text:s/></text:span><text:span text:style-name="T75_13">variables</text:span><text:span text:style-name="T75_14">,<text:s/></text:span><text:span text:style-name="T75_15">parámetros</text:span><text:span text:style-name="T75_16">,<text:s/></text:span><text:span text:style-name="T75_17">nombres</text:span><text:span text:style-name="T75_18"><text:s/></text:span><text:span text:style-name="T75_19">de</text:span><text:span text:style-name="T75_20"><text:s/></text:span><text:span text:style-name="T75_21">propiedades</text:span><text:span text:style-name="T75_22">,<text:s/></text:span><text:span text:style-name="T75_23">operadores</text:span><text:span text:style-name="T75_24"><text:s/></text:span><text:span text:style-name="T75_25">y</text:span><text:span text:style-name="T75_26"><text:s/></text:span><text:span text:style-name="T75_27">etiquetas</text:span><text:span text:style-name="T75_28">.</text:span></text:p>
      <text:p text:style-name="P76"/>
      <text:p text:style-name="P77"><text:span text:style-name="T77_1">JavaScript</text:span><text:span text:style-name="T77_2"><text:s/></text:span><text:span text:style-name="T77_3">tiene</text:span><text:span text:style-name="T77_4"><text:s/></text:span><text:span text:style-name="T77_5">un</text:span><text:span text:style-name="T77_6"><text:s/></text:span><text:span text:style-name="T77_7">solo</text:span><text:span text:style-name="T77_8"><text:s/></text:span><text:span text:style-name="T77_9">tipo</text:span><text:span text:style-name="T77_10"><text:s/></text:span><text:span text:style-name="T77_11">de</text:span><text:span text:style-name="T77_12"><text:s/></text:span><text:span text:style-name="T77_13">número</text:span><text:span text:style-name="T77_14">.<text:s/></text:span><text:span text:style-name="T77_15">Internamente</text:span><text:span text:style-name="T77_16">,<text:s/></text:span><text:span text:style-name="T77_17">se</text:span><text:span text:style-name="T77_18"><text:s/></text:span><text:span text:style-name="T77_19">representa</text:span><text:span text:style-name="T77_20"><text:s/></text:span><text:span text:style-name="T77_21">como</text:span><text:span text:style-name="T77_22"><text:s/></text:span><text:span text:style-name="T77_23">punto</text:span><text:span text:style-name="T77_24"><text:s/></text:span><text:span text:style-name="T77_25">flotante</text:span><text:span text:style-name="T77_26"><text:s/></text:span><text:span text:style-name="T77_27">de</text:span><text:span text:style-name="T77_28"><text:s/>64<text:s/></text:span><text:span text:style-name="T77_29">bits</text:span><text:span text:style-name="T77_30">,<text:s/></text:span><text:span text:style-name="T77_31">lo</text:span><text:span text:style-name="T77_32"><text:s/></text:span><text:span text:style-name="T77_33">mismo</text:span><text:span text:style-name="T77_34"><text:s/></text:span><text:span text:style-name="T77_35">que</text:span><text:span text:style-name="T77_36"><text:s/></text:span><text:span text:style-name="T77_37">Java</text:span><text:span text:style-name="T77_38">'</text:span><text:span text:style-name="T77_39">sdouble</text:span><text:span text:style-name="T77_40">.<text:s/></text:span><text:span text:style-name="T77_41">A</text:span><text:span text:style-name="T77_42"><text:s/></text:span><text:span text:style-name="T77_43">diferencia</text:span><text:span text:style-name="T77_44"><text:s/></text:span><text:span text:style-name="T77_45">de</text:span><text:span text:style-name="T77_46"><text:s/></text:span><text:span text:style-name="T77_47">la</text:span><text:span text:style-name="T77_48"><text:s/></text:span><text:span text:style-name="T77_49">mayoría</text:span><text:span text:style-name="T77_50"><text:s/></text:span><text:span text:style-name="T77_51">de</text:span><text:span text:style-name="T77_52"><text:s/></text:span><text:span text:style-name="T77_53">otros</text:span><text:span text:style-name="T77_54"><text:s/></text:span><text:span text:style-name="T77_55">lenguajes</text:span><text:span text:style-name="T77_56"><text:s/></text:span><text:span text:style-name="T77_57">de</text:span><text:span text:style-name="T77_58"><text:s/></text:span><text:span text:style-name="T77_59">programación</text:span><text:span text:style-name="T77_60">,<text:s/></text:span><text:span text:style-name="T77_61">no</text:span><text:span text:style-name="T77_62"><text:s/></text:span><text:span text:style-name="T77_63">hay</text:span><text:span text:style-name="T77_64"><text:s/></text:span><text:span text:style-name="T77_65">ningún</text:span><text:span text:style-name="T77_66"><text:s/></text:span><text:span text:style-name="T77_67">tipo</text:span><text:span text:style-name="T77_68"><text:s/></text:span><text:span text:style-name="T77_69">de</text:span><text:span text:style-name="T77_70"><text:s/></text:span><text:span text:style-name="T77_71">entero</text:span><text:span text:style-name="T77_72"><text:s/></text:span><text:span text:style-name="T77_73">por</text:span><text:span text:style-name="T77_74"><text:s/></text:span><text:span text:style-name="T77_75">separado</text:span><text:span text:style-name="T77_76">,<text:s/></text:span><text:span text:style-name="T77_77">por</text:span><text:span text:style-name="T77_78"><text:s/></text:span><text:span text:style-name="T77_79">lo</text:span><text:span text:style-name="T77_80"><text:s/></text:span><text:span text:style-name="T77_81">que</text:span><text:span text:style-name="T77_82"><text:s/>1<text:s/></text:span><text:span text:style-name="T77_83">y</text:span><text:span text:style-name="T77_84"><text:s/>1.0<text:s/></text:span><text:span text:style-name="T77_85">son</text:span><text:span text:style-name="T77_86"><text:s/></text:span><text:span text:style-name="T77_87">el</text:span><text:span text:style-name="T77_88"><text:s/></text:span><text:span text:style-name="T77_89">mismo</text:span><text:span text:style-name="T77_90"><text:s/></text:span><text:span text:style-name="T77_91">valor</text:span><text:span text:style-name="T77_92">.<text:s/></text:span><text:span text:style-name="T77_93">Esta</text:span><text:span text:style-name="T77_94"><text:s/></text:span><text:span text:style-name="T77_95">es</text:span><text:span text:style-name="T77_96"><text:s/></text:span><text:span text:style-name="T77_97">una</text:span><text:span text:style-name="T77_98"><text:s/></text:span><text:span text:style-name="T77_99">conveniencia</text:span><text:span text:style-name="T77_100"><text:s/></text:span><text:span text:style-name="T77_101">significativa</text:span><text:span text:style-name="T77_102"><text:s/></text:span><text:span text:style-name="T77_103">porque</text:span><text:span text:style-name="T77_104"><text:s/></text:span><text:span text:style-name="T77_105">los</text:span><text:span text:style-name="T77_106"><text:s/></text:span><text:span text:style-name="T77_107">problemas</text:span><text:span text:style-name="T77_108"><text:s/></text:span><text:span text:style-name="T77_109">de</text:span><text:span text:style-name="T77_110"><text:s/></text:span><text:span text:style-name="T77_111">desbordamiento</text:span><text:span text:style-name="T77_112"><text:s/></text:span><text:span text:style-name="T77_113">de</text:span><text:span text:style-name="T77_114"><text:s/></text:span><text:span text:style-name="T77_115">enteros</text:span><text:span text:style-name="T77_116"><text:s/></text:span><text:span text:style-name="T77_117">cortos</text:span><text:span text:style-name="T77_118"><text:s/></text:span><text:span text:style-name="T77_119">se</text:span><text:span text:style-name="T77_120"><text:s/></text:span><text:span text:style-name="T77_121">evitan</text:span><text:span text:style-name="T77_122"><text:s/></text:span><text:span text:style-name="T77_123">completamente</text:span><text:span text:style-name="T77_124">,<text:s/></text:span><text:span text:style-name="T77_125">y</text:span><text:span text:style-name="T77_126"><text:s/></text:span><text:span text:style-name="T77_127">todo</text:span><text:span text:style-name="T77_128"><text:s/></text:span><text:span text:style-name="T77_129">lo</text:span><text:span text:style-name="T77_130"><text:s/></text:span><text:span text:style-name="T77_131">que</text:span><text:span text:style-name="T77_132"><text:s/></text:span><text:span text:style-name="T77_133">necesita</text:span><text:span text:style-name="T77_134"><text:s/></text:span><text:span text:style-name="T77_135">saber</text:span><text:span text:style-name="T77_136"><text:s/></text:span><text:span text:style-name="T77_137">acerca</text:span><text:span text:style-name="T77_138"><text:s/></text:span><text:span text:style-name="T77_139">de</text:span><text:span text:style-name="T77_140"><text:s/></text:span><text:span text:style-name="T77_141">un</text:span><text:span text:style-name="T77_142"><text:s/></text:span><text:span text:style-name="T77_143">número</text:span><text:span text:style-name="T77_144"><text:s/></text:span><text:span text:style-name="T77_145">es</text:span><text:span text:style-name="T77_146"><text:s/></text:span><text:span text:style-name="T77_147">que</text:span><text:span text:style-name="T77_148"><text:s/></text:span><text:span text:style-name="T77_149">es</text:span><text:span text:style-name="T77_150"><text:s/></text:span><text:span text:style-name="T77_151">un</text:span><text:span text:style-name="T77_152"><text:s/></text:span><text:span text:style-name="T77_153">número</text:span><text:span text:style-name="T77_154">.<text:s/></text:span><text:span text:style-name="T77_155">Se</text:span><text:span text:style-name="T77_156"><text:s/></text:span><text:span text:style-name="T77_157">evita</text:span><text:span text:style-name="T77_158"><text:s/></text:span><text:span text:style-name="T77_159">una</text:span><text:span text:style-name="T77_160"><text:s/></text:span><text:span text:style-name="T77_161">gran</text:span><text:span text:style-name="T77_162"><text:s/></text:span><text:span text:style-name="T77_163">clase</text:span><text:span text:style-name="T77_164"><text:s/></text:span><text:span text:style-name="T77_165">de</text:span><text:span text:style-name="T77_166"><text:s/></text:span><text:span text:style-name="T77_167">errores</text:span><text:span text:style-name="T77_168"><text:s/></text:span><text:span text:style-name="T77_169">de</text:span><text:span text:style-name="T77_170"><text:s/></text:span><text:span text:style-name="T77_171">tipo</text:span><text:span text:style-name="T77_172"><text:s/></text:span><text:span text:style-name="T77_173">numérico</text:span><text:span text:style-name="T77_174">.</text:span></text:p>
      <text:p text:style-name="P78"><text:span text:style-name="T78_1">Los</text:span><text:span text:style-name="T78_2"><text:s/></text:span><text:span text:style-name="T78_3">números</text:span><text:span text:style-name="T78_4"><text:s/></text:span><text:span text:style-name="T78_5">negativos</text:span><text:span text:style-name="T78_6"><text:s/></text:span><text:span text:style-name="T78_7">se</text:span><text:span text:style-name="T78_8"><text:s/></text:span><text:span text:style-name="T78_9">pueden</text:span><text:span text:style-name="T78_10"><text:s/></text:span><text:span text:style-name="T78_11">formar</text:span><text:span text:style-name="T78_12"><text:s/></text:span><text:span text:style-name="T78_13">utilizando</text:span><text:span text:style-name="T78_14"><text:s/></text:span><text:span text:style-name="T78_15">el</text:span><text:span text:style-name="T78_16"><text:s/></text:span><text:span text:style-name="T78_17">prefijo</text:span><text:span text:style-name="T78_18"><text:s/></text:span><text:span text:style-name="T78_19">del</text:span><text:span text:style-name="T78_20"><text:s/></text:span><text:span text:style-name="T78_21">operador</text:span><text:span text:style-name="T78_22">.</text:span></text:p>
      <text:p text:style-name="P79"><text:span text:style-name="T79_1">El</text:span><text:span text:style-name="T79_2"><text:s/></text:span><text:span text:style-name="T79_3">valor</text:span><text:span text:style-name="T79_4"><text:s/></text:span><text:span text:style-name="T79_5">NaN</text:span><text:span text:style-name="T79_6"><text:s/></text:span><text:span text:style-name="T79_7">es</text:span><text:span text:style-name="T79_8"><text:s/></text:span><text:span text:style-name="T79_9">un</text:span><text:span text:style-name="T79_10"><text:s/></text:span><text:span text:style-name="T79_11">valor</text:span><text:span text:style-name="T79_12"><text:s/></text:span><text:span text:style-name="T79_13">numérico</text:span><text:span text:style-name="T79_14"><text:s/></text:span><text:span text:style-name="T79_15">que</text:span><text:span text:style-name="T79_16"><text:s/></text:span><text:span text:style-name="T79_17">es</text:span><text:span text:style-name="T79_18"><text:s/></text:span><text:span text:style-name="T79_19">el</text:span><text:span text:style-name="T79_20"><text:s/></text:span><text:span text:style-name="T79_21">resultado</text:span><text:span text:style-name="T79_22"><text:s/></text:span><text:span text:style-name="T79_23">de</text:span><text:span text:style-name="T79_24"><text:s/></text:span><text:span text:style-name="T79_25">una</text:span><text:span text:style-name="T79_26"><text:s/></text:span><text:span text:style-name="T79_27">operación</text:span><text:span text:style-name="T79_28"><text:s/></text:span><text:span text:style-name="T79_29">que</text:span><text:span text:style-name="T79_30"><text:s/></text:span><text:span text:style-name="T79_31">no</text:span><text:span text:style-name="T79_32"><text:s/></text:span><text:span text:style-name="T79_33">puede</text:span><text:span text:style-name="T79_34"><text:s/></text:span><text:span text:style-name="T79_35">producir</text:span><text:span text:style-name="T79_36"><text:s/></text:span><text:span text:style-name="T79_37">un</text:span><text:span text:style-name="T79_38"><text:s/></text:span><text:span text:style-name="T79_39">resultado</text:span><text:span text:style-name="T79_40"><text:s/></text:span><text:span text:style-name="T79_41">normal</text:span><text:span text:style-name="T79_42">.<text:s/></text:span><text:span text:style-name="T79_43">NaN</text:span><text:span text:style-name="T79_44"><text:s/></text:span><text:span text:style-name="T79_45">no</text:span><text:span text:style-name="T79_46"><text:s/></text:span><text:span text:style-name="T79_47">es</text:span><text:span text:style-name="T79_48"><text:s/></text:span><text:span text:style-name="T79_49">igual</text:span><text:span text:style-name="T79_50"><text:s/></text:span><text:span text:style-name="T79_51">a</text:span><text:span text:style-name="T79_52"><text:s/></text:span><text:span text:style-name="T79_53">cualquier</text:span><text:span text:style-name="T79_54"><text:s/></text:span><text:span text:style-name="T79_55">valor</text:span><text:span text:style-name="T79_56">,<text:s/></text:span><text:span text:style-name="T79_57">incluyendo</text:span><text:span text:style-name="T79_58"><text:s/></text:span><text:span text:style-name="T79_59">sí</text:span><text:span text:style-name="T79_60"><text:s/></text:span><text:span text:style-name="T79_61">mismo</text:span><text:span text:style-name="T79_62">.<text:s/></text:span><text:span text:style-name="T79_63">Puede</text:span><text:span text:style-name="T79_64"><text:s/></text:span><text:span text:style-name="T79_65">detectar</text:span><text:span text:style-name="T79_66"><text:s/></text:span><text:span text:style-name="T79_67">NaN</text:span><text:span text:style-name="T79_68"><text:s/></text:span><text:span text:style-name="T79_69">con</text:span><text:span text:style-name="T79_70"><text:s/></text:span><text:span text:style-name="T79_71">la</text:span><text:span text:style-name="T79_72"><text:s/></text:span><text:span text:style-name="T79_73">función</text:span><text:span text:style-name="T79_74"><text:s/></text:span><text:span text:style-name="T79_75">es</text:span><text:span text:style-name="T79_76"><text:s/></text:span><text:span text:style-name="T79_77">NaN</text:span><text:span text:style-name="T79_78"><text:s/>(</text:span><text:span text:style-name="T79_79">número</text:span><text:span text:style-name="T79_80">).</text:span></text:p>
      <text:p text:style-name="P80"/>
      <text:p text:style-name="P81"><text:span text:style-name="T81_1">Strings</text:span><text:span text:style-name="T81_2"><text:s/></text:span><text:span text:style-name="T81_3">puede</text:span><text:span text:style-name="T81_4"><text:s/></text:span><text:span text:style-name="T81_5">ser</text:span><text:span text:style-name="T81_6"><text:s/></text:span><text:span text:style-name="T81_7">envuelto</text:span><text:span text:style-name="T81_8"><text:s/></text:span><text:span text:style-name="T81_9">en</text:span><text:span text:style-name="T81_10"><text:s/></text:span><text:span text:style-name="T81_11">comillas</text:span><text:span text:style-name="T81_12"><text:s/></text:span><text:span text:style-name="T81_13">simples</text:span><text:span text:style-name="T81_14"><text:s/></text:span><text:span text:style-name="T81_15">o</text:span><text:span text:style-name="T81_16"><text:s/></text:span><text:span text:style-name="T81_17">dobles</text:span><text:span text:style-name="T81_18">.<text:s/></text:span><text:span text:style-name="T81_19">Puede</text:span><text:span text:style-name="T81_20"><text:s/></text:span><text:span text:style-name="T81_21">contener</text:span><text:span text:style-name="T81_22"><text:s/></text:span><text:span text:style-name="T81_23">cero</text:span><text:span text:style-name="T81_24"><text:s/></text:span><text:span text:style-name="T81_25">o</text:span><text:span text:style-name="T81_26"><text:s/></text:span><text:span text:style-name="T81_27">más</text:span><text:span text:style-name="T81_28"><text:s/></text:span><text:span text:style-name="T81_29">caracteres</text:span><text:span text:style-name="T81_30">.<text:s/></text:span><text:span text:style-name="T81_31">El</text:span><text:span text:style-name="T81_32"><text:s/>\<text:s/>(</text:span><text:span text:style-name="T81_33">barra</text:span><text:span text:style-name="T81_34"><text:s/></text:span><text:span text:style-name="T81_35">invertida</text:span><text:span text:style-name="T81_36">)<text:s/></text:span><text:span text:style-name="T81_37">es</text:span><text:span text:style-name="T81_38"><text:s/></text:span><text:span text:style-name="T81_39">el</text:span><text:span text:style-name="T81_40"><text:s/></text:span><text:span text:style-name="T81_41">carácter</text:span><text:span text:style-name="T81_42"><text:s/></text:span><text:span text:style-name="T81_43">de</text:span><text:span text:style-name="T81_44"><text:s/></text:span><text:span text:style-name="T81_45">escape</text:span><text:span text:style-name="T81_46">.<text:s/></text:span><text:span text:style-name="T81_47">JavaScript</text:span><text:span text:style-name="T81_48"><text:s/></text:span><text:span text:style-name="T81_49">se</text:span><text:span text:style-name="T81_50"><text:s/></text:span><text:span text:style-name="T81_51">construyó</text:span><text:span text:style-name="T81_52"><text:s/></text:span><text:span text:style-name="T81_53">en</text:span><text:span text:style-name="T81_54"><text:s/></text:span><text:span text:style-name="T81_55">un</text:span><text:span text:style-name="T81_56"><text:s/></text:span><text:span text:style-name="T81_57">momento</text:span><text:span text:style-name="T81_58"><text:s/></text:span><text:span text:style-name="T81_59">en</text:span><text:span text:style-name="T81_60"><text:s/></text:span><text:span text:style-name="T81_61">Unicode</text:span><text:span text:style-name="T81_62"><text:s/></text:span><text:span text:style-name="T81_63">era</text:span><text:span text:style-name="T81_64"><text:s/></text:span><text:span text:style-name="T81_65">un</text:span><text:span text:style-name="T81_66"><text:s/></text:span><text:span text:style-name="T81_67">juego</text:span><text:span text:style-name="T81_68"><text:s/></text:span><text:span text:style-name="T81_69">de</text:span><text:span text:style-name="T81_70"><text:s/></text:span><text:span text:style-name="T81_71">caracteres</text:span><text:span text:style-name="T81_72"><text:s/></text:span><text:span text:style-name="T81_73">de</text:span><text:span text:style-name="T81_74"><text:s/>16<text:s/></text:span><text:span text:style-name="T81_75">bits</text:span><text:span text:style-name="T81_76">,<text:s/></text:span><text:span text:style-name="T81_77">por</text:span><text:span text:style-name="T81_78"><text:s/></text:span><text:span text:style-name="T81_79">lo</text:span><text:span text:style-name="T81_80"><text:s/></text:span><text:span text:style-name="T81_81">que</text:span><text:span text:style-name="T81_82"><text:s/></text:span><text:span text:style-name="T81_83">todos</text:span><text:span text:style-name="T81_84"><text:s/></text:span><text:span text:style-name="T81_85">los</text:span><text:span text:style-name="T81_86"><text:s/></text:span><text:span text:style-name="T81_87">caracteres</text:span><text:span text:style-name="T81_88"><text:s/></text:span><text:span text:style-name="T81_89">de</text:span><text:span text:style-name="T81_90"><text:s/></text:span><text:span text:style-name="T81_91">JavaScript</text:span><text:span text:style-name="T81_92"><text:s/></text:span><text:span text:style-name="T81_93">son</text:span><text:span text:style-name="T81_94"><text:s/></text:span><text:span text:style-name="T81_95">de</text:span><text:span text:style-name="T81_96"><text:s/>16<text:s/></text:span><text:span text:style-name="T81_97">bits</text:span><text:span text:style-name="T81_98"><text:s/></text:span><text:span text:style-name="T81_99">de</text:span><text:span text:style-name="T81_100"><text:s/></text:span><text:span text:style-name="T81_101">ancho</text:span><text:span text:style-name="T81_102">.</text:span></text:p>
      <text:p text:style-name="P82"><text:span text:style-name="T82_1">JavaScript</text:span><text:span text:style-name="T82_2"><text:s/></text:span><text:span text:style-name="T82_3">no</text:span><text:span text:style-name="T82_4"><text:s/></text:span><text:span text:style-name="T82_5">tiene</text:span><text:span text:style-name="T82_6"><text:s/></text:span><text:span text:style-name="T82_7">un</text:span><text:span text:style-name="T82_8"><text:s/></text:span><text:span text:style-name="T82_9">tipo</text:span><text:span text:style-name="T82_10"><text:s/></text:span><text:span text:style-name="T82_11">de</text:span><text:span text:style-name="T82_12"><text:s/></text:span><text:span text:style-name="T82_13">carácter</text:span><text:span text:style-name="T82_14">.<text:s/></text:span><text:span text:style-name="T82_15">Para</text:span><text:span text:style-name="T82_16"><text:s/></text:span><text:span text:style-name="T82_17">representar</text:span><text:span text:style-name="T82_18"><text:s/></text:span><text:span text:style-name="T82_19">un</text:span><text:span text:style-name="T82_20"><text:s/></text:span><text:span text:style-name="T82_21">carácter</text:span><text:span text:style-name="T82_22">,<text:s/></text:span><text:span text:style-name="T82_23">hacer</text:span><text:span text:style-name="T82_24"><text:s/></text:span><text:span text:style-name="T82_25">una</text:span><text:span text:style-name="T82_26"><text:s/></text:span><text:span text:style-name="T82_27">cadena</text:span><text:span text:style-name="T82_28"><text:s/></text:span><text:span text:style-name="T82_29">con</text:span><text:span text:style-name="T82_30"><text:s/></text:span><text:span text:style-name="T82_31">un</text:span><text:span text:style-name="T82_32"><text:s/></text:span><text:span text:style-name="T82_33">solo</text:span><text:span text:style-name="T82_34"><text:s/></text:span><text:span text:style-name="T82_35">carácter</text:span><text:span text:style-name="T82_36"><text:s/></text:span><text:span text:style-name="T82_37">en</text:span><text:span text:style-name="T82_38"><text:s/></text:span><text:span text:style-name="T82_39">ella</text:span><text:span text:style-name="T82_40">.</text:span></text:p>
      <text:p text:style-name="P83"/>
      <text:p text:style-name="P84"><text:span text:style-name="T84_1">Las</text:span><text:span text:style-name="T84_2"><text:s/></text:span><text:span text:style-name="T84_3">secuencias</text:span><text:span text:style-name="T84_4"><text:s/></text:span><text:span text:style-name="T84_5">de</text:span><text:span text:style-name="T84_6"><text:s/></text:span><text:span text:style-name="T84_7">escape</text:span><text:span text:style-name="T84_8"><text:s/></text:span><text:span text:style-name="T84_9">permiten</text:span><text:span text:style-name="T84_10"><text:s/></text:span><text:span text:style-name="T84_11">la</text:span><text:span text:style-name="T84_12"><text:s/></text:span><text:span text:style-name="T84_13">inserción</text:span><text:span text:style-name="T84_14"><text:s/></text:span><text:span text:style-name="T84_15">de</text:span><text:span text:style-name="T84_16"><text:s/></text:span><text:span text:style-name="T84_17">caracteres</text:span><text:span text:style-name="T84_18"><text:s/></text:span><text:span text:style-name="T84_19">en</text:span><text:span text:style-name="T84_20"><text:s/></text:span><text:span text:style-name="T84_21">cadenas</text:span><text:span text:style-name="T84_22"><text:s/></text:span><text:span text:style-name="T84_23">que</text:span><text:span text:style-name="T84_24"><text:s/></text:span><text:span text:style-name="T84_25">normalmente</text:span><text:span text:style-name="T84_26"><text:s/></text:span><text:span text:style-name="T84_27">no</text:span><text:span text:style-name="T84_28"><text:s/></text:span><text:span text:style-name="T84_29">están</text:span><text:span text:style-name="T84_30"><text:s/></text:span><text:span text:style-name="T84_31">permitidas</text:span><text:span text:style-name="T84_32">,<text:s/></text:span><text:span text:style-name="T84_33">tales</text:span><text:span text:style-name="T84_34"><text:s/></text:span><text:span text:style-name="T84_35">como</text:span><text:span text:style-name="T84_36"><text:s/></text:span><text:span text:style-name="T84_37">barras</text:span><text:span text:style-name="T84_38"><text:s/></text:span><text:span text:style-name="T84_39">invertidas</text:span><text:span text:style-name="T84_40">,<text:s/></text:span><text:span text:style-name="T84_41">citas</text:span><text:span text:style-name="T84_42">,<text:s/></text:span><text:span text:style-name="T84_43">y</text:span><text:span text:style-name="T84_44"><text:s/></text:span><text:span text:style-name="T84_45">caracteres</text:span><text:span text:style-name="T84_46"><text:s/></text:span><text:span text:style-name="T84_47">de</text:span><text:span text:style-name="T84_48"><text:s/></text:span><text:span text:style-name="T84_49">control</text:span><text:span text:style-name="T84_50">.<text:s/></text:span><text:span text:style-name="T84_51">El</text:span><text:span text:style-name="T84_52"><text:s/>\<text:s/></text:span><text:span text:style-name="T84_53">uconvention</text:span><text:span text:style-name="T84_54"><text:s/></text:span><text:span text:style-name="T84_55">permite</text:span><text:span text:style-name="T84_56"><text:s/></text:span><text:span text:style-name="T84_57">especificar</text:span><text:span text:style-name="T84_58"><text:s/></text:span><text:span text:style-name="T84_59">los</text:span><text:span text:style-name="T84_60"><text:s/></text:span><text:span text:style-name="T84_61">puntos</text:span><text:span text:style-name="T84_62"><text:s/></text:span><text:span text:style-name="T84_63">de</text:span><text:span text:style-name="T84_64"><text:s/></text:span><text:span text:style-name="T84_65">código</text:span><text:span text:style-name="T84_66"><text:s/></text:span><text:span text:style-name="T84_67">de</text:span><text:span text:style-name="T84_68"><text:s/></text:span><text:span text:style-name="T84_69">carácter</text:span><text:span text:style-name="T84_70"><text:s/></text:span><text:span text:style-name="T84_71">numérico</text:span><text:span text:style-name="T84_72">.</text:span></text:p>
      <text:p text:style-name="P85"/>
      <text:p text:style-name="P86"><text:span text:style-name="T86_1">"</text:span><text:span text:style-name="T86_2">A</text:span><text:span text:style-name="T86_3">"<text:s/>===<text:s/>"\<text:s/></text:span><text:span text:style-name="T86_4">u</text:span><text:span text:style-name="T86_5">0041"</text:span></text:p>
      <text:p text:style-name="P87"/>
      <text:p text:style-name="P88"><text:span text:style-name="T88_1">Strings</text:span><text:span text:style-name="T88_2"><text:s/></text:span><text:span text:style-name="T88_3">tienen</text:span><text:span text:style-name="T88_4"><text:s/></text:span><text:span text:style-name="T88_5">una</text:span><text:span text:style-name="T88_6"><text:s/></text:span><text:span text:style-name="T88_7">propiedad</text:span><text:span text:style-name="T88_8"><text:s/></text:span><text:span text:style-name="T88_9">length</text:span><text:span text:style-name="T88_10">.<text:s/></text:span><text:span text:style-name="T88_11">Por</text:span><text:span text:style-name="T88_12"><text:s/></text:span><text:span text:style-name="T88_13">ejemplo</text:span><text:span text:style-name="T88_14">,<text:s/>"</text:span><text:span text:style-name="T88_15">siete</text:span><text:span text:style-name="T88_16">"<text:s/>.</text:span><text:span text:style-name="T88_17">length</text:span><text:span text:style-name="T88_18"><text:s/></text:span><text:span text:style-name="T88_19">es</text:span><text:span text:style-name="T88_20"><text:s/>5.</text:span></text:p>
      <text:p text:style-name="P89"><text:span text:style-name="T89_1">Strings</text:span><text:span text:style-name="T89_2"><text:s/></text:span><text:span text:style-name="T89_3">son</text:span><text:span text:style-name="T89_4"><text:s/></text:span><text:span text:style-name="T89_5">inmutables</text:span><text:span text:style-name="T89_6">.<text:s/></text:span><text:span text:style-name="T89_7">Una</text:span><text:span text:style-name="T89_8"><text:s/></text:span><text:span text:style-name="T89_9">vez</text:span><text:span text:style-name="T89_10"><text:s/></text:span><text:span text:style-name="T89_11">que</text:span><text:span text:style-name="T89_12"><text:s/></text:span><text:span text:style-name="T89_13">está</text:span><text:span text:style-name="T89_14"><text:s/></text:span><text:span text:style-name="T89_15">hecho</text:span><text:span text:style-name="T89_16">,<text:s/></text:span><text:span text:style-name="T89_17">una</text:span><text:span text:style-name="T89_18"><text:s/></text:span><text:span text:style-name="T89_19">cadena</text:span><text:span text:style-name="T89_20"><text:s/></text:span><text:span text:style-name="T89_21">nunca</text:span><text:span text:style-name="T89_22"><text:s/></text:span><text:span text:style-name="T89_23">se</text:span><text:span text:style-name="T89_24"><text:s/></text:span><text:span text:style-name="T89_25">puede</text:span><text:span text:style-name="T89_26"><text:s/></text:span><text:span text:style-name="T89_27">cambiar</text:span><text:span text:style-name="T89_28">.<text:s/></text:span><text:span text:style-name="T89_29">Pero</text:span><text:span text:style-name="T89_30"><text:s/></text:span><text:span text:style-name="T89_31">es</text:span><text:span text:style-name="T89_32"><text:s/></text:span><text:span text:style-name="T89_33">fácil</text:span><text:span text:style-name="T89_34"><text:s/></text:span><text:span text:style-name="T89_35">para</text:span><text:span text:style-name="T89_36"><text:s/></text:span><text:span text:style-name="T89_37">hacer</text:span><text:span text:style-name="T89_38"><text:s/></text:span><text:span text:style-name="T89_39">una</text:span><text:span text:style-name="T89_40"><text:s/></text:span><text:span text:style-name="T89_41">nueva</text:span><text:span text:style-name="T89_42"><text:s/></text:span><text:span text:style-name="T89_43">cadena</text:span><text:span text:style-name="T89_44"><text:s/></text:span><text:span text:style-name="T89_45">concatenando</text:span><text:span text:style-name="T89_46"><text:s/></text:span><text:span text:style-name="T89_47">otras</text:span><text:span text:style-name="T89_48"><text:s/></text:span><text:span text:style-name="T89_49">cuerdas</text:span><text:span text:style-name="T89_50"><text:s/></text:span><text:span text:style-name="T89_51">junto</text:span><text:span text:style-name="T89_52"><text:s/></text:span><text:span text:style-name="T89_53">con</text:span><text:span text:style-name="T89_54"><text:s/></text:span><text:span text:style-name="T89_55">el</text:span><text:span text:style-name="T89_56"><text:s/></text:span><text:span text:style-name="T89_57">operador</text:span><text:span text:style-name="T89_58"><text:s/>+.</text:span></text:p>
      <text:p text:style-name="P90"/>
      <text:p text:style-name="P91"><text:span text:style-name="T91_1">Cuando</text:span><text:span text:style-name="T91_2"><text:s/></text:span><text:span text:style-name="T91_3">se</text:span><text:span text:style-name="T91_4"><text:s/></text:span><text:span text:style-name="T91_5">utiliza</text:span><text:span text:style-name="T91_6"><text:s/></text:span><text:span text:style-name="T91_7">en</text:span><text:span text:style-name="T91_8"><text:s/></text:span><text:span text:style-name="T91_9">el</text:span><text:span text:style-name="T91_10"><text:s/></text:span><text:span text:style-name="T91_11">interior</text:span><text:span text:style-name="T91_12"><text:s/></text:span><text:span text:style-name="T91_13">de</text:span><text:span text:style-name="T91_14"><text:s/></text:span><text:span text:style-name="T91_15">una</text:span><text:span text:style-name="T91_16"><text:s/></text:span><text:span text:style-name="T91_17">función</text:span><text:span text:style-name="T91_18">,<text:s/></text:span><text:span text:style-name="T91_19">la</text:span><text:span text:style-name="T91_20"><text:s/></text:span><text:span text:style-name="T91_21">sentencia</text:span><text:span text:style-name="T91_22"><text:s/></text:span><text:span text:style-name="T91_23">var</text:span><text:span text:style-name="T91_24"><text:s/></text:span><text:span text:style-name="T91_25">define</text:span><text:span text:style-name="T91_26"><text:s/></text:span><text:span text:style-name="T91_27">variables</text:span><text:span text:style-name="T91_28"><text:s/></text:span><text:span text:style-name="T91_29">privadas</text:span><text:span text:style-name="T91_30"><text:s/></text:span><text:span text:style-name="T91_31">de</text:span><text:span text:style-name="T91_32"><text:s/></text:span><text:span text:style-name="T91_33">la</text:span><text:span text:style-name="T91_34"><text:s/></text:span><text:span text:style-name="T91_35">función</text:span><text:span text:style-name="T91_36">.<text:s/></text:span><text:span text:style-name="T91_37">El</text:span><text:span text:style-name="T91_38"><text:s/></text:span><text:span text:style-name="T91_39">switch</text:span><text:span text:style-name="T91_40">,<text:s/></text:span><text:span text:style-name="T91_41">while</text:span><text:span text:style-name="T91_42">,<text:s/></text:span><text:span text:style-name="T91_43">for</text:span><text:span text:style-name="T91_44">,<text:s/></text:span><text:span text:style-name="T91_45">y</text:span><text:span text:style-name="T91_46"><text:s/></text:span><text:span text:style-name="T91_47">do</text:span><text:span text:style-name="T91_48"><text:s/></text:span><text:span text:style-name="T91_49">declaraciones</text:span><text:span text:style-name="T91_50"><text:s/></text:span><text:span text:style-name="T91_51">se</text:span><text:span text:style-name="T91_52"><text:s/></text:span><text:span text:style-name="T91_53">les</text:span><text:span text:style-name="T91_54"><text:s/></text:span><text:span text:style-name="T91_55">permite</text:span><text:span text:style-name="T91_56"><text:s/></text:span><text:span text:style-name="T91_57">tener</text:span><text:span text:style-name="T91_58"><text:s/></text:span><text:span text:style-name="T91_59">un</text:span><text:span text:style-name="T91_60"><text:s/></text:span><text:span text:style-name="T91_61">prefijo</text:span><text:span text:style-name="T91_62"><text:s/></text:span><text:span text:style-name="T91_63">de</text:span><text:span text:style-name="T91_64"><text:s/></text:span><text:span text:style-name="T91_65">etiqueta</text:span><text:span text:style-name="T91_66"><text:s/></text:span><text:span text:style-name="T91_67">opcional</text:span><text:span text:style-name="T91_68"><text:s/></text:span><text:span text:style-name="T91_69">que</text:span><text:span text:style-name="T91_70"><text:s/></text:span><text:span text:style-name="T91_71">interactúa</text:span><text:span text:style-name="T91_72"><text:s/></text:span><text:span text:style-name="T91_73">con</text:span><text:span text:style-name="T91_74"><text:s/></text:span><text:span text:style-name="T91_75">la</text:span><text:span text:style-name="T91_76"><text:s/></text:span><text:span text:style-name="T91_77">sentencia</text:span><text:span text:style-name="T91_78"><text:s/></text:span><text:span text:style-name="T91_79">break</text:span><text:span text:style-name="T91_80">.</text:span></text:p>
      <text:p text:style-name="P92"><text:span text:style-name="T92_1">Declaraciones</text:span><text:span text:style-name="T92_2"><text:s/></text:span><text:span text:style-name="T92_3">tienden</text:span><text:span text:style-name="T92_4"><text:s/></text:span><text:span text:style-name="T92_5">a</text:span><text:span text:style-name="T92_6"><text:s/></text:span><text:span text:style-name="T92_7">ser</text:span><text:span text:style-name="T92_8"><text:s/></text:span><text:span text:style-name="T92_9">ejecutados</text:span><text:span text:style-name="T92_10"><text:s/></text:span><text:span text:style-name="T92_11">en</text:span><text:span text:style-name="T92_12"><text:s/></text:span><text:span text:style-name="T92_13">orden</text:span><text:span text:style-name="T92_14"><text:s/></text:span><text:span text:style-name="T92_15">de</text:span><text:span text:style-name="T92_16"><text:s/></text:span><text:span text:style-name="T92_17">arriba</text:span><text:span text:style-name="T92_18"><text:s/></text:span><text:span text:style-name="T92_19">a</text:span><text:span text:style-name="T92_20"><text:s/></text:span><text:span text:style-name="T92_21">abajo</text:span><text:span text:style-name="T92_22">.<text:s/></text:span><text:span text:style-name="T92_23">La</text:span><text:span text:style-name="T92_24"><text:s/></text:span><text:span text:style-name="T92_25">secuencia</text:span><text:span text:style-name="T92_26"><text:s/></text:span><text:span text:style-name="T92_27">de</text:span><text:span text:style-name="T92_28"><text:s/></text:span><text:span text:style-name="T92_29">ejecución</text:span><text:span text:style-name="T92_30"><text:s/></text:span><text:span text:style-name="T92_31">puede</text:span><text:span text:style-name="T92_32"><text:s/></text:span><text:span text:style-name="T92_33">ser</text:span><text:span text:style-name="T92_34"><text:s/></text:span><text:span text:style-name="T92_35">alterado</text:span><text:span text:style-name="T92_36"><text:s/></text:span><text:span text:style-name="T92_37">por</text:span><text:span text:style-name="T92_38"><text:s/></text:span><text:span text:style-name="T92_39">las</text:span><text:span text:style-name="T92_40"><text:s/></text:span><text:span text:style-name="T92_41">sentencias</text:span><text:span text:style-name="T92_42"><text:s/></text:span><text:span text:style-name="T92_43">condicionales</text:span><text:span text:style-name="T92_44"><text:s/>(</text:span><text:span text:style-name="T92_45">if</text:span><text:span text:style-name="T92_46"><text:s/></text:span><text:span text:style-name="T92_47">y</text:span><text:span text:style-name="T92_48"><text:s/></text:span><text:span text:style-name="T92_49">switch</text:span><text:span text:style-name="T92_50">),<text:s/></text:span><text:span text:style-name="T92_51">por</text:span><text:span text:style-name="T92_52"><text:s/></text:span><text:span text:style-name="T92_53">las</text:span><text:span text:style-name="T92_54"><text:s/></text:span><text:span text:style-name="T92_55">declaraciones</text:span><text:span text:style-name="T92_56"><text:s/></text:span><text:span text:style-name="T92_57">de</text:span><text:span text:style-name="T92_58"><text:s/></text:span><text:span text:style-name="T92_59">bucle</text:span><text:span text:style-name="T92_60"><text:s/>(</text:span><text:span text:style-name="T92_61">while</text:span><text:span text:style-name="T92_62">,<text:s/></text:span><text:span text:style-name="T92_63">for</text:span><text:span text:style-name="T92_64">,<text:s/></text:span><text:span text:style-name="T92_65">y</text:span><text:span text:style-name="T92_66"><text:s/></text:span><text:span text:style-name="T92_67">do</text:span><text:span text:style-name="T92_68">),<text:s/></text:span><text:span text:style-name="T92_69">por</text:span><text:span text:style-name="T92_70"><text:s/></text:span><text:span text:style-name="T92_71">las</text:span><text:span text:style-name="T92_72"><text:s/></text:span><text:span text:style-name="T92_73">declaraciones</text:span><text:span text:style-name="T92_74"><text:s/></text:span><text:span text:style-name="T92_75">disruptivas</text:span><text:span text:style-name="T92_76"><text:s/>((</text:span><text:span text:style-name="T92_77">break</text:span><text:span text:style-name="T92_78">,<text:s/></text:span><text:span text:style-name="T92_79">return</text:span><text:span text:style-name="T92_80">,<text:s/></text:span><text:span text:style-name="T92_81">y</text:span><text:span text:style-name="T92_82"><text:s/></text:span><text:span text:style-name="T92_83">throw</text:span><text:span text:style-name="T92_84">),<text:s/></text:span><text:span text:style-name="T92_85">y</text:span><text:span text:style-name="T92_86"><text:s/></text:span><text:span text:style-name="T92_87">por</text:span><text:span text:style-name="T92_88"><text:s/></text:span><text:span text:style-name="T92_89">la</text:span><text:span text:style-name="T92_90"><text:s/></text:span><text:span text:style-name="T92_91">invocación</text:span><text:span text:style-name="T92_92"><text:s/></text:span><text:span text:style-name="T92_93">de</text:span><text:span text:style-name="T92_94"><text:s/></text:span><text:span text:style-name="T92_95">la</text:span><text:span text:style-name="T92_96"><text:s/></text:span><text:span text:style-name="T92_97">función</text:span><text:span text:style-name="T92_98">.</text:span></text:p>
      <text:p text:style-name="P93"/>
      <text:p text:style-name="P94"><text:span text:style-name="T94_1">Un</text:span><text:span text:style-name="T94_2"><text:s/></text:span><text:span text:style-name="T94_3">bloque</text:span><text:span text:style-name="T94_4"><text:s/></text:span><text:span text:style-name="T94_5">es</text:span><text:span text:style-name="T94_6"><text:s/></text:span><text:span text:style-name="T94_7">un</text:span><text:span text:style-name="T94_8"><text:s/></text:span><text:span text:style-name="T94_9">conjunto</text:span><text:span text:style-name="T94_10"><text:s/></text:span><text:span text:style-name="T94_11">de</text:span><text:span text:style-name="T94_12"><text:s/></text:span><text:span text:style-name="T94_13">sentencias</text:span><text:span text:style-name="T94_14"><text:s/></text:span><text:span text:style-name="T94_15">envueltos</text:span><text:span text:style-name="T94_16"><text:s/></text:span><text:span text:style-name="T94_17">entre</text:span><text:span text:style-name="T94_18"><text:s/></text:span><text:span text:style-name="T94_19">llaves</text:span><text:span text:style-name="T94_20">.<text:s/></text:span><text:span text:style-name="T94_21">A</text:span><text:span text:style-name="T94_22"><text:s/></text:span><text:span text:style-name="T94_23">diferencia</text:span><text:span text:style-name="T94_24"><text:s/></text:span><text:span text:style-name="T94_25">de</text:span><text:span text:style-name="T94_26"><text:s/></text:span><text:span text:style-name="T94_27">muchos</text:span><text:span text:style-name="T94_28"><text:s/></text:span><text:span text:style-name="T94_29">otros</text:span><text:span text:style-name="T94_30"><text:s/></text:span><text:span text:style-name="T94_31">idiomas</text:span><text:span text:style-name="T94_32">,<text:s/></text:span><text:span text:style-name="T94_33">bloques</text:span><text:span text:style-name="T94_34"><text:s/></text:span><text:span text:style-name="T94_35">de</text:span><text:span text:style-name="T94_36"><text:s/></text:span><text:span text:style-name="T94_37">JavaScript</text:span><text:span text:style-name="T94_38"><text:s/></text:span><text:span text:style-name="T94_39">no</text:span><text:span text:style-name="T94_40"><text:s/></text:span><text:span text:style-name="T94_41">crean</text:span><text:span text:style-name="T94_42"><text:s/></text:span><text:span text:style-name="T94_43">un</text:span><text:span text:style-name="T94_44"><text:s/></text:span><text:span text:style-name="T94_45">nuevo</text:span><text:span text:style-name="T94_46"><text:s/></text:span><text:span text:style-name="T94_47">ámbito</text:span><text:span text:style-name="T94_48">,<text:s/></text:span><text:span text:style-name="T94_49">por</text:span><text:span text:style-name="T94_50"><text:s/></text:span><text:span text:style-name="T94_51">lo</text:span><text:span text:style-name="T94_52"><text:s/></text:span><text:span text:style-name="T94_53">que</text:span><text:span text:style-name="T94_54"><text:s/></text:span><text:span text:style-name="T94_55">las</text:span><text:span text:style-name="T94_56"><text:s/></text:span><text:span text:style-name="T94_57">variables</text:span><text:span text:style-name="T94_58"><text:s/></text:span><text:span text:style-name="T94_59">deben</text:span><text:span text:style-name="T94_60"><text:s/></text:span><text:span text:style-name="T94_61">ser</text:span><text:span text:style-name="T94_62"><text:s/></text:span><text:span text:style-name="T94_63">definidas</text:span><text:span text:style-name="T94_64"><text:s/></text:span><text:span text:style-name="T94_65">en</text:span><text:span text:style-name="T94_66"><text:s/></text:span><text:span text:style-name="T94_67">la</text:span><text:span text:style-name="T94_68"><text:s/></text:span><text:span text:style-name="T94_69">parte</text:span><text:span text:style-name="T94_70"><text:s/></text:span><text:span text:style-name="T94_71">superior</text:span><text:span text:style-name="T94_72"><text:s/></text:span><text:span text:style-name="T94_73">de</text:span><text:span text:style-name="T94_74"><text:s/></text:span><text:span text:style-name="T94_75">la</text:span><text:span text:style-name="T94_76"><text:s/></text:span><text:span text:style-name="T94_77">función</text:span><text:span text:style-name="T94_78">,<text:s/></text:span><text:span text:style-name="T94_79">no</text:span><text:span text:style-name="T94_80"><text:s/></text:span><text:span text:style-name="T94_81">en</text:span><text:span text:style-name="T94_82"><text:s/></text:span><text:span text:style-name="T94_83">bloques</text:span><text:span text:style-name="T94_84">.</text:span></text:p>
      <text:p text:style-name="P95"><text:span text:style-name="T95_1">La</text:span><text:span text:style-name="T95_2"><text:s/></text:span><text:span text:style-name="T95_3">sentencia</text:span><text:span text:style-name="T95_4"><text:s/></text:span><text:span text:style-name="T95_5">if</text:span><text:span text:style-name="T95_6"><text:s/></text:span><text:span text:style-name="T95_7">cambia</text:span><text:span text:style-name="T95_8"><text:s/></text:span><text:span text:style-name="T95_9">el</text:span><text:span text:style-name="T95_10"><text:s/></text:span><text:span text:style-name="T95_11">flujo</text:span><text:span text:style-name="T95_12"><text:s/></text:span><text:span text:style-name="T95_13">del</text:span><text:span text:style-name="T95_14"><text:s/></text:span><text:span text:style-name="T95_15">programa</text:span><text:span text:style-name="T95_16"><text:s/></text:span><text:span text:style-name="T95_17">basado</text:span><text:span text:style-name="T95_18"><text:s/></text:span><text:span text:style-name="T95_19">en</text:span><text:span text:style-name="T95_20"><text:s/></text:span><text:span text:style-name="T95_21">el</text:span><text:span text:style-name="T95_22"><text:s/></text:span><text:span text:style-name="T95_23">valor</text:span><text:span text:style-name="T95_24"><text:s/></text:span><text:span text:style-name="T95_25">de</text:span><text:span text:style-name="T95_26"><text:s/></text:span><text:span text:style-name="T95_27">la</text:span><text:span text:style-name="T95_28"><text:s/></text:span><text:span text:style-name="T95_29">expresión</text:span><text:span text:style-name="T95_30">.<text:s/></text:span><text:span text:style-name="T95_31">El</text:span><text:span text:style-name="T95_32"><text:s/></text:span><text:span text:style-name="T95_33">entonces</text:span><text:span text:style-name="T95_34"><text:s/></text:span><text:span text:style-name="T95_35">bloque</text:span><text:span text:style-name="T95_36"><text:s/></text:span><text:span text:style-name="T95_37">se</text:span><text:span text:style-name="T95_38"><text:s/></text:span><text:span text:style-name="T95_39">ejecuta</text:span><text:span text:style-name="T95_40"><text:s/></text:span><text:span text:style-name="T95_41">si</text:span><text:span text:style-name="T95_42"><text:s/></text:span><text:span text:style-name="T95_43">la</text:span><text:span text:style-name="T95_44"><text:s/></text:span><text:span text:style-name="T95_45">expresión</text:span><text:span text:style-name="T95_46"><text:s/></text:span><text:span text:style-name="T95_47">es</text:span><text:span text:style-name="T95_48"><text:s/></text:span><text:span text:style-name="T95_49">verdadera</text:span><text:span text:style-name="T95_50">;<text:s/></text:span><text:span text:style-name="T95_51">de</text:span><text:span text:style-name="T95_52"><text:s/></text:span><text:span text:style-name="T95_53">lo</text:span><text:span text:style-name="T95_54"><text:s/></text:span><text:span text:style-name="T95_55">contrario</text:span><text:span text:style-name="T95_56">,<text:s/></text:span><text:span text:style-name="T95_57">se</text:span><text:span text:style-name="T95_58"><text:s/></text:span><text:span text:style-name="T95_59">toma</text:span><text:span text:style-name="T95_60"><text:s/></text:span><text:span text:style-name="T95_61">la</text:span><text:span text:style-name="T95_62"><text:s/></text:span><text:span text:style-name="T95_63">rama</text:span><text:span text:style-name="T95_64"><text:s/></text:span><text:span text:style-name="T95_65">else</text:span><text:span text:style-name="T95_66"><text:s/></text:span><text:span text:style-name="T95_67">opcional</text:span><text:span text:style-name="T95_68">.</text:span></text:p>
      <text:p text:style-name="P96"><text:span text:style-name="T96_1">Estos</text:span><text:span text:style-name="T96_2"><text:s/></text:span><text:span text:style-name="T96_3">son</text:span><text:span text:style-name="T96_4"><text:s/></text:span><text:span text:style-name="T96_5">los</text:span><text:span text:style-name="T96_6"><text:s/></text:span><text:span text:style-name="T96_7">valores</text:span><text:span text:style-name="T96_8"><text:s/></text:span><text:span text:style-name="T96_9">falsos</text:span><text:span text:style-name="T96_10">:</text:span></text:p>
      <text:p text:style-name="P97"><text:span text:style-name="T97_1">•<text:s/></text:span><text:span text:style-name="T97_2">false</text:span></text:p>
      <text:p text:style-name="P98"><text:span text:style-name="T98_1">•<text:s/></text:span><text:span text:style-name="T98_2">null</text:span></text:p>
      <text:p text:style-name="P99"><text:span text:style-name="T99_1">•<text:s/></text:span><text:span text:style-name="T99_2">String</text:span><text:span text:style-name="T99_3"><text:s/></text:span><text:span text:style-name="T99_4">vacío</text:span></text:p>
      <text:p text:style-name="P100"><text:span text:style-name="T100_1">•<text:s/></text:span><text:span text:style-name="T100_2">El</text:span><text:span text:style-name="T100_3"><text:s/></text:span><text:span text:style-name="T100_4">Number</text:span><text:span text:style-name="T100_5"><text:s/>0</text:span></text:p>
      <text:p text:style-name="P101"><text:span text:style-name="T101_1">•<text:s/></text:span><text:span text:style-name="T101_2">El</text:span><text:span text:style-name="T101_3"><text:s/></text:span><text:span text:style-name="T101_4">number</text:span><text:span text:style-name="T101_5"><text:s/></text:span><text:span text:style-name="T101_6">NaN</text:span></text:p>
      <text:p text:style-name="P102"><text:span text:style-name="T102_1">Todos</text:span><text:span text:style-name="T102_2"><text:s/></text:span><text:span text:style-name="T102_3">los</text:span><text:span text:style-name="T102_4"><text:s/></text:span><text:span text:style-name="T102_5">demás</text:span><text:span text:style-name="T102_6"><text:s/></text:span><text:span text:style-name="T102_7">valores</text:span><text:span text:style-name="T102_8"><text:s/></text:span><text:span text:style-name="T102_9">son</text:span><text:span text:style-name="T102_10"><text:s/></text:span><text:span text:style-name="T102_11">verdaderos</text:span><text:span text:style-name="T102_12">,<text:s/></text:span><text:span text:style-name="T102_13">incluyendo</text:span><text:span text:style-name="T102_14"><text:s/></text:span><text:span text:style-name="T102_15">cierto</text:span><text:span text:style-name="T102_16">,<text:s/></text:span><text:span text:style-name="T102_17">la</text:span><text:span text:style-name="T102_18"><text:s/></text:span><text:span text:style-name="T102_19">cadena</text:span><text:span text:style-name="T102_20"><text:s/></text:span><text:span text:style-name="T102_21">false</text:span><text:span text:style-name="T102_22">,<text:s/></text:span><text:span text:style-name="T102_23">y</text:span><text:span text:style-name="T102_24"><text:s/></text:span><text:span text:style-name="T102_25">todos</text:span><text:span text:style-name="T102_26"><text:s/></text:span><text:span text:style-name="T102_27">los</text:span><text:span text:style-name="T102_28"><text:s/></text:span><text:span text:style-name="T102_29">objetos</text:span><text:span text:style-name="T102_30">.</text:span></text:p>
      <text:p text:style-name="P103"/>
      <text:p text:style-name="P104"><text:span text:style-name="T104_1">La</text:span><text:span text:style-name="T104_2"><text:s/></text:span><text:span text:style-name="T104_3">sentencia</text:span><text:span text:style-name="T104_4"><text:s/></text:span><text:span text:style-name="T104_5">switch</text:span><text:span text:style-name="T104_6"><text:s/></text:span><text:span text:style-name="T104_7">realiza</text:span><text:span text:style-name="T104_8"><text:s/></text:span><text:span text:style-name="T104_9">una</text:span><text:span text:style-name="T104_10"><text:s/></text:span><text:span text:style-name="T104_11">rama</text:span><text:span text:style-name="T104_12"><text:s/></text:span><text:span text:style-name="T104_13">de</text:span><text:span text:style-name="T104_14"><text:s/></text:span><text:span text:style-name="T104_15">múltiples</text:span><text:span text:style-name="T104_16"><text:s/></text:span><text:span text:style-name="T104_17">vías</text:span><text:span text:style-name="T104_18">.<text:s/></text:span><text:span text:style-name="T104_19">En</text:span><text:span text:style-name="T104_20"><text:s/></text:span><text:span text:style-name="T104_21">él</text:span><text:span text:style-name="T104_22"><text:s/></text:span><text:span text:style-name="T104_23">se</text:span><text:span text:style-name="T104_24"><text:s/></text:span><text:span text:style-name="T104_25">compara</text:span><text:span text:style-name="T104_26"><text:s/></text:span><text:span text:style-name="T104_27">la</text:span><text:span text:style-name="T104_28"><text:s/></text:span><text:span text:style-name="T104_29">expresión</text:span><text:span text:style-name="T104_30"><text:s/></text:span><text:span text:style-name="T104_31">de</text:span><text:span text:style-name="T104_32"><text:s/></text:span><text:span text:style-name="T104_33">igualdad</text:span><text:span text:style-name="T104_34"><text:s/></text:span><text:span text:style-name="T104_35">con</text:span><text:span text:style-name="T104_36"><text:s/></text:span><text:span text:style-name="T104_37">todos</text:span><text:span text:style-name="T104_38"><text:s/></text:span><text:span text:style-name="T104_39">los</text:span><text:span text:style-name="T104_40"><text:s/></text:span><text:span text:style-name="T104_41">casos</text:span><text:span text:style-name="T104_42"><text:s/></text:span><text:span text:style-name="T104_43">especificados</text:span><text:span text:style-name="T104_44">.<text:s/></text:span><text:span text:style-name="T104_45">La</text:span><text:span text:style-name="T104_46"><text:s/></text:span><text:span text:style-name="T104_47">expresión</text:span><text:span text:style-name="T104_48"><text:s/></text:span><text:span text:style-name="T104_49">puede</text:span><text:span text:style-name="T104_50"><text:s/></text:span><text:span text:style-name="T104_51">producir</text:span><text:span text:style-name="T104_52"><text:s/></text:span><text:span text:style-name="T104_53">un</text:span><text:span text:style-name="T104_54"><text:s/></text:span><text:span text:style-name="T104_55">número</text:span><text:span text:style-name="T104_56"><text:s/></text:span><text:span text:style-name="T104_57">o</text:span><text:span text:style-name="T104_58"><text:s/></text:span><text:span text:style-name="T104_59">una</text:span><text:span text:style-name="T104_60"><text:s/></text:span><text:span text:style-name="T104_61">cadena</text:span><text:span text:style-name="T104_62">.<text:s/></text:span><text:span text:style-name="T104_63">Cuando</text:span><text:span text:style-name="T104_64"><text:s/></text:span><text:span text:style-name="T104_65">se</text:span><text:span text:style-name="T104_66"><text:s/></text:span><text:span text:style-name="T104_67">encuentra</text:span><text:span text:style-name="T104_68"><text:s/></text:span><text:span text:style-name="T104_69">una</text:span><text:span text:style-name="T104_70"><text:s/></text:span><text:span text:style-name="T104_71">coincidencia</text:span><text:span text:style-name="T104_72"><text:s/></text:span><text:span text:style-name="T104_73">exacta</text:span><text:span text:style-name="T104_74">,<text:s/></text:span><text:span text:style-name="T104_75">se</text:span><text:span text:style-name="T104_76"><text:s/></text:span><text:span text:style-name="T104_77">ejecutan</text:span><text:span text:style-name="T104_78"><text:s/></text:span><text:span text:style-name="T104_79">las</text:span><text:span text:style-name="T104_80"><text:s/></text:span><text:span text:style-name="T104_81">sentencias</text:span><text:span text:style-name="T104_82"><text:s/></text:span><text:span text:style-name="T104_83">de</text:span><text:span text:style-name="T104_84"><text:s/></text:span><text:span text:style-name="T104_85">la</text:span><text:span text:style-name="T104_86"><text:s/></text:span><text:span text:style-name="T104_87">cláusula</text:span><text:span text:style-name="T104_88"><text:s/></text:span><text:span text:style-name="T104_89">de</text:span><text:span text:style-name="T104_90"><text:s/></text:span><text:span text:style-name="T104_91">caso</text:span><text:span text:style-name="T104_92"><text:s/></text:span><text:span text:style-name="T104_93">a</text:span><text:span text:style-name="T104_94"><text:s/></text:span><text:span text:style-name="T104_95">juego</text:span><text:span text:style-name="T104_96">.<text:s/></text:span><text:span text:style-name="T104_97">Si</text:span><text:span text:style-name="T104_98"><text:s/></text:span><text:span text:style-name="T104_99">no</text:span><text:span text:style-name="T104_100"><text:s/></text:span><text:span text:style-name="T104_101">hay</text:span><text:span text:style-name="T104_102"><text:s/></text:span><text:span text:style-name="T104_103">ninguna</text:span><text:span text:style-name="T104_104"><text:s/></text:span><text:span text:style-name="T104_105">coincidencia</text:span><text:span text:style-name="T104_106">,<text:s/></text:span><text:span text:style-name="T104_107">las</text:span><text:span text:style-name="T104_108"><text:s/></text:span><text:span text:style-name="T104_109">declaraciones</text:span><text:span text:style-name="T104_110"><text:s/></text:span><text:span text:style-name="T104_111">por</text:span><text:span text:style-name="T104_112"><text:s/></text:span><text:span text:style-name="T104_113">defecto</text:span><text:span text:style-name="T104_114"><text:s/></text:span><text:span text:style-name="T104_115">opcionales</text:span><text:span text:style-name="T104_116"><text:s/></text:span><text:span text:style-name="T104_117">se</text:span><text:span text:style-name="T104_118"><text:s/></text:span><text:span text:style-name="T104_119">ejecutan</text:span><text:span text:style-name="T104_120">.</text:span></text:p>
      <text:p text:style-name="P105"/>
      <text:p text:style-name="P106"><text:span text:style-name="T106_1">Una</text:span><text:span text:style-name="T106_2"><text:s/></text:span><text:span text:style-name="T106_3">case</text:span><text:span text:style-name="T106_4"><text:s/></text:span><text:span text:style-name="T106_5">clause</text:span><text:span text:style-name="T106_6"><text:s/></text:span><text:span text:style-name="T106_7">contiene</text:span><text:span text:style-name="T106_8"><text:s/></text:span><text:span text:style-name="T106_9">una</text:span><text:span text:style-name="T106_10"><text:s/></text:span><text:span text:style-name="T106_11">o</text:span><text:span text:style-name="T106_12"><text:s/></text:span><text:span text:style-name="T106_13">más</text:span><text:span text:style-name="T106_14"><text:s/></text:span><text:span text:style-name="T106_15">expresiones</text:span><text:span text:style-name="T106_16"><text:s/></text:span><text:span text:style-name="T106_17">de</text:span><text:span text:style-name="T106_18"><text:s/></text:span><text:span text:style-name="T106_19">caso</text:span><text:span text:style-name="T106_20">.<text:s/></text:span><text:span text:style-name="T106_21">Las</text:span><text:span text:style-name="T106_22"><text:s/></text:span><text:span text:style-name="T106_23">expresiones</text:span><text:span text:style-name="T106_24"><text:s/></text:span><text:span text:style-name="T106_25">de</text:span><text:span text:style-name="T106_26"><text:s/></text:span><text:span text:style-name="T106_27">caso</text:span><text:span text:style-name="T106_28"><text:s/></text:span><text:span text:style-name="T106_29">no</text:span><text:span text:style-name="T106_30"><text:s/></text:span><text:span text:style-name="T106_31">tienen</text:span><text:span text:style-name="T106_32"><text:s/></text:span><text:span text:style-name="T106_33">que</text:span><text:span text:style-name="T106_34"><text:s/></text:span><text:span text:style-name="T106_35">ser</text:span><text:span text:style-name="T106_36"><text:s/></text:span><text:span text:style-name="T106_37">constantes</text:span><text:span text:style-name="T106_38">.<text:s/></text:span><text:span text:style-name="T106_39">El</text:span><text:span text:style-name="T106_40"><text:s/></text:span><text:span text:style-name="T106_41">comunicado</text:span><text:span text:style-name="T106_42"><text:s/></text:span><text:span text:style-name="T106_43">tras</text:span><text:span text:style-name="T106_44"><text:s/></text:span><text:span text:style-name="T106_45">una</text:span><text:span text:style-name="T106_46"><text:s/></text:span><text:span text:style-name="T106_47">cláusula</text:span><text:span text:style-name="T106_48"><text:s/></text:span><text:span text:style-name="T106_49">debe</text:span><text:span text:style-name="T106_50"><text:s/></text:span><text:span text:style-name="T106_51">ser</text:span><text:span text:style-name="T106_52"><text:s/></text:span><text:span text:style-name="T106_53">una</text:span><text:span text:style-name="T106_54"><text:s/></text:span><text:span text:style-name="T106_55">declaración</text:span><text:span text:style-name="T106_56"><text:s/></text:span><text:span text:style-name="T106_57">perjudicial</text:span><text:span text:style-name="T106_58"><text:s/></text:span><text:span text:style-name="T106_59">para</text:span><text:span text:style-name="T106_60"><text:s/></text:span><text:span text:style-name="T106_61">evitar</text:span><text:span text:style-name="T106_62"><text:s/></text:span><text:span text:style-name="T106_63">la</text:span><text:span text:style-name="T106_64"><text:s/></text:span><text:span text:style-name="T106_65">caída</text:span><text:span text:style-name="T106_66"><text:s/></text:span><text:span text:style-name="T106_67">a</text:span><text:span text:style-name="T106_68"><text:s/></text:span><text:span text:style-name="T106_69">través</text:span><text:span text:style-name="T106_70"><text:s/></text:span><text:span text:style-name="T106_71">en</text:span><text:span text:style-name="T106_72"><text:s/></text:span><text:span text:style-name="T106_73">el</text:span><text:span text:style-name="T106_74"><text:s/></text:span><text:span text:style-name="T106_75">siguiente</text:span><text:span text:style-name="T106_76"><text:s/></text:span><text:span text:style-name="T106_77">caso</text:span><text:span text:style-name="T106_78">.<text:s/></text:span><text:span text:style-name="T106_79">La</text:span><text:span text:style-name="T106_80"><text:s/></text:span><text:span text:style-name="T106_81">sentencia</text:span><text:span text:style-name="T106_82"><text:s/></text:span><text:span text:style-name="T106_83">break</text:span><text:span text:style-name="T106_84"><text:s/></text:span><text:span text:style-name="T106_85">se</text:span><text:span text:style-name="T106_86"><text:s/></text:span><text:span text:style-name="T106_87">puede</text:span><text:span text:style-name="T106_88"><text:s/></text:span><text:span text:style-name="T106_89">utilizar</text:span><text:span text:style-name="T106_90"><text:s/></text:span><text:span text:style-name="T106_91">para</text:span><text:span text:style-name="T106_92"><text:s/></text:span><text:span text:style-name="T106_93">salir</text:span><text:span text:style-name="T106_94"><text:s/></text:span><text:span text:style-name="T106_95">de</text:span><text:span text:style-name="T106_96"><text:s/></text:span><text:span text:style-name="T106_97">un</text:span><text:span text:style-name="T106_98"><text:s/></text:span><text:span text:style-name="T106_99">interruptor</text:span><text:span text:style-name="T106_100">.</text:span></text:p>
      <text:p text:style-name="P107"/>
      <text:p text:style-name="P108"><text:span text:style-name="T108_1">La</text:span><text:span text:style-name="T108_2"><text:s/></text:span><text:span text:style-name="T108_3">declaración</text:span><text:span text:style-name="T108_4"><text:s/></text:span><text:span text:style-name="T108_5">while</text:span><text:span text:style-name="T108_6"><text:s/></text:span><text:span text:style-name="T108_7">realiza</text:span><text:span text:style-name="T108_8"><text:s/></text:span><text:span text:style-name="T108_9">un</text:span><text:span text:style-name="T108_10"><text:s/></text:span><text:span text:style-name="T108_11">bucle</text:span><text:span text:style-name="T108_12"><text:s/></text:span><text:span text:style-name="T108_13">simple</text:span><text:span text:style-name="T108_14">.<text:s/></text:span><text:span text:style-name="T108_15">Si</text:span><text:span text:style-name="T108_16"><text:s/></text:span><text:span text:style-name="T108_17">la</text:span><text:span text:style-name="T108_18"><text:s/></text:span><text:span text:style-name="T108_19">expresión</text:span><text:span text:style-name="T108_20"><text:s/></text:span><text:span text:style-name="T108_21">es</text:span><text:span text:style-name="T108_22"><text:s/></text:span><text:span text:style-name="T108_23">falsa</text:span><text:span text:style-name="T108_24">,<text:s/></text:span><text:span text:style-name="T108_25">a</text:span><text:span text:style-name="T108_26"><text:s/></text:span><text:span text:style-name="T108_27">continuación</text:span><text:span text:style-name="T108_28">,<text:s/></text:span><text:span text:style-name="T108_29">el</text:span><text:span text:style-name="T108_30"><text:s/></text:span><text:span text:style-name="T108_31">bucle</text:span><text:span text:style-name="T108_32"><text:s/></text:span><text:span text:style-name="T108_33">se</text:span><text:span text:style-name="T108_34"><text:s/></text:span><text:span text:style-name="T108_35">romperá</text:span><text:span text:style-name="T108_36">.<text:s/></text:span><text:span text:style-name="T108_37">Mientras</text:span><text:span text:style-name="T108_38"><text:s/></text:span><text:span text:style-name="T108_39">que</text:span><text:span text:style-name="T108_40"><text:s/></text:span><text:span text:style-name="T108_41">la</text:span><text:span text:style-name="T108_42"><text:s/></text:span><text:span text:style-name="T108_43">expresión</text:span><text:span text:style-name="T108_44"><text:s/></text:span><text:span text:style-name="T108_45">es</text:span><text:span text:style-name="T108_46"><text:s/></text:span><text:span text:style-name="T108_47">verdadera</text:span><text:span text:style-name="T108_48">,<text:s/></text:span><text:span text:style-name="T108_49">se</text:span><text:span text:style-name="T108_50"><text:s/></text:span><text:span text:style-name="T108_51">ejecutará</text:span><text:span text:style-name="T108_52"><text:s/></text:span><text:span text:style-name="T108_53">el</text:span><text:span text:style-name="T108_54"><text:s/></text:span><text:span text:style-name="T108_55">bloque</text:span><text:span text:style-name="T108_56">.</text:span></text:p>
      <text:p text:style-name="P109"/>
      <text:p text:style-name="P110"><text:span text:style-name="T110_1">La</text:span><text:span text:style-name="T110_2"><text:s/></text:span><text:span text:style-name="T110_3">sentencia</text:span><text:span text:style-name="T110_4"><text:s/></text:span><text:span text:style-name="T110_5">for</text:span><text:span text:style-name="T110_6"><text:s/></text:span><text:span text:style-name="T110_7">es</text:span><text:span text:style-name="T110_8"><text:s/></text:span><text:span text:style-name="T110_9">una</text:span><text:span text:style-name="T110_10"><text:s/></text:span><text:span text:style-name="T110_11">declaración</text:span><text:span text:style-name="T110_12"><text:s/></text:span><text:span text:style-name="T110_13">de</text:span><text:span text:style-name="T110_14"><text:s/></text:span><text:span text:style-name="T110_15">bucle</text:span><text:span text:style-name="T110_16"><text:s/></text:span><text:span text:style-name="T110_17">más</text:span><text:span text:style-name="T110_18"><text:s/></text:span><text:span text:style-name="T110_19">complicado</text:span><text:span text:style-name="T110_20">.<text:s/></text:span><text:span text:style-name="T110_21">Viene</text:span><text:span text:style-name="T110_22"><text:s/></text:span><text:span text:style-name="T110_23">en</text:span><text:span text:style-name="T110_24"><text:s/></text:span><text:span text:style-name="T110_25">dos</text:span><text:span text:style-name="T110_26"><text:s/></text:span><text:span text:style-name="T110_27">forma</text:span><text:span text:style-name="T110_28"><text:s/></text:span><text:span text:style-name="T110_29">convencional</text:span><text:span text:style-name="T110_30"><text:s/></text:span><text:span text:style-name="T110_31">forms</text:span><text:span text:style-name="T110_32">.</text:span><text:span text:style-name="T110_33">Controlado</text:span><text:span text:style-name="T110_34"><text:s/></text:span><text:span text:style-name="T110_35">por</text:span><text:span text:style-name="T110_36"><text:s/></text:span><text:span text:style-name="T110_37">tres</text:span><text:span text:style-name="T110_38"><text:s/></text:span><text:span text:style-name="T110_39">cláusulas</text:span><text:span text:style-name="T110_40"><text:s/></text:span><text:span text:style-name="T110_41">opcionales</text:span><text:span text:style-name="T110_42">:<text:s/></text:span><text:span text:style-name="T110_43">la</text:span><text:span text:style-name="T110_44"><text:s/></text:span><text:span text:style-name="T110_45">inicialización</text:span><text:span text:style-name="T110_46">,<text:s/></text:span><text:span text:style-name="T110_47">el</text:span><text:span text:style-name="T110_48"><text:s/></text:span><text:span text:style-name="T110_49">estado</text:span><text:span text:style-name="T110_50">,<text:s/></text:span><text:span text:style-name="T110_51">y</text:span><text:span text:style-name="T110_52"><text:s/></text:span><text:span text:style-name="T110_53">el</text:span><text:span text:style-name="T110_54"><text:s/></text:span><text:span text:style-name="T110_55">incremento</text:span><text:span text:style-name="T110_56">.<text:s/></text:span><text:span text:style-name="T110_57">En</text:span><text:span text:style-name="T110_58"><text:s/></text:span><text:span text:style-name="T110_59">primer</text:span><text:span text:style-name="T110_60"><text:s/></text:span><text:span text:style-name="T110_61">lugar</text:span><text:span text:style-name="T110_62">,<text:s/></text:span><text:span text:style-name="T110_63">la</text:span><text:span text:style-name="T110_64"><text:s/></text:span><text:span text:style-name="T110_65">inicialización</text:span><text:span text:style-name="T110_66"><text:s/></text:span><text:span text:style-name="T110_67">se</text:span><text:span text:style-name="T110_68"><text:s/></text:span><text:span text:style-name="T110_69">lleva</text:span><text:span text:style-name="T110_70"><text:s/></text:span><text:span text:style-name="T110_71">a</text:span><text:span text:style-name="T110_72"><text:s/></text:span><text:span text:style-name="T110_73">cabo</text:span><text:span text:style-name="T110_74">,<text:s/></text:span><text:span text:style-name="T110_75">el</text:span><text:span text:style-name="T110_76"><text:s/></text:span><text:span text:style-name="T110_77">cual</text:span><text:span text:style-name="T110_78"><text:s/></text:span><text:span text:style-name="T110_79">típicamente</text:span><text:span text:style-name="T110_80"><text:s/></text:span><text:span text:style-name="T110_81">se</text:span><text:span text:style-name="T110_82"><text:s/></text:span><text:span text:style-name="T110_83">inicializa</text:span><text:span text:style-name="T110_84"><text:s/></text:span><text:span text:style-name="T110_85">la</text:span><text:span text:style-name="T110_86"><text:s/></text:span><text:span text:style-name="T110_87">variable</text:span><text:span text:style-name="T110_88"><text:s/></text:span><text:span text:style-name="T110_89">de</text:span><text:span text:style-name="T110_90"><text:s/></text:span><text:span text:style-name="T110_91">bucle</text:span><text:span text:style-name="T110_92">.<text:s/></text:span><text:span text:style-name="T110_93">A</text:span><text:span text:style-name="T110_94"><text:s/></text:span><text:span text:style-name="T110_95">continuación</text:span><text:span text:style-name="T110_96">,<text:s/></text:span><text:span text:style-name="T110_97">se</text:span><text:span text:style-name="T110_98"><text:s/></text:span><text:span text:style-name="T110_99">evalúa</text:span><text:span text:style-name="T110_100"><text:s/></text:span><text:span text:style-name="T110_101">la</text:span><text:span text:style-name="T110_102"><text:s/></text:span><text:span text:style-name="T110_103">condición</text:span><text:span text:style-name="T110_104">.<text:s/></text:span><text:span text:style-name="T110_105">Normalmente</text:span><text:span text:style-name="T110_106">,<text:s/></text:span><text:span text:style-name="T110_107">esta</text:span><text:span text:style-name="T110_108"><text:s/></text:span><text:span text:style-name="T110_109">prueba</text:span><text:span text:style-name="T110_110"><text:s/></text:span><text:span text:style-name="T110_111">la</text:span><text:span text:style-name="T110_112"><text:s/></text:span><text:span text:style-name="T110_113">variable</text:span><text:span text:style-name="T110_114"><text:s/></text:span><text:span text:style-name="T110_115">de</text:span><text:span text:style-name="T110_116"><text:s/></text:span><text:span text:style-name="T110_117">bucle</text:span><text:span text:style-name="T110_118"><text:s/></text:span><text:span text:style-name="T110_119">en</text:span><text:span text:style-name="T110_120"><text:s/></text:span><text:span text:style-name="T110_121">contra</text:span><text:span text:style-name="T110_122"><text:s/></text:span><text:span text:style-name="T110_123">de</text:span><text:span text:style-name="T110_124"><text:s/></text:span><text:span text:style-name="T110_125">un</text:span><text:span text:style-name="T110_126"><text:s/></text:span><text:span text:style-name="T110_127">criterio</text:span><text:span text:style-name="T110_128"><text:s/></text:span><text:span text:style-name="T110_129">de</text:span><text:span text:style-name="T110_130"><text:s/></text:span><text:span text:style-name="T110_131">terminación</text:span><text:span text:style-name="T110_132">.<text:s/></text:span><text:span text:style-name="T110_133">Si</text:span><text:span text:style-name="T110_134"><text:s/></text:span><text:span text:style-name="T110_135">la</text:span><text:span text:style-name="T110_136"><text:s/></text:span><text:span text:style-name="T110_137">condición</text:span><text:span text:style-name="T110_138"><text:s/></text:span><text:span text:style-name="T110_139">se</text:span><text:span text:style-name="T110_140"><text:s/></text:span><text:span text:style-name="T110_141">omite</text:span><text:span text:style-name="T110_142">,<text:s/></text:span><text:span text:style-name="T110_143">se</text:span><text:span text:style-name="T110_144"><text:s/></text:span><text:span text:style-name="T110_145">asume</text:span><text:span text:style-name="T110_146"><text:s/></text:span><text:span text:style-name="T110_147">entonces</text:span><text:span text:style-name="T110_148"><text:s/></text:span><text:span text:style-name="T110_149">que</text:span><text:span text:style-name="T110_150"><text:s/></text:span><text:span text:style-name="T110_151">condición</text:span><text:span text:style-name="T110_152"><text:s/></text:span><text:span text:style-name="T110_153">es</text:span><text:span text:style-name="T110_154"><text:s/></text:span><text:span text:style-name="T110_155">verdadera</text:span><text:span text:style-name="T110_156">.<text:s/></text:span><text:span text:style-name="T110_157">Si</text:span><text:span text:style-name="T110_158"><text:s/></text:span><text:span text:style-name="T110_159">la</text:span><text:span text:style-name="T110_160"><text:s/></text:span><text:span text:style-name="T110_161">condición</text:span><text:span text:style-name="T110_162"><text:s/></text:span><text:span text:style-name="T110_163">es</text:span><text:span text:style-name="T110_164"><text:s/></text:span><text:span text:style-name="T110_165">falsa</text:span><text:span text:style-name="T110_166">,<text:s/></text:span><text:span text:style-name="T110_167">los</text:span><text:span text:style-name="T110_168"><text:s/></text:span><text:span text:style-name="T110_169">saltos</text:span><text:span text:style-name="T110_170"><text:s/></text:span><text:span text:style-name="T110_171">de</text:span><text:span text:style-name="T110_172"><text:s/></text:span><text:span text:style-name="T110_173">bucle</text:span><text:span text:style-name="T110_174">.<text:s/></text:span><text:span text:style-name="T110_175">De</text:span><text:span text:style-name="T110_176"><text:s/></text:span><text:span text:style-name="T110_177">lo</text:span><text:span text:style-name="T110_178"><text:s/></text:span><text:span text:style-name="T110_179">contrario</text:span><text:span text:style-name="T110_180">,<text:s/></text:span><text:span text:style-name="T110_181">se</text:span><text:span text:style-name="T110_182"><text:s/></text:span><text:span text:style-name="T110_183">ejecuta</text:span><text:span text:style-name="T110_184"><text:s/></text:span><text:span text:style-name="T110_185">el</text:span><text:span text:style-name="T110_186"><text:s/></text:span><text:span text:style-name="T110_187">bloque</text:span><text:span text:style-name="T110_188">,<text:s/></text:span><text:span text:style-name="T110_189">entonces</text:span><text:span text:style-name="T110_190"><text:s/></text:span><text:span text:style-name="T110_191">el</text:span><text:span text:style-name="T110_192"><text:s/></text:span><text:span text:style-name="T110_193">incremento</text:span><text:span text:style-name="T110_194"><text:s/></text:span><text:span text:style-name="T110_195">se</text:span><text:span text:style-name="T110_196"><text:s/></text:span><text:span text:style-name="T110_197">ejecuta</text:span><text:span text:style-name="T110_198">,<text:s/></text:span><text:span text:style-name="T110_199">y</text:span><text:span text:style-name="T110_200"><text:s/></text:span><text:span text:style-name="T110_201">luego</text:span><text:span text:style-name="T110_202"><text:s/></text:span><text:span text:style-name="T110_203">el</text:span><text:span text:style-name="T110_204"><text:s/></text:span><text:span text:style-name="T110_205">bucle</text:span><text:span text:style-name="T110_206"><text:s/></text:span><text:span text:style-name="T110_207">se</text:span><text:span text:style-name="T110_208"><text:s/></text:span><text:span text:style-name="T110_209">repite</text:span><text:span text:style-name="T110_210"><text:s/></text:span><text:span text:style-name="T110_211">con</text:span><text:span text:style-name="T110_212"><text:s/></text:span><text:span text:style-name="T110_213">la</text:span><text:span text:style-name="T110_214"><text:s/></text:span><text:span text:style-name="T110_215">condición</text:span></text:p>
      <text:p text:style-name="P111"/>
      <text:p text:style-name="P112"><text:span text:style-name="T112_1">La</text:span><text:span text:style-name="T112_2"><text:s/></text:span><text:span text:style-name="T112_3">otra</text:span><text:span text:style-name="T112_4"><text:s/></text:span><text:span text:style-name="T112_5">forma</text:span><text:span text:style-name="T112_6"><text:s/>(</text:span><text:span text:style-name="T112_7">llamada</text:span><text:span text:style-name="T112_8"><text:s/></text:span><text:span text:style-name="T112_9">for</text:span><text:span text:style-name="T112_10"><text:s/></text:span><text:span text:style-name="T112_11">in</text:span><text:span text:style-name="T112_12">)</text:span><text:span text:style-name="T112_13"><text:s/></text:span><text:span text:style-name="T112_14">enumera</text:span><text:span text:style-name="T112_15"><text:s/></text:span><text:span text:style-name="T112_16">los</text:span><text:span text:style-name="T112_17"><text:s/></text:span><text:span text:style-name="T112_18">nombres</text:span><text:span text:style-name="T112_19"><text:s/></text:span><text:span text:style-name="T112_20">de</text:span><text:span text:style-name="T112_21"><text:s/></text:span><text:span text:style-name="T112_22">propiedad</text:span><text:span text:style-name="T112_23"><text:s/>(</text:span><text:span text:style-name="T112_24">o</text:span><text:span text:style-name="T112_25"><text:s text:c="2"/></text:span><text:span text:style-name="T112_26">keys</text:span><text:span text:style-name="T112_27">)<text:s/></text:span><text:span text:style-name="T112_28">de</text:span><text:span text:style-name="T112_29"><text:s/></text:span><text:span text:style-name="T112_30">un</text:span><text:span text:style-name="T112_31"><text:s/></text:span><text:span text:style-name="T112_32">objeto</text:span><text:span text:style-name="T112_33">.<text:s/></text:span><text:span text:style-name="T112_34">En</text:span><text:span text:style-name="T112_35"><text:s/></text:span><text:span text:style-name="T112_36">cada</text:span><text:span text:style-name="T112_37"><text:s/></text:span><text:span text:style-name="T112_38">iteración</text:span><text:span text:style-name="T112_39">,<text:s/></text:span><text:span text:style-name="T112_40">otra</text:span><text:span text:style-name="T112_41"><text:s/></text:span><text:span text:style-name="T112_42">cadena</text:span><text:span text:style-name="T112_43"><text:s/></text:span><text:span text:style-name="T112_44">de</text:span><text:span text:style-name="T112_45"><text:s/></text:span><text:span text:style-name="T112_46">nombre</text:span><text:span text:style-name="T112_47"><text:s/></text:span><text:span text:style-name="T112_48">de</text:span><text:span text:style-name="T112_49"><text:s/></text:span><text:span text:style-name="T112_50">la</text:span><text:span text:style-name="T112_51"><text:s/></text:span><text:span text:style-name="T112_52">propiedad</text:span><text:span text:style-name="T112_53"><text:s/></text:span><text:span text:style-name="T112_54">del</text:span><text:span text:style-name="T112_55"><text:s/></text:span><text:span text:style-name="T112_56">objeto</text:span><text:span text:style-name="T112_57"><text:s/></text:span><text:span text:style-name="T112_58">se</text:span><text:span text:style-name="T112_59"><text:s/></text:span><text:span text:style-name="T112_60">asigna</text:span><text:span text:style-name="T112_61"><text:s/></text:span><text:span text:style-name="T112_62">a</text:span><text:span text:style-name="T112_63"><text:s/></text:span><text:span text:style-name="T112_64">la</text:span><text:span text:style-name="T112_65"><text:s/></text:span><text:span text:style-name="T112_66">variable</text:span><text:span text:style-name="T112_67">.</text:span></text:p>
      <text:p text:style-name="P113"><text:span text:style-name="T113_1">Por</text:span><text:span text:style-name="T113_2"><text:s/></text:span><text:span text:style-name="T113_3">lo</text:span><text:span text:style-name="T113_4"><text:s/></text:span><text:span text:style-name="T113_5">general</text:span><text:span text:style-name="T113_6">,<text:s/></text:span><text:span text:style-name="T113_7">es</text:span><text:span text:style-name="T113_8"><text:s/></text:span><text:span text:style-name="T113_9">necesario</text:span><text:span text:style-name="T113_10"><text:s/></text:span><text:span text:style-name="T113_11">probar</text:span><text:span text:style-name="T113_12"><text:s/></text:span><text:span text:style-name="T113_13">Object</text:span><text:span text:style-name="T113_14">.</text:span><text:span text:style-name="T113_15">hasOwnProperty</text:span><text:span text:style-name="T113_16"><text:s/>(</text:span><text:span text:style-name="T113_17">variable</text:span><text:span text:style-name="T113_18">)<text:s/></text:span><text:span text:style-name="T113_19">para</text:span><text:span text:style-name="T113_20"><text:s/></text:span><text:span text:style-name="T113_21">determinar</text:span><text:span text:style-name="T113_22"><text:s/></text:span><text:span text:style-name="T113_23">si</text:span><text:span text:style-name="T113_24"><text:s/></text:span><text:span text:style-name="T113_25">el</text:span><text:span text:style-name="T113_26"><text:s/></text:span><text:span text:style-name="T113_27">nombre</text:span><text:span text:style-name="T113_28"><text:s/></text:span><text:span text:style-name="T113_29">de</text:span><text:span text:style-name="T113_30"><text:s/></text:span><text:span text:style-name="T113_31">la</text:span><text:span text:style-name="T113_32"><text:s/></text:span><text:span text:style-name="T113_33">propiedad</text:span><text:span text:style-name="T113_34"><text:s/></text:span><text:span text:style-name="T113_35">es</text:span><text:span text:style-name="T113_36"><text:s/></text:span><text:span text:style-name="T113_37">realmente</text:span><text:span text:style-name="T113_38"><text:s/></text:span><text:span text:style-name="T113_39">un</text:span><text:span text:style-name="T113_40"><text:s/></text:span><text:span text:style-name="T113_41">miembro</text:span><text:span text:style-name="T113_42"><text:s/></text:span><text:span text:style-name="T113_43">del</text:span><text:span text:style-name="T113_44"><text:s/></text:span><text:span text:style-name="T113_45">objeto</text:span><text:span text:style-name="T113_46"><text:s/></text:span><text:span text:style-name="T113_47">o</text:span><text:span text:style-name="T113_48"><text:s/></text:span><text:span text:style-name="T113_49">se</text:span><text:span text:style-name="T113_50"><text:s/></text:span><text:span text:style-name="T113_51">encontró</text:span><text:span text:style-name="T113_52"><text:s/></text:span><text:span text:style-name="T113_53">en</text:span><text:span text:style-name="T113_54"><text:s/></text:span><text:span text:style-name="T113_55">cambio</text:span><text:span text:style-name="T113_56"><text:s/></text:span><text:span text:style-name="T113_57">en</text:span><text:span text:style-name="T113_58"><text:s/></text:span><text:span text:style-name="T113_59">la</text:span><text:span text:style-name="T113_60"><text:s/></text:span><text:span text:style-name="T113_61">cadena</text:span><text:span text:style-name="T113_62"><text:s/></text:span><text:span text:style-name="T113_63">de</text:span><text:span text:style-name="T113_64"><text:s/></text:span><text:span text:style-name="T113_65">prototipo</text:span><text:span text:style-name="T113_66">.</text:span></text:p>
      <text:p text:style-name="P114"/>
      <text:p text:style-name="P115"><text:span text:style-name="T115_1">for</text:span><text:span text:style-name="T115_2"><text:s/>(</text:span><text:span text:style-name="T115_3">myvar</text:span><text:span text:style-name="T115_4"><text:s/></text:span><text:span text:style-name="T115_5">in</text:span><text:span text:style-name="T115_6"><text:s/></text:span><text:span text:style-name="T115_7">obj</text:span><text:span text:style-name="T115_8">)<text:s/>{</text:span></text:p>
      <text:p text:style-name="P116"><text:span text:style-name="T116_1">if</text:span><text:span text:style-name="T116_2"><text:s/>(</text:span><text:span text:style-name="T116_3">obj</text:span><text:span text:style-name="T116_4">.</text:span><text:span text:style-name="T116_5">hasOwnProperty</text:span><text:span text:style-name="T116_6">(</text:span><text:span text:style-name="T116_7">myvar</text:span><text:span text:style-name="T116_8">))<text:s/>{</text:span></text:p>
      <text:p text:style-name="P117"><text:span text:style-name="T117_1">…</text:span></text:p>
      <text:p text:style-name="P118"><text:span text:style-name="T118_1">}</text:span></text:p>
      <text:p text:style-name="P119"><text:span text:style-name="T119_1">}</text:span></text:p>
      <text:p text:style-name="P120"/>
      <text:p text:style-name="P121"><text:span text:style-name="T121_1">La</text:span><text:span text:style-name="T121_2"><text:s/></text:span><text:span text:style-name="T121_3">instrucción</text:span><text:span text:style-name="T121_4"><text:s/></text:span><text:span text:style-name="T121_5">do</text:span><text:span text:style-name="T121_6"><text:s/></text:span><text:span text:style-name="T121_7">es</text:span><text:span text:style-name="T121_8"><text:s/></text:span><text:span text:style-name="T121_9">como</text:span><text:span text:style-name="T121_10"><text:s/></text:span><text:span text:style-name="T121_11">la</text:span><text:span text:style-name="T121_12"><text:s/></text:span><text:span text:style-name="T121_13">instrucción</text:span><text:span text:style-name="T121_14"><text:s/></text:span><text:span text:style-name="T121_15">while</text:span><text:span text:style-name="T121_16"><text:s/></text:span><text:span text:style-name="T121_17">excepto</text:span><text:span text:style-name="T121_18"><text:s/></text:span><text:span text:style-name="T121_19">que</text:span><text:span text:style-name="T121_20"><text:s/></text:span><text:span text:style-name="T121_21">la</text:span><text:span text:style-name="T121_22"><text:s/></text:span><text:span text:style-name="T121_23">expresión</text:span><text:span text:style-name="T121_24"><text:s/></text:span><text:span text:style-name="T121_25">se</text:span><text:span text:style-name="T121_26"><text:s/></text:span><text:span text:style-name="T121_27">prueba</text:span><text:span text:style-name="T121_28"><text:s/></text:span><text:span text:style-name="T121_29">después</text:span><text:span text:style-name="T121_30"><text:s/></text:span><text:span text:style-name="T121_31">de</text:span><text:span text:style-name="T121_32"><text:s/></text:span><text:span text:style-name="T121_33">que</text:span><text:span text:style-name="T121_34"><text:s/></text:span><text:span text:style-name="T121_35">el</text:span><text:span text:style-name="T121_36"><text:s/></text:span><text:span text:style-name="T121_37">bloque</text:span><text:span text:style-name="T121_38"><text:s/></text:span><text:span text:style-name="T121_39">se</text:span><text:span text:style-name="T121_40"><text:s/></text:span><text:span text:style-name="T121_41">ejecuta</text:span><text:span text:style-name="T121_42"><text:s/></text:span><text:span text:style-name="T121_43">en</text:span><text:span text:style-name="T121_44"><text:s/></text:span><text:span text:style-name="T121_45">lugar</text:span><text:span text:style-name="T121_46"><text:s/></text:span><text:span text:style-name="T121_47">de</text:span><text:span text:style-name="T121_48"><text:s/></text:span><text:span text:style-name="T121_49">antes</text:span><text:span text:style-name="T121_50">.<text:s/></text:span><text:span text:style-name="T121_51">Eso</text:span><text:span text:style-name="T121_52"><text:s/></text:span><text:span text:style-name="T121_53">significa</text:span><text:span text:style-name="T121_54"><text:s/></text:span><text:span text:style-name="T121_55">que</text:span><text:span text:style-name="T121_56"><text:s/></text:span><text:span text:style-name="T121_57">el</text:span><text:span text:style-name="T121_58"><text:s/></text:span><text:span text:style-name="T121_59">bloque</text:span><text:span text:style-name="T121_60"><text:s/></text:span><text:span text:style-name="T121_61">siempre</text:span><text:span text:style-name="T121_62"><text:s/></text:span><text:span text:style-name="T121_63">se</text:span><text:span text:style-name="T121_64"><text:s/></text:span><text:span text:style-name="T121_65">ejecutará</text:span><text:span text:style-name="T121_66"><text:s/></text:span><text:span text:style-name="T121_67">al</text:span><text:span text:style-name="T121_68"><text:s/></text:span><text:span text:style-name="T121_69">menos</text:span><text:span text:style-name="T121_70"><text:s/></text:span><text:span text:style-name="T121_71">una</text:span><text:span text:style-name="T121_72"><text:s/></text:span><text:span text:style-name="T121_73">vez</text:span><text:span text:style-name="T121_74">.</text:span></text:p>
      <text:p text:style-name="P122"/>
      <text:p text:style-name="P123"><text:span text:style-name="T123_1">La</text:span><text:span text:style-name="T123_2"><text:s/></text:span><text:span text:style-name="T123_3">sentencia</text:span><text:span text:style-name="T123_4"><text:s/></text:span><text:span text:style-name="T123_5">try</text:span><text:span text:style-name="T123_6"><text:s/></text:span><text:span text:style-name="T123_7">ejecuta</text:span><text:span text:style-name="T123_8"><text:s/></text:span><text:span text:style-name="T123_9">un</text:span><text:span text:style-name="T123_10"><text:s/></text:span><text:span text:style-name="T123_11">bloque</text:span><text:span text:style-name="T123_12"><text:s/></text:span><text:span text:style-name="T123_13">y</text:span><text:span text:style-name="T123_14"><text:s/></text:span><text:span text:style-name="T123_15">las</text:span><text:span text:style-name="T123_16"><text:s/></text:span><text:span text:style-name="T123_17">capturas</text:span><text:span text:style-name="T123_18"><text:s/></text:span><text:span text:style-name="T123_19">de</text:span><text:span text:style-name="T123_20"><text:s/></text:span><text:span text:style-name="T123_21">las</text:span><text:span text:style-name="T123_22"><text:s/></text:span><text:span text:style-name="T123_23">excepciones</text:span><text:span text:style-name="T123_24"><text:s/></text:span><text:span text:style-name="T123_25">que</text:span><text:span text:style-name="T123_26"><text:s/></text:span><text:span text:style-name="T123_27">fueron</text:span><text:span text:style-name="T123_28"><text:s/></text:span><text:span text:style-name="T123_29">arrojados</text:span><text:span text:style-name="T123_30"><text:s/></text:span><text:span text:style-name="T123_31">por</text:span><text:span text:style-name="T123_32"><text:s/></text:span><text:span text:style-name="T123_33">el</text:span><text:span text:style-name="T123_34"><text:s/></text:span><text:span text:style-name="T123_35">bloque</text:span><text:span text:style-name="T123_36">.<text:s/></text:span><text:span text:style-name="T123_37">La</text:span><text:span text:style-name="T123_38"><text:s/></text:span><text:span text:style-name="T123_39">cláusula</text:span><text:span text:style-name="T123_40"><text:s/></text:span><text:span text:style-name="T123_41">catch</text:span><text:span text:style-name="T123_42"><text:s/></text:span><text:span text:style-name="T123_43">define</text:span><text:span text:style-name="T123_44"><text:s/></text:span><text:span text:style-name="T123_45">una</text:span><text:span text:style-name="T123_46"><text:s/></text:span><text:span text:style-name="T123_47">nueva</text:span><text:span text:style-name="T123_48"><text:s/></text:span><text:span text:style-name="T123_49">variable</text:span><text:span text:style-name="T123_50"><text:s/></text:span><text:span text:style-name="T123_51">que</text:span><text:span text:style-name="T123_52"><text:s/></text:span><text:span text:style-name="T123_53">recibirá</text:span><text:span text:style-name="T123_54"><text:s/></text:span><text:span text:style-name="T123_55">el</text:span><text:span text:style-name="T123_56"><text:s/></text:span><text:span text:style-name="T123_57">objeto</text:span><text:span text:style-name="T123_58"><text:s/></text:span><text:span text:style-name="T123_59">de</text:span><text:span text:style-name="T123_60"><text:s/></text:span><text:span text:style-name="T123_61">excepción</text:span><text:span text:style-name="T123_62">.</text:span></text:p>
      <text:p text:style-name="P124"/>
      <text:p text:style-name="P125"><text:span text:style-name="T125_1">La</text:span><text:span text:style-name="T125_2"><text:s/></text:span><text:span text:style-name="T125_3">sentencia</text:span><text:span text:style-name="T125_4"><text:s/></text:span><text:span text:style-name="T125_5">throw</text:span><text:span text:style-name="T125_6"><text:s/></text:span><text:span text:style-name="T125_7">lanza</text:span><text:span text:style-name="T125_8"><text:s/></text:span><text:span text:style-name="T125_9">una</text:span><text:span text:style-name="T125_10"><text:s/></text:span><text:span text:style-name="T125_11">excepción</text:span><text:span text:style-name="T125_12">.<text:s/></text:span><text:span text:style-name="T125_13">Si</text:span><text:span text:style-name="T125_14"><text:s/></text:span><text:span text:style-name="T125_15">la</text:span><text:span text:style-name="T125_16"><text:s/></text:span><text:span text:style-name="T125_17">sentencia</text:span><text:span text:style-name="T125_18"><text:s/></text:span><text:span text:style-name="T125_19">throw</text:span><text:span text:style-name="T125_20"><text:s/></text:span><text:span text:style-name="T125_21">está</text:span><text:span text:style-name="T125_22"><text:s/></text:span><text:span text:style-name="T125_23">en</text:span><text:span text:style-name="T125_24"><text:s/></text:span><text:span text:style-name="T125_25">un</text:span><text:span text:style-name="T125_26"><text:s/></text:span><text:span text:style-name="T125_27">bloque</text:span><text:span text:style-name="T125_28"><text:s/></text:span><text:span text:style-name="T125_29">try</text:span><text:span text:style-name="T125_30">,<text:s/></text:span><text:span text:style-name="T125_31">el</text:span><text:span text:style-name="T125_32"><text:s/></text:span><text:span text:style-name="T125_33">control</text:span><text:span text:style-name="T125_34"><text:s/></text:span><text:span text:style-name="T125_35">continúa</text:span><text:span text:style-name="T125_36"><text:s/></text:span><text:span text:style-name="T125_37">en</text:span><text:span text:style-name="T125_38"><text:s/></text:span><text:span text:style-name="T125_39">la</text:span><text:span text:style-name="T125_40"><text:s/></text:span><text:span text:style-name="T125_41">cláusula</text:span><text:span text:style-name="T125_42"><text:s/></text:span><text:span text:style-name="T125_43">catch</text:span><text:span text:style-name="T125_44">.<text:s/></text:span><text:span text:style-name="T125_45">De</text:span><text:span text:style-name="T125_46"><text:s/></text:span><text:span text:style-name="T125_47">lo</text:span><text:span text:style-name="T125_48"><text:s/></text:span><text:span text:style-name="T125_49">contrario</text:span><text:span text:style-name="T125_50">,<text:s/></text:span><text:span text:style-name="T125_51">la</text:span><text:span text:style-name="T125_52"><text:s/></text:span><text:span text:style-name="T125_53">invocación</text:span><text:span text:style-name="T125_54"><text:s/></text:span><text:span text:style-name="T125_55">de</text:span><text:span text:style-name="T125_56"><text:s/></text:span><text:span text:style-name="T125_57">la</text:span><text:span text:style-name="T125_58"><text:s/></text:span><text:span text:style-name="T125_59">función</text:span><text:span text:style-name="T125_60"><text:s/></text:span><text:span text:style-name="T125_61">es</text:span><text:span text:style-name="T125_62"><text:s/></text:span><text:span text:style-name="T125_63">abandonado</text:span><text:span text:style-name="T125_64">,<text:s/></text:span><text:span text:style-name="T125_65">y</text:span><text:span text:style-name="T125_66"><text:s/></text:span><text:span text:style-name="T125_67">el</text:span><text:span text:style-name="T125_68"><text:s/></text:span><text:span text:style-name="T125_69">control</text:span><text:span text:style-name="T125_70"><text:s/></text:span><text:span text:style-name="T125_71">pasa</text:span><text:span text:style-name="T125_72"><text:s/></text:span><text:span text:style-name="T125_73">a</text:span><text:span text:style-name="T125_74"><text:s/></text:span><text:span text:style-name="T125_75">la</text:span><text:span text:style-name="T125_76"><text:s/></text:span><text:span text:style-name="T125_77">cláusula</text:span><text:span text:style-name="T125_78"><text:s/></text:span><text:span text:style-name="T125_79">catch</text:span><text:span text:style-name="T125_80"><text:s/></text:span><text:span text:style-name="T125_81">de</text:span><text:span text:style-name="T125_82"><text:s/></text:span><text:span text:style-name="T125_83">la</text:span><text:span text:style-name="T125_84"><text:s/></text:span><text:span text:style-name="T125_85">prueba</text:span><text:span text:style-name="T125_86"><text:s/></text:span><text:span text:style-name="T125_87">en</text:span><text:span text:style-name="T125_88"><text:s/></text:span><text:span text:style-name="T125_89">la</text:span><text:span text:style-name="T125_90"><text:s/></text:span><text:span text:style-name="T125_91">función</text:span><text:span text:style-name="T125_92"><text:s/></text:span><text:span text:style-name="T125_93">que</text:span><text:span text:style-name="T125_94"><text:s/></text:span><text:span text:style-name="T125_95">llama</text:span><text:span text:style-name="T125_96">.</text:span></text:p>
      <text:p text:style-name="P126"><text:span text:style-name="T126_1">La</text:span><text:span text:style-name="T126_2"><text:s/></text:span><text:span text:style-name="T126_3">expresión</text:span><text:span text:style-name="T126_4"><text:s/></text:span><text:span text:style-name="T126_5">suele</text:span><text:span text:style-name="T126_6"><text:s/></text:span><text:span text:style-name="T126_7">ser</text:span><text:span text:style-name="T126_8"><text:s/></text:span><text:span text:style-name="T126_9">un</text:span><text:span text:style-name="T126_10"><text:s/></text:span><text:span text:style-name="T126_11">literal</text:span><text:span text:style-name="T126_12"><text:s/></text:span><text:span text:style-name="T126_13">objeto</text:span><text:span text:style-name="T126_14"><text:s/></text:span><text:span text:style-name="T126_15">que</text:span><text:span text:style-name="T126_16"><text:s/></text:span><text:span text:style-name="T126_17">contiene</text:span><text:span text:style-name="T126_18"><text:s/></text:span><text:span text:style-name="T126_19">una</text:span><text:span text:style-name="T126_20"><text:s/></text:span><text:span text:style-name="T126_21">propiedad</text:span><text:span text:style-name="T126_22"><text:s/></text:span><text:span text:style-name="T126_23">de</text:span><text:span text:style-name="T126_24"><text:s/></text:span><text:span text:style-name="T126_25">nombre</text:span><text:span text:style-name="T126_26"><text:s/></text:span><text:span text:style-name="T126_27">y</text:span><text:span text:style-name="T126_28"><text:s/></text:span><text:span text:style-name="T126_29">una</text:span><text:span text:style-name="T126_30"><text:s/></text:span><text:span text:style-name="T126_31">propiedad</text:span><text:span text:style-name="T126_32"><text:s/></text:span><text:span text:style-name="T126_33">de</text:span><text:span text:style-name="T126_34"><text:s/></text:span><text:span text:style-name="T126_35">mensaje</text:span><text:span text:style-name="T126_36">.<text:s/></text:span><text:span text:style-name="T126_37">El</text:span><text:span text:style-name="T126_38"><text:s/></text:span><text:span text:style-name="T126_39">receptor</text:span><text:span text:style-name="T126_40"><text:s/></text:span><text:span text:style-name="T126_41">de</text:span><text:span text:style-name="T126_42"><text:s/></text:span><text:span text:style-name="T126_43">la</text:span><text:span text:style-name="T126_44"><text:s/></text:span><text:span text:style-name="T126_45">excepción</text:span><text:span text:style-name="T126_46"><text:s/></text:span><text:span text:style-name="T126_47">pueden</text:span><text:span text:style-name="T126_48"><text:s/></text:span><text:span text:style-name="T126_49">utilizar</text:span><text:span text:style-name="T126_50"><text:s/></text:span><text:span text:style-name="T126_51">esa</text:span><text:span text:style-name="T126_52"><text:s/></text:span><text:span text:style-name="T126_53">información</text:span><text:span text:style-name="T126_54"><text:s/></text:span><text:span text:style-name="T126_55">para</text:span><text:span text:style-name="T126_56"><text:s/></text:span><text:span text:style-name="T126_57">determinar</text:span><text:span text:style-name="T126_58"><text:s/></text:span><text:span text:style-name="T126_59">qué</text:span><text:span text:style-name="T126_60"><text:s/></text:span><text:span text:style-name="T126_61">hacer</text:span><text:span text:style-name="T126_62">.</text:span></text:p>
      <text:p text:style-name="P127"/>
      <text:p text:style-name="P128"><text:span text:style-name="T128_1">La</text:span><text:span text:style-name="T128_2"><text:s/></text:span><text:span text:style-name="T128_3">sentencia</text:span><text:span text:style-name="T128_4"><text:s/></text:span><text:span text:style-name="T128_5">return</text:span><text:span text:style-name="T128_6"><text:s/></text:span><text:span text:style-name="T128_7">hace</text:span><text:span text:style-name="T128_8"><text:s/></text:span><text:span text:style-name="T128_9">que</text:span><text:span text:style-name="T128_10"><text:s/></text:span><text:span text:style-name="T128_11">el</text:span><text:span text:style-name="T128_12"><text:s/></text:span><text:span text:style-name="T128_13">pronto</text:span><text:span text:style-name="T128_14"><text:s/></text:span><text:span text:style-name="T128_15">retorno</text:span><text:span text:style-name="T128_16"><text:s/></text:span><text:span text:style-name="T128_17">de</text:span><text:span text:style-name="T128_18"><text:s/></text:span><text:span text:style-name="T128_19">una</text:span><text:span text:style-name="T128_20"><text:s/></text:span><text:span text:style-name="T128_21">función</text:span><text:span text:style-name="T128_22">.<text:s/></text:span><text:span text:style-name="T128_23">También</text:span><text:span text:style-name="T128_24"><text:s/></text:span><text:span text:style-name="T128_25">puede</text:span><text:span text:style-name="T128_26"><text:s/></text:span><text:span text:style-name="T128_27">especificar</text:span><text:span text:style-name="T128_28"><text:s/></text:span><text:span text:style-name="T128_29">el</text:span><text:span text:style-name="T128_30"><text:s/></text:span><text:span text:style-name="T128_31">valor</text:span><text:span text:style-name="T128_32"><text:s/></text:span><text:span text:style-name="T128_33">a</text:span><text:span text:style-name="T128_34"><text:s/></text:span><text:span text:style-name="T128_35">devolver</text:span><text:span text:style-name="T128_36">.<text:s/></text:span><text:span text:style-name="T128_37">Si</text:span><text:span text:style-name="T128_38"><text:s/></text:span><text:span text:style-name="T128_39">no</text:span><text:span text:style-name="T128_40"><text:s/></text:span><text:span text:style-name="T128_41">se</text:span><text:span text:style-name="T128_42"><text:s/></text:span><text:span text:style-name="T128_43">especifica</text:span><text:span text:style-name="T128_44"><text:s/></text:span><text:span text:style-name="T128_45">una</text:span><text:span text:style-name="T128_46"><text:s/></text:span><text:span text:style-name="T128_47">expresión</text:span><text:span text:style-name="T128_48"><text:s/></text:span><text:span text:style-name="T128_49">de</text:span><text:span text:style-name="T128_50"><text:s/></text:span><text:span text:style-name="T128_51">retorno</text:span><text:span text:style-name="T128_52">,<text:s/></text:span><text:span text:style-name="T128_53">entonces</text:span><text:span text:style-name="T128_54"><text:s/></text:span><text:span text:style-name="T128_55">el</text:span><text:span text:style-name="T128_56"><text:s/></text:span><text:span text:style-name="T128_57">valor</text:span><text:span text:style-name="T128_58"><text:s/></text:span><text:span text:style-name="T128_59">de</text:span><text:span text:style-name="T128_60"><text:s/></text:span><text:span text:style-name="T128_61">retorno</text:span><text:span text:style-name="T128_62"><text:s/></text:span><text:span text:style-name="T128_63">será</text:span><text:span text:style-name="T128_64"><text:s/></text:span><text:span text:style-name="T128_65">indefinido</text:span><text:span text:style-name="T128_66">.<text:s/></text:span><text:span text:style-name="T128_67">JavaScript</text:span><text:span text:style-name="T128_68"><text:s/></text:span><text:span text:style-name="T128_69">no</text:span><text:span text:style-name="T128_70"><text:s/></text:span><text:span text:style-name="T128_71">permite</text:span><text:span text:style-name="T128_72"><text:s/></text:span><text:span text:style-name="T128_73">que</text:span><text:span text:style-name="T128_74"><text:s/></text:span><text:span text:style-name="T128_75">un</text:span><text:span text:style-name="T128_76"><text:s/></text:span><text:span text:style-name="T128_77">extremo</text:span><text:span text:style-name="T128_78"><text:s/></text:span><text:span text:style-name="T128_79">de</text:span><text:span text:style-name="T128_80"><text:s/></text:span><text:span text:style-name="T128_81">la</text:span><text:span text:style-name="T128_82"><text:s/></text:span><text:span text:style-name="T128_83">línea</text:span><text:span text:style-name="T128_84"><text:s/></text:span><text:span text:style-name="T128_85">entre</text:span><text:span text:style-name="T128_86"><text:s/></text:span><text:span text:style-name="T128_87">return</text:span><text:span text:style-name="T128_88"><text:s/></text:span><text:span text:style-name="T128_89">y</text:span><text:span text:style-name="T128_90"><text:s/></text:span><text:span text:style-name="T128_91">la</text:span><text:span text:style-name="T128_92"><text:s/></text:span><text:span text:style-name="T128_93">expresión</text:span><text:span text:style-name="T128_94">.</text:span></text:p>
      <text:p text:style-name="P129"/>
      <text:p text:style-name="P130"><text:span text:style-name="T130_1">La</text:span><text:span text:style-name="T130_2"><text:s/></text:span><text:span text:style-name="T130_3">sentencia</text:span><text:span text:style-name="T130_4"><text:s/></text:span><text:span text:style-name="T130_5">break</text:span><text:span text:style-name="T130_6"><text:s/></text:span><text:span text:style-name="T130_7">hace</text:span><text:span text:style-name="T130_8"><text:s/></text:span><text:span text:style-name="T130_9">que</text:span><text:span text:style-name="T130_10"><text:s/></text:span><text:span text:style-name="T130_11">la</text:span><text:span text:style-name="T130_12"><text:s/></text:span><text:span text:style-name="T130_13">salida</text:span><text:span text:style-name="T130_14"><text:s/></text:span><text:span text:style-name="T130_15">de</text:span><text:span text:style-name="T130_16"><text:s/></text:span><text:span text:style-name="T130_17">una</text:span><text:span text:style-name="T130_18"><text:s/></text:span><text:span text:style-name="T130_19">sentencia</text:span><text:span text:style-name="T130_20"><text:s/></text:span><text:span text:style-name="T130_21">de</text:span><text:span text:style-name="T130_22"><text:s/></text:span><text:span text:style-name="T130_23">bucle</text:span><text:span text:style-name="T130_24"><text:s/></text:span><text:span text:style-name="T130_25">o</text:span><text:span text:style-name="T130_26"><text:s/></text:span><text:span text:style-name="T130_27">sentencia</text:span><text:span text:style-name="T130_28"><text:s/></text:span><text:span text:style-name="T130_29">switch</text:span><text:span text:style-name="T130_30">.<text:s/></text:span><text:span text:style-name="T130_31">Opcionalmente</text:span><text:span text:style-name="T130_32"><text:s/></text:span><text:span text:style-name="T130_33">puede</text:span><text:span text:style-name="T130_34"><text:s/></text:span><text:span text:style-name="T130_35">tener</text:span><text:span text:style-name="T130_36"><text:s/></text:span><text:span text:style-name="T130_37">una</text:span><text:span text:style-name="T130_38"><text:s/></text:span><text:span text:style-name="T130_39">etiqueta</text:span><text:span text:style-name="T130_40"><text:s/></text:span><text:span text:style-name="T130_41">que</text:span><text:span text:style-name="T130_42"><text:s/></text:span><text:span text:style-name="T130_43">provocará</text:span><text:span text:style-name="T130_44"><text:s/></text:span><text:span text:style-name="T130_45">una</text:span><text:span text:style-name="T130_46"><text:s/></text:span><text:span text:style-name="T130_47">salida</text:span><text:span text:style-name="T130_48"><text:s/></text:span><text:span text:style-name="T130_49">de</text:span><text:span text:style-name="T130_50"><text:s/></text:span><text:span text:style-name="T130_51">la</text:span><text:span text:style-name="T130_52"><text:s/></text:span><text:span text:style-name="T130_53">sentencia</text:span><text:span text:style-name="T130_54"><text:s/></text:span><text:span text:style-name="T130_55">etiquetada</text:span><text:span text:style-name="T130_56">.<text:s/></text:span><text:span text:style-name="T130_57">JavaScript</text:span><text:span text:style-name="T130_58"><text:s/></text:span><text:span text:style-name="T130_59">no</text:span><text:span text:style-name="T130_60"><text:s/></text:span><text:span text:style-name="T130_61">permite</text:span><text:span text:style-name="T130_62"><text:s/></text:span><text:span text:style-name="T130_63">que</text:span><text:span text:style-name="T130_64"><text:s/></text:span><text:span text:style-name="T130_65">un</text:span><text:span text:style-name="T130_66"><text:s/></text:span><text:span text:style-name="T130_67">extremo</text:span><text:span text:style-name="T130_68"><text:s/></text:span><text:span text:style-name="T130_69">de</text:span><text:span text:style-name="T130_70"><text:s/></text:span><text:span text:style-name="T130_71">la</text:span><text:span text:style-name="T130_72"><text:s/></text:span><text:span text:style-name="T130_73">línea</text:span><text:span text:style-name="T130_74"><text:s/></text:span><text:span text:style-name="T130_75">entre</text:span><text:span text:style-name="T130_76"><text:s/></text:span><text:span text:style-name="T130_77">el</text:span><text:span text:style-name="T130_78"><text:s/></text:span><text:span text:style-name="T130_79">break</text:span><text:span text:style-name="T130_80"><text:s/></text:span><text:span text:style-name="T130_81">y</text:span><text:span text:style-name="T130_82"><text:s/></text:span><text:span text:style-name="T130_83">la</text:span><text:span text:style-name="T130_84"><text:s/></text:span><text:span text:style-name="T130_85">etiqueta</text:span><text:span text:style-name="T130_86">.</text:span></text:p>
      <text:p text:style-name="P131"/>
      <text:p text:style-name="P132"><text:span text:style-name="T132_1">Una</text:span><text:span text:style-name="T132_2"><text:s/></text:span><text:span text:style-name="T132_3">declaración</text:span><text:span text:style-name="T132_4"><text:s/></text:span><text:span text:style-name="T132_5">de</text:span><text:span text:style-name="T132_6"><text:s/></text:span><text:span text:style-name="T132_7">la</text:span><text:span text:style-name="T132_8"><text:s/></text:span><text:span text:style-name="T132_9">expresión</text:span><text:span text:style-name="T132_10"><text:s/></text:span><text:span text:style-name="T132_11">puede</text:span><text:span text:style-name="T132_12"><text:s/></text:span><text:span text:style-name="T132_13">asignar</text:span><text:span text:style-name="T132_14"><text:s/></text:span><text:span text:style-name="T132_15">cualquiera</text:span><text:span text:style-name="T132_16"><text:s/></text:span><text:span text:style-name="T132_17">de</text:span><text:span text:style-name="T132_18"><text:s/></text:span><text:span text:style-name="T132_19">los</text:span><text:span text:style-name="T132_20"><text:s/></text:span><text:span text:style-name="T132_21">valores</text:span><text:span text:style-name="T132_22"><text:s/></text:span><text:span text:style-name="T132_23">de</text:span><text:span text:style-name="T132_24"><text:s/></text:span><text:span text:style-name="T132_25">una</text:span><text:span text:style-name="T132_26"><text:s/></text:span><text:span text:style-name="T132_27">o</text:span><text:span text:style-name="T132_28"><text:s/></text:span><text:span text:style-name="T132_29">más</text:span><text:span text:style-name="T132_30"><text:s/></text:span><text:span text:style-name="T132_31">variables</text:span><text:span text:style-name="T132_32"><text:s/></text:span><text:span text:style-name="T132_33">o</text:span><text:span text:style-name="T132_34"><text:s/></text:span><text:span text:style-name="T132_35">miembros</text:span><text:span text:style-name="T132_36">,<text:s/></text:span><text:span text:style-name="T132_37">invocar</text:span><text:span text:style-name="T132_38"><text:s/></text:span><text:span text:style-name="T132_39">un</text:span><text:span text:style-name="T132_40"><text:s/></text:span><text:span text:style-name="T132_41">método</text:span><text:span text:style-name="T132_42">,<text:s/></text:span><text:span text:style-name="T132_43">eliminar</text:span><text:span text:style-name="T132_44"><text:s/></text:span><text:span text:style-name="T132_45">una</text:span><text:span text:style-name="T132_46"><text:s/></text:span><text:span text:style-name="T132_47">propiedad</text:span><text:span text:style-name="T132_48"><text:s/></text:span><text:span text:style-name="T132_49">de</text:span><text:span text:style-name="T132_50"><text:s/></text:span><text:span text:style-name="T132_51">un</text:span><text:span text:style-name="T132_52"><text:s/></text:span><text:span text:style-name="T132_53">objeto</text:span><text:span text:style-name="T132_54">.<text:s/></text:span><text:span text:style-name="T132_55">El</text:span><text:span text:style-name="T132_56"><text:s/></text:span><text:span text:style-name="T132_57">operador</text:span><text:span text:style-name="T132_58"><text:s/>=<text:s/></text:span><text:span text:style-name="T132_59">se</text:span><text:span text:style-name="T132_60"><text:s/></text:span><text:span text:style-name="T132_61">utiliza</text:span><text:span text:style-name="T132_62"><text:s/></text:span><text:span text:style-name="T132_63">para</text:span><text:span text:style-name="T132_64"><text:s/></text:span><text:span text:style-name="T132_65">la</text:span><text:span text:style-name="T132_66"><text:s/></text:span><text:span text:style-name="T132_67">asignación</text:span><text:span text:style-name="T132_68">.<text:s/></text:span><text:span text:style-name="T132_69">No</text:span><text:span text:style-name="T132_70"><text:s/></text:span><text:span text:style-name="T132_71">lo</text:span><text:span text:style-name="T132_72"><text:s/></text:span><text:span text:style-name="T132_73">confunda</text:span><text:span text:style-name="T132_74"><text:s/></text:span><text:span text:style-name="T132_75">con</text:span><text:span text:style-name="T132_76"><text:s/></text:span><text:span text:style-name="T132_77">el</text:span><text:span text:style-name="T132_78"><text:s/></text:span><text:span text:style-name="T132_79">operador</text:span><text:span text:style-name="T132_80"><text:s/></text:span><text:span text:style-name="T132_81">de</text:span><text:span text:style-name="T132_82"><text:s/></text:span><text:span text:style-name="T132_83">igualdad</text:span><text:span text:style-name="T132_84"><text:s/>===.<text:s/></text:span><text:span text:style-name="T132_85">El</text:span><text:span text:style-name="T132_86"><text:s/></text:span><text:span text:style-name="T132_87">operador</text:span><text:span text:style-name="T132_88"><text:s/>=<text:s/></text:span><text:span text:style-name="T132_89">se</text:span><text:span text:style-name="T132_90"><text:s/></text:span><text:span text:style-name="T132_91">puede</text:span><text:span text:style-name="T132_92"><text:s/></text:span><text:span text:style-name="T132_93">agregar</text:span><text:span text:style-name="T132_94"><text:s/></text:span><text:span text:style-name="T132_95">o</text:span><text:span text:style-name="T132_96"><text:s/></text:span><text:span text:style-name="T132_97">concatenar</text:span><text:span text:style-name="T132_98">.</text:span></text:p>
      <text:p text:style-name="P133"/>
      <text:p text:style-name="P134"><text:span text:style-name="T134_1">Las</text:span><text:span text:style-name="T134_2"><text:s/></text:span><text:span text:style-name="T134_3">expresiones</text:span><text:span text:style-name="T134_4"><text:s/></text:span><text:span text:style-name="T134_5">más</text:span><text:span text:style-name="T134_6"><text:s/></text:span><text:span text:style-name="T134_7">simples</text:span><text:span text:style-name="T134_8"><text:s/></text:span><text:span text:style-name="T134_9">son</text:span><text:span text:style-name="T134_10"><text:s/></text:span><text:span text:style-name="T134_11">un</text:span><text:span text:style-name="T134_12"><text:s/></text:span><text:span text:style-name="T134_13">valor</text:span><text:span text:style-name="T134_14"><text:s/></text:span><text:span text:style-name="T134_15">literal</text:span><text:span text:style-name="T134_16"><text:s/>(</text:span><text:span text:style-name="T134_17">como</text:span><text:span text:style-name="T134_18"><text:s/></text:span><text:span text:style-name="T134_19">una</text:span><text:span text:style-name="T134_20"><text:s/></text:span><text:span text:style-name="T134_21">cadena</text:span><text:span text:style-name="T134_22"><text:s/></text:span><text:span text:style-name="T134_23">o</text:span><text:span text:style-name="T134_24"><text:s/></text:span><text:span text:style-name="T134_25">un</text:span><text:span text:style-name="T134_26"><text:s/></text:span><text:span text:style-name="T134_27">número</text:span><text:span text:style-name="T134_28">),<text:s/></text:span><text:span text:style-name="T134_29">una</text:span><text:span text:style-name="T134_30"><text:s/></text:span><text:span text:style-name="T134_31">variable</text:span><text:span text:style-name="T134_32">,<text:s/></text:span><text:span text:style-name="T134_33">un</text:span><text:span text:style-name="T134_34"><text:s/></text:span><text:span text:style-name="T134_35">valor</text:span><text:span text:style-name="T134_36"><text:s/></text:span><text:span text:style-name="T134_37">integrado</text:span><text:span text:style-name="T134_38"><text:s/>(</text:span><text:span text:style-name="T134_39">true</text:span><text:span text:style-name="T134_40">,<text:s/></text:span><text:span text:style-name="T134_41">false</text:span><text:span text:style-name="T134_42">,<text:s/></text:span><text:span text:style-name="T134_43">null</text:span><text:span text:style-name="T134_44">,<text:s/></text:span><text:span text:style-name="T134_45">indefinido</text:span><text:span text:style-name="T134_46">,<text:s/></text:span><text:span text:style-name="T134_47">NaN</text:span><text:span text:style-name="T134_48"><text:s/></text:span><text:span text:style-name="T134_49">o</text:span><text:span text:style-name="T134_50"><text:s/></text:span><text:span text:style-name="T134_51">infinito</text:span><text:span text:style-name="T134_52">),<text:s/></text:span><text:span text:style-name="T134_53">una</text:span><text:span text:style-name="T134_54"><text:s/></text:span><text:span text:style-name="T134_55">expresión</text:span><text:span text:style-name="T134_56"><text:s/></text:span><text:span text:style-name="T134_57">invocación</text:span><text:span text:style-name="T134_58"><text:s/></text:span><text:span text:style-name="T134_59">precedido</text:span><text:span text:style-name="T134_60"><text:s/></text:span><text:span text:style-name="T134_61">de</text:span><text:span text:style-name="T134_62"><text:s/></text:span><text:span text:style-name="T134_63">nuevo</text:span><text:span text:style-name="T134_64">,<text:s/></text:span><text:span text:style-name="T134_65">una</text:span><text:span text:style-name="T134_66"><text:s/></text:span><text:span text:style-name="T134_67">expresión</text:span><text:span text:style-name="T134_68"><text:s/></text:span><text:span text:style-name="T134_69">de</text:span><text:span text:style-name="T134_70"><text:s/></text:span><text:span text:style-name="T134_71">refinamiento</text:span><text:span text:style-name="T134_72"><text:s/></text:span><text:span text:style-name="T134_73">precedido</text:span><text:span text:style-name="T134_74"><text:s/></text:span><text:span text:style-name="T134_75">por</text:span><text:span text:style-name="T134_76"><text:s/></text:span><text:span text:style-name="T134_77">la</text:span><text:span text:style-name="T134_78"><text:s/></text:span><text:span text:style-name="T134_79">cancelación</text:span><text:span text:style-name="T134_80">,<text:s/></text:span><text:span text:style-name="T134_81">una</text:span><text:span text:style-name="T134_82"><text:s/></text:span><text:span text:style-name="T134_83">expresión</text:span><text:span text:style-name="T134_84"><text:s/></text:span><text:span text:style-name="T134_85">envuelto</text:span><text:span text:style-name="T134_86"><text:s/></text:span><text:span text:style-name="T134_87">entre</text:span><text:span text:style-name="T134_88"><text:s/></text:span><text:span text:style-name="T134_89">paréntesis</text:span><text:span text:style-name="T134_90">,<text:s/></text:span><text:span text:style-name="T134_91">una</text:span><text:span text:style-name="T134_92"><text:s/></text:span><text:span text:style-name="T134_93">expresión</text:span><text:span text:style-name="T134_94"><text:s/></text:span><text:span text:style-name="T134_95">precedida</text:span><text:span text:style-name="T134_96"><text:s/></text:span><text:span text:style-name="T134_97">por</text:span><text:span text:style-name="T134_98"><text:s/></text:span><text:span text:style-name="T134_99">un</text:span><text:span text:style-name="T134_100"><text:s/></text:span><text:span text:style-name="T134_101">operador</text:span><text:span text:style-name="T134_102"><text:s/></text:span><text:span text:style-name="T134_103">de</text:span><text:span text:style-name="T134_104"><text:s/></text:span><text:span text:style-name="T134_105">prefijo</text:span><text:span text:style-name="T134_106">,<text:s/></text:span><text:span text:style-name="T134_107">o</text:span><text:span text:style-name="T134_108"><text:s/></text:span><text:span text:style-name="T134_109">una</text:span><text:span text:style-name="T134_110"><text:s/></text:span><text:span text:style-name="T134_111">expresión</text:span><text:span text:style-name="T134_112"><text:s/></text:span><text:span text:style-name="T134_113">seguida</text:span><text:span text:style-name="T134_114"><text:s/></text:span><text:span text:style-name="T134_115">de</text:span><text:span text:style-name="T134_116">:</text:span></text:p>
      <text:p text:style-name="P135"/>
      <text:p text:style-name="P136"><text:span text:style-name="T136_1">•<text:s/></text:span><text:span text:style-name="T136_2">Un</text:span><text:span text:style-name="T136_3"><text:s/></text:span><text:span text:style-name="T136_4">operador</text:span><text:span text:style-name="T136_5"><text:s/></text:span><text:span text:style-name="T136_6">infijo</text:span><text:span text:style-name="T136_7"><text:s/></text:span><text:span text:style-name="T136_8">y</text:span><text:span text:style-name="T136_9"><text:s/></text:span><text:span text:style-name="T136_10">otra</text:span><text:span text:style-name="T136_11"><text:s/></text:span><text:span text:style-name="T136_12">expresión</text:span></text:p>
      <text:p text:style-name="P137"><text:span text:style-name="T137_1">•<text:s/></text:span><text:span text:style-name="T137_2">El</text:span><text:span text:style-name="T137_3"><text:s/>?<text:s/></text:span><text:span text:style-name="T137_4">operador</text:span><text:span text:style-name="T137_5"><text:s/></text:span><text:span text:style-name="T137_6">ternario</text:span><text:span text:style-name="T137_7"><text:s/></text:span><text:span text:style-name="T137_8">seguido</text:span><text:span text:style-name="T137_9"><text:s/></text:span><text:span text:style-name="T137_10">por</text:span><text:span text:style-name="T137_11"><text:s/></text:span><text:span text:style-name="T137_12">otra</text:span><text:span text:style-name="T137_13"><text:s/></text:span><text:span text:style-name="T137_14">expresión</text:span><text:span text:style-name="T137_15">,<text:s/></text:span><text:span text:style-name="T137_16">entonces</text:span><text:span text:style-name="T137_17"><text:s/></text:span><text:span text:style-name="T137_18">por</text:span><text:span text:style-name="T137_19"><text:s/>:<text:s/>,<text:s/></text:span><text:span text:style-name="T137_20">y</text:span><text:span text:style-name="T137_21"><text:s/></text:span><text:span text:style-name="T137_22">luego</text:span><text:span text:style-name="T137_23"><text:s/></text:span><text:span text:style-name="T137_24">por</text:span><text:span text:style-name="T137_25"><text:s/></text:span><text:span text:style-name="T137_26">otra</text:span><text:span text:style-name="T137_27"><text:s/></text:span><text:span text:style-name="T137_28">expresión</text:span></text:p>
      <text:p text:style-name="P138"><text:span text:style-name="T138_1">•<text:s/></text:span><text:span text:style-name="T138_2">Una</text:span><text:span text:style-name="T138_3"><text:s/></text:span><text:span text:style-name="T138_4">invocación</text:span></text:p>
      <text:p text:style-name="P139"><text:span text:style-name="T139_1">•<text:s/></text:span><text:span text:style-name="T139_2">Un</text:span><text:span text:style-name="T139_3"><text:s/></text:span><text:span text:style-name="T139_4">refinamiento</text:span></text:p>
      <text:p text:style-name="P140"/>
      <text:p text:style-name="P141"><text:span text:style-name="T141_1">El</text:span><text:span text:style-name="T141_2"><text:s/>?<text:s/></text:span><text:span text:style-name="T141_3">operador</text:span><text:span text:style-name="T141_4"><text:s/></text:span><text:span text:style-name="T141_5">ternario</text:span><text:span text:style-name="T141_6"><text:s/></text:span><text:span text:style-name="T141_7">tres</text:span><text:span text:style-name="T141_8"><text:s/></text:span><text:span text:style-name="T141_9">operandos</text:span><text:span text:style-name="T141_10">.<text:s/></text:span><text:span text:style-name="T141_11">Si</text:span><text:span text:style-name="T141_12"><text:s/></text:span><text:span text:style-name="T141_13">el</text:span><text:span text:style-name="T141_14"><text:s/></text:span><text:span text:style-name="T141_15">primer</text:span><text:span text:style-name="T141_16"><text:s/></text:span><text:span text:style-name="T141_17">operando</text:span><text:span text:style-name="T141_18"><text:s/></text:span><text:span text:style-name="T141_19">es</text:span><text:span text:style-name="T141_20"><text:s/></text:span><text:span text:style-name="T141_21">verdadero</text:span><text:span text:style-name="T141_22">,<text:s/></text:span><text:span text:style-name="T141_23">produce</text:span><text:span text:style-name="T141_24"><text:s/></text:span><text:span text:style-name="T141_25">el</text:span><text:span text:style-name="T141_26"><text:s/></text:span><text:span text:style-name="T141_27">valor</text:span><text:span text:style-name="T141_28"><text:s/></text:span><text:span text:style-name="T141_29">del</text:span><text:span text:style-name="T141_30"><text:s/></text:span><text:span text:style-name="T141_31">segundo</text:span><text:span text:style-name="T141_32"><text:s/></text:span><text:span text:style-name="T141_33">operando</text:span><text:span text:style-name="T141_34">.<text:s/></text:span><text:span text:style-name="T141_35">Pero</text:span><text:span text:style-name="T141_36"><text:s/></text:span><text:span text:style-name="T141_37">si</text:span><text:span text:style-name="T141_38"><text:s/></text:span><text:span text:style-name="T141_39">el</text:span><text:span text:style-name="T141_40"><text:s/></text:span><text:span text:style-name="T141_41">primer</text:span><text:span text:style-name="T141_42"><text:s/></text:span><text:span text:style-name="T141_43">operando</text:span><text:span text:style-name="T141_44"><text:s/></text:span><text:span text:style-name="T141_45">es</text:span><text:span text:style-name="T141_46"><text:s/></text:span><text:span text:style-name="T141_47">falso</text:span><text:span text:style-name="T141_48">,<text:s/></text:span><text:span text:style-name="T141_49">produce</text:span><text:span text:style-name="T141_50"><text:s/></text:span><text:span text:style-name="T141_51">el</text:span><text:span text:style-name="T141_52"><text:s/></text:span><text:span text:style-name="T141_53">valor</text:span><text:span text:style-name="T141_54"><text:s/></text:span><text:span text:style-name="T141_55">de</text:span><text:span text:style-name="T141_56"><text:s/></text:span><text:span text:style-name="T141_57">la</text:span><text:span text:style-name="T141_58"><text:s/></text:span><text:span text:style-name="T141_59">tercera</text:span><text:span text:style-name="T141_60"><text:s/></text:span><text:span text:style-name="T141_61">operando</text:span><text:span text:style-name="T141_62">.</text:span></text:p>
      <text:p text:style-name="P142"/>
      <text:p text:style-name="P143"><text:span text:style-name="T143_1">Los</text:span><text:span text:style-name="T143_2"><text:s/></text:span><text:span text:style-name="T143_3">operadores</text:span><text:span text:style-name="T143_4"><text:s/></text:span><text:span text:style-name="T143_5">en</text:span><text:span text:style-name="T143_6"><text:s/></text:span><text:span text:style-name="T143_7">la</text:span><text:span text:style-name="T143_8"><text:s/></text:span><text:span text:style-name="T143_9">parte</text:span><text:span text:style-name="T143_10"><text:s/></text:span><text:span text:style-name="T143_11">superior</text:span><text:span text:style-name="T143_12"><text:s/></text:span><text:span text:style-name="T143_13">de</text:span><text:span text:style-name="T143_14"><text:s/></text:span><text:span text:style-name="T143_15">la</text:span><text:span text:style-name="T143_16"><text:s/></text:span><text:span text:style-name="T143_17">lista</text:span><text:span text:style-name="T143_18"><text:s/></text:span><text:span text:style-name="T143_19">de</text:span><text:span text:style-name="T143_20"><text:s/></text:span><text:span text:style-name="T143_21">prioridad</text:span><text:span text:style-name="T143_22"><text:s/></text:span><text:span text:style-name="T143_23">de</text:span><text:span text:style-name="T143_24"><text:s/></text:span><text:span text:style-name="T143_25">los</text:span><text:span text:style-name="T143_26"><text:s/></text:span><text:span text:style-name="T143_27">operadores</text:span><text:span text:style-name="T143_28"><text:s/></text:span><text:span text:style-name="T143_29">en</text:span><text:span text:style-name="T143_30"><text:s/></text:span><text:span text:style-name="T143_31">la</text:span><text:span text:style-name="T143_32"><text:s/></text:span><text:span text:style-name="T143_33">Tabla</text:span><text:span text:style-name="T143_34"><text:s/>1.2<text:s/></text:span><text:span text:style-name="T143_35">tienen</text:span><text:span text:style-name="T143_36"><text:s/></text:span><text:span text:style-name="T143_37">mayor</text:span><text:span text:style-name="T143_38"><text:s/></text:span><text:span text:style-name="T143_39">precedencia</text:span><text:span text:style-name="T143_40">.<text:s/></text:span><text:span text:style-name="T143_41">Se</text:span><text:span text:style-name="T143_42"><text:s/></text:span><text:span text:style-name="T143_43">unen</text:span><text:span text:style-name="T143_44"><text:s/></text:span><text:span text:style-name="T143_45">el</text:span><text:span text:style-name="T143_46"><text:s/></text:span><text:span text:style-name="T143_47">más</text:span><text:span text:style-name="T143_48"><text:s/></text:span><text:span text:style-name="T143_49">apretado</text:span><text:span text:style-name="T143_50">.<text:s/></text:span><text:span text:style-name="T143_51">Los</text:span><text:span text:style-name="T143_52"><text:s/></text:span><text:span text:style-name="T143_53">operadores</text:span><text:span text:style-name="T143_54"><text:s/></text:span><text:span text:style-name="T143_55">en</text:span><text:span text:style-name="T143_56"><text:s/></text:span><text:span text:style-name="T143_57">el</text:span><text:span text:style-name="T143_58"><text:s/></text:span><text:span text:style-name="T143_59">fondo</text:span><text:span text:style-name="T143_60"><text:s/></text:span><text:span text:style-name="T143_61">tienen</text:span><text:span text:style-name="T143_62"><text:s/></text:span><text:span text:style-name="T143_63">la</text:span><text:span text:style-name="T143_64"><text:s/></text:span><text:span text:style-name="T143_65">prioridad</text:span><text:span text:style-name="T143_66"><text:s/></text:span><text:span text:style-name="T143_67">más</text:span><text:span text:style-name="T143_68"><text:s/></text:span><text:span text:style-name="T143_69">baja</text:span><text:span text:style-name="T143_70">.<text:s/></text:span><text:span text:style-name="T143_71">Los</text:span><text:span text:style-name="T143_72"><text:s/></text:span><text:span text:style-name="T143_73">paréntesis</text:span><text:span text:style-name="T143_74"><text:s/></text:span><text:span text:style-name="T143_75">se</text:span><text:span text:style-name="T143_76"><text:s/></text:span><text:span text:style-name="T143_77">pueden</text:span><text:span text:style-name="T143_78"><text:s/></text:span><text:span text:style-name="T143_79">utilizar</text:span><text:span text:style-name="T143_80"><text:s/></text:span><text:span text:style-name="T143_81">para</text:span><text:span text:style-name="T143_82"><text:s/></text:span><text:span text:style-name="T143_83">alterar</text:span><text:span text:style-name="T143_84"><text:s/></text:span><text:span text:style-name="T143_85">la</text:span><text:span text:style-name="T143_86"><text:s/></text:span><text:span text:style-name="T143_87">prioridad</text:span><text:span text:style-name="T143_88"><text:s/></text:span><text:span text:style-name="T143_89">normal</text:span><text:span text:style-name="T143_90">,<text:s/></text:span><text:span text:style-name="T143_91">así</text:span><text:span text:style-name="T143_92">:</text:span></text:p>
      <text:p text:style-name="P144"/>
      <text:p text:style-name="P145"><text:span text:style-name="T145_1">2<text:s/>+<text:s/>3<text:s/>*<text:s/>5<text:s/>===<text:s/>17</text:span></text:p>
      <text:p text:style-name="P146"><text:span text:style-name="T146_1">(2<text:s/>+<text:s/>3)<text:s/>*<text:s/>5<text:s/>===<text:s/>25</text:span></text:p>
      <text:p text:style-name="P147"/>
      <text:p text:style-name="P148"/>
      <table:table table:style-name="Table2">
        <table:table-column table:style-name="Column3"/>
        <table:table-column table:style-name="Column4"/>
        <table:table-row table:style-name="Row2">
          <table:table-cell table:style-name="Cell3">
            <text:p text:style-name="P149"><text:span text:style-name="T149_1">.<text:s/>[]<text:s/>(<text:s/>)<text:s/></text:span></text:p>
          </table:table-cell>
          <table:table-cell table:style-name="Cell4">
            <text:p text:style-name="P150"><text:span text:style-name="T150_1">El</text:span><text:span text:style-name="T150_2"><text:s/></text:span><text:span text:style-name="T150_3">refinamiento</text:span><text:span text:style-name="T150_4"><text:s/></text:span><text:span text:style-name="T150_5">y</text:span><text:span text:style-name="T150_6"><text:s/></text:span><text:span text:style-name="T150_7">la</text:span><text:span text:style-name="T150_8"><text:s/></text:span><text:span text:style-name="T150_9">invocación</text:span><text:span text:style-name="T150_10"><text:s/></text:span><text:span text:style-name="T150_11">borrar</text:span></text:p>
          </table:table-cell>
        </table:table-row>
        <table:table-row table:style-name="Row3">
          <table:table-cell table:style-name="Cell5">
            <text:p text:style-name="P151"><text:span text:style-name="T151_1">delete</text:span><text:span text:style-name="T151_2"><text:s/></text:span><text:span text:style-name="T151_3">new</text:span><text:span text:style-name="T151_4"><text:s/></text:span><text:span text:style-name="T151_5">typeof</text:span><text:span text:style-name="T151_6"><text:s/>+<text:s/>-<text:s/>!<text:s/></text:span></text:p>
          </table:table-cell>
          <table:table-cell table:style-name="Cell6">
            <text:p text:style-name="P152"><text:span text:style-name="T152_1">operadores</text:span><text:span text:style-name="T152_2"><text:s/></text:span><text:span text:style-name="T152_3">unarios</text:span></text:p>
          </table:table-cell>
        </table:table-row>
        <table:table-row table:style-name="Row4">
          <table:table-cell table:style-name="Cell7">
            <text:p text:style-name="P153"><text:span text:style-name="T153_1">*<text:s/>/<text:s/>%</text:span></text:p>
          </table:table-cell>
          <table:table-cell table:style-name="Cell8">
            <text:p text:style-name="P154"><text:span text:style-name="T154_1">multiplicación</text:span><text:span text:style-name="T154_2">,<text:s/></text:span><text:span text:style-name="T154_3">división</text:span><text:span text:style-name="T154_4">,<text:s/></text:span><text:span text:style-name="T154_5">módulo</text:span></text:p>
          </table:table-cell>
        </table:table-row>
        <table:table-row table:style-name="Row5">
          <table:table-cell table:style-name="Cell9">
            <text:p text:style-name="P155"><text:span text:style-name="T155_1">+<text:s/>-</text:span></text:p>
          </table:table-cell>
          <table:table-cell table:style-name="Cell10">
            <text:p text:style-name="P156"><text:span text:style-name="T156_1">Suma</text:span><text:span text:style-name="T156_2"><text:s/>/<text:s/></text:span><text:span text:style-name="T156_3">concatenación</text:span><text:span text:style-name="T156_4">,<text:s/></text:span><text:span text:style-name="T156_5">resta</text:span></text:p>
          </table:table-cell>
        </table:table-row>
        <table:table-row table:style-name="Row6">
          <table:table-cell table:style-name="Cell11">
            <text:p text:style-name="P157"><text:span text:style-name="T157_1">&gt;=<text:s/>&lt;=<text:s/>&gt;<text:s/>&lt;</text:span></text:p>
          </table:table-cell>
          <table:table-cell table:style-name="Cell12">
            <text:p text:style-name="P158"><text:span text:style-name="T158_1">desigualdad</text:span></text:p>
          </table:table-cell>
        </table:table-row>
        <table:table-row table:style-name="Row7">
          <table:table-cell table:style-name="Cell13">
            <text:p text:style-name="P159"><text:span text:style-name="T159_1">===<text:s/>!==</text:span></text:p>
          </table:table-cell>
          <table:table-cell table:style-name="Cell14">
            <text:p text:style-name="P160"><text:span text:style-name="T160_1">igualdad</text:span></text:p>
          </table:table-cell>
        </table:table-row>
        <table:table-row table:style-name="Row8">
          <table:table-cell table:style-name="Cell15">
            <text:p text:style-name="P161"><text:span text:style-name="T161_1">&amp;&amp;</text:span></text:p>
          </table:table-cell>
          <table:table-cell table:style-name="Cell16">
            <text:p text:style-name="P162"><text:span text:style-name="T162_1">lógico</text:span><text:span text:style-name="T162_2"><text:s/></text:span><text:span text:style-name="T162_3">and</text:span></text:p>
          </table:table-cell>
        </table:table-row>
        <table:table-row table:style-name="Row9">
          <table:table-cell table:style-name="Cell17">
            <text:p text:style-name="P163"><text:span text:style-name="T163_1">||</text:span></text:p>
          </table:table-cell>
          <table:table-cell table:style-name="Cell18">
            <text:p text:style-name="P164"><text:span text:style-name="T164_1">lógico</text:span><text:span text:style-name="T164_2"><text:s/></text:span><text:span text:style-name="T164_3">or</text:span></text:p>
          </table:table-cell>
        </table:table-row>
        <table:table-row table:style-name="Row10">
          <table:table-cell table:style-name="Cell19">
            <text:p text:style-name="P165"><text:span text:style-name="T165_1">?:</text:span></text:p>
          </table:table-cell>
          <table:table-cell table:style-name="Cell20">
            <text:p text:style-name="P166"><text:span text:style-name="T166_1">ternario</text:span></text:p>
          </table:table-cell>
        </table:table-row>
      </table:table>
      <text:p text:style-name="P167"/>
      <text:p text:style-name="P168"/>
      <text:p text:style-name="P169"><text:span text:style-name="T169_1">Los</text:span><text:span text:style-name="T169_2"><text:s/></text:span><text:span text:style-name="T169_3">valores</text:span><text:span text:style-name="T169_4"><text:s/></text:span><text:span text:style-name="T169_5">producidos</text:span><text:span text:style-name="T169_6"><text:s/></text:span><text:span text:style-name="T169_7">por</text:span><text:span text:style-name="T169_8"><text:s/></text:span><text:span text:style-name="T169_9">typeof</text:span><text:span text:style-name="T169_10"><text:s/></text:span><text:span text:style-name="T169_11">es</text:span><text:span text:style-name="T169_12"><text:s/>'</text:span><text:span text:style-name="T169_13">número</text:span><text:span text:style-name="T169_14">',<text:s/>'</text:span><text:span text:style-name="T169_15">cadena</text:span><text:span text:style-name="T169_16">',,<text:s/>'</text:span><text:span text:style-name="T169_17">indefinido</text:span><text:span text:style-name="T169_18">',<text:s/>'</text:span><text:span text:style-name="T169_19">función</text:span><text:span text:style-name="T169_20">'<text:s/>'</text:span><text:span text:style-name="T169_21">booleano</text:span><text:span text:style-name="T169_22">'<text:s/></text:span><text:span text:style-name="T169_23">y</text:span><text:span text:style-name="T169_24"><text:s/>'</text:span><text:span text:style-name="T169_25">objeto</text:span><text:span text:style-name="T169_26">'.<text:s/></text:span><text:span text:style-name="T169_27">Si</text:span><text:span text:style-name="T169_28"><text:s/></text:span><text:span text:style-name="T169_29">el</text:span><text:span text:style-name="T169_30"><text:s/></text:span><text:span text:style-name="T169_31">operando</text:span><text:span text:style-name="T169_32"><text:s/></text:span><text:span text:style-name="T169_33">es</text:span><text:span text:style-name="T169_34"><text:s/></text:span><text:span text:style-name="T169_35">una</text:span><text:span text:style-name="T169_36"><text:s text:c="2"/></text:span><text:span text:style-name="T169_37">array</text:span><text:span text:style-name="T169_38"><text:s/></text:span><text:span text:style-name="T169_39">o</text:span><text:span text:style-name="T169_40"><text:s/></text:span><text:span text:style-name="T169_41">null</text:span><text:span text:style-name="T169_42">,<text:s/></text:span><text:span text:style-name="T169_43">el</text:span><text:span text:style-name="T169_44"><text:s/></text:span><text:span text:style-name="T169_45">resultado</text:span><text:span text:style-name="T169_46"><text:s/></text:span><text:span text:style-name="T169_47">es</text:span><text:span text:style-name="T169_48"><text:s/>"</text:span><text:span text:style-name="T169_49">objeto</text:span><text:span text:style-name="T169_50">",<text:s/></text:span><text:span text:style-name="T169_51">lo</text:span><text:span text:style-name="T169_52"><text:s/></text:span><text:span text:style-name="T169_53">cual</text:span><text:span text:style-name="T169_54"><text:s/></text:span><text:span text:style-name="T169_55">es</text:span><text:span text:style-name="T169_56"><text:s/></text:span><text:span text:style-name="T169_57">incorrecto</text:span><text:span text:style-name="T169_58">.</text:span></text:p>
      <text:p text:style-name="P170"/>
      <text:p text:style-name="P171"><text:span text:style-name="T171_1">Si</text:span><text:span text:style-name="T171_2"><text:s/></text:span><text:span text:style-name="T171_3">el</text:span><text:span text:style-name="T171_4"><text:s/></text:span><text:span text:style-name="T171_5">operando</text:span><text:span text:style-name="T171_6"><text:s/></text:span><text:span text:style-name="T171_7">de</text:span><text:span text:style-name="T171_8"><text:s/>!<text:s/></text:span><text:span text:style-name="T171_9">es</text:span><text:span text:style-name="T171_10"><text:s/></text:span><text:span text:style-name="T171_11">verdadero</text:span><text:span text:style-name="T171_12"><text:s/>,<text:s/></text:span><text:span text:style-name="T171_13">produce</text:span><text:span text:style-name="T171_14"><text:s/></text:span><text:span text:style-name="T171_15">falso</text:span><text:span text:style-name="T171_16">.<text:s/></text:span><text:span text:style-name="T171_17">De</text:span><text:span text:style-name="T171_18"><text:s/></text:span><text:span text:style-name="T171_19">lo</text:span><text:span text:style-name="T171_20"><text:s/></text:span><text:span text:style-name="T171_21">contrario</text:span><text:span text:style-name="T171_22">,<text:s/></text:span><text:span text:style-name="T171_23">se</text:span><text:span text:style-name="T171_24"><text:s/></text:span><text:span text:style-name="T171_25">produce</text:span><text:span text:style-name="T171_26"><text:s/></text:span><text:span text:style-name="T171_27">cierto</text:span><text:span text:style-name="T171_28">.<text:s/></text:span><text:span text:style-name="T171_29">El</text:span><text:span text:style-name="T171_30"><text:s/></text:span><text:span text:style-name="T171_31">operador</text:span><text:span text:style-name="T171_32"><text:s/>+<text:s/></text:span><text:span text:style-name="T171_33">añade</text:span><text:span text:style-name="T171_34"><text:s/></text:span><text:span text:style-name="T171_35">o</text:span><text:span text:style-name="T171_36"><text:s/></text:span><text:span text:style-name="T171_37">concatenada</text:span><text:span text:style-name="T171_38">.<text:s/></text:span><text:span text:style-name="T171_39">Si</text:span><text:span text:style-name="T171_40"><text:s/></text:span><text:span text:style-name="T171_41">usted</text:span><text:span text:style-name="T171_42"><text:s/></text:span><text:span text:style-name="T171_43">quiere</text:span><text:span text:style-name="T171_44"><text:s/></text:span><text:span text:style-name="T171_45">que</text:span><text:span text:style-name="T171_46"><text:s/></text:span><text:span text:style-name="T171_47">añadir</text:span><text:span text:style-name="T171_48">,<text:s/></text:span><text:span text:style-name="T171_49">asegúrese</text:span><text:span text:style-name="T171_50"><text:s/></text:span><text:span text:style-name="T171_51">de</text:span><text:span text:style-name="T171_52"><text:s/></text:span><text:span text:style-name="T171_53">que</text:span><text:span text:style-name="T171_54"><text:s/></text:span><text:span text:style-name="T171_55">ambos</text:span><text:span text:style-name="T171_56"><text:s/></text:span><text:span text:style-name="T171_57">operandos</text:span><text:span text:style-name="T171_58"><text:s/></text:span><text:span text:style-name="T171_59">son</text:span><text:span text:style-name="T171_60"><text:s/></text:span><text:span text:style-name="T171_61">números</text:span><text:span text:style-name="T171_62">.</text:span></text:p>
      <text:p text:style-name="P172"><text:span text:style-name="T172_1">El</text:span><text:span text:style-name="T172_2"><text:s/></text:span><text:span text:style-name="T172_3">operador</text:span><text:span text:style-name="T172_4"><text:s/>/<text:s/></text:span><text:span text:style-name="T172_5">puede</text:span><text:span text:style-name="T172_6"><text:s/></text:span><text:span text:style-name="T172_7">producir</text:span><text:span text:style-name="T172_8"><text:s/></text:span><text:span text:style-name="T172_9">un</text:span><text:span text:style-name="T172_10"><text:s/></text:span><text:span text:style-name="T172_11">resultado</text:span><text:span text:style-name="T172_12"><text:s/></text:span><text:span text:style-name="T172_13">no</text:span><text:span text:style-name="T172_14"><text:s/></text:span><text:span text:style-name="T172_15">entero</text:span><text:span text:style-name="T172_16">,<text:s/></text:span><text:span text:style-name="T172_17">incluso</text:span><text:span text:style-name="T172_18"><text:s/></text:span><text:span text:style-name="T172_19">si</text:span><text:span text:style-name="T172_20"><text:s/></text:span><text:span text:style-name="T172_21">ambos</text:span><text:span text:style-name="T172_22"><text:s/></text:span><text:span text:style-name="T172_23">operandos</text:span><text:span text:style-name="T172_24"><text:s/></text:span><text:span text:style-name="T172_25">son</text:span><text:span text:style-name="T172_26"><text:s/></text:span><text:span text:style-name="T172_27">enteros</text:span><text:span text:style-name="T172_28">.</text:span></text:p>
      <text:p text:style-name="P173"/>
      <text:p text:style-name="P174"><text:span text:style-name="T174_1">El</text:span><text:span text:style-name="T174_2"><text:s/></text:span><text:span text:style-name="T174_3">operador</text:span><text:span text:style-name="T174_4"><text:s/>&amp;&amp;</text:span><text:span text:style-name="T174_5"><text:s/></text:span><text:span text:style-name="T174_6">produce</text:span><text:span text:style-name="T174_7"><text:s/></text:span><text:span text:style-name="T174_8">el</text:span><text:span text:style-name="T174_9"><text:s/></text:span><text:span text:style-name="T174_10">valor</text:span><text:span text:style-name="T174_11"><text:s/></text:span><text:span text:style-name="T174_12">de</text:span><text:span text:style-name="T174_13"><text:s/></text:span><text:span text:style-name="T174_14">su</text:span><text:span text:style-name="T174_15"><text:s/></text:span><text:span text:style-name="T174_16">primer</text:span><text:span text:style-name="T174_17"><text:s/></text:span><text:span text:style-name="T174_18">operando</text:span><text:span text:style-name="T174_19"><text:s/></text:span><text:span text:style-name="T174_20">si</text:span><text:span text:style-name="T174_21"><text:s/></text:span><text:span text:style-name="T174_22">el</text:span><text:span text:style-name="T174_23"><text:s/></text:span><text:span text:style-name="T174_24">primer</text:span><text:span text:style-name="T174_25"><text:s/></text:span><text:span text:style-name="T174_26">operando</text:span><text:span text:style-name="T174_27"><text:s/></text:span><text:span text:style-name="T174_28">es</text:span><text:span text:style-name="T174_29"><text:s/></text:span><text:span text:style-name="T174_30">falso</text:span><text:span text:style-name="T174_31">.<text:s/></text:span><text:span text:style-name="T174_32">De</text:span><text:span text:style-name="T174_33"><text:s/></text:span><text:span text:style-name="T174_34">lo</text:span><text:span text:style-name="T174_35"><text:s/></text:span><text:span text:style-name="T174_36">contrario</text:span><text:span text:style-name="T174_37">,<text:s/></text:span><text:span text:style-name="T174_38">se</text:span><text:span text:style-name="T174_39"><text:s/></text:span><text:span text:style-name="T174_40">produce</text:span><text:span text:style-name="T174_41"><text:s/></text:span><text:span text:style-name="T174_42">el</text:span><text:span text:style-name="T174_43"><text:s/></text:span><text:span text:style-name="T174_44">valor</text:span><text:span text:style-name="T174_45"><text:s/></text:span><text:span text:style-name="T174_46">del</text:span><text:span text:style-name="T174_47"><text:s/></text:span><text:span text:style-name="T174_48">segundo</text:span><text:span text:style-name="T174_49"><text:s/></text:span><text:span text:style-name="T174_50">operando</text:span><text:span text:style-name="T174_51">.</text:span></text:p>
      <text:p text:style-name="P175"/>
      <text:p text:style-name="P176"><text:span text:style-name="T176_1">El</text:span><text:span text:style-name="T176_2"><text:s/></text:span><text:span text:style-name="T176_3">operador</text:span><text:span text:style-name="T176_4"><text:s/>||<text:s/></text:span><text:span text:style-name="T176_5">produce</text:span><text:span text:style-name="T176_6"><text:s/></text:span><text:span text:style-name="T176_7">el</text:span><text:span text:style-name="T176_8"><text:s/></text:span><text:span text:style-name="T176_9">valor</text:span><text:span text:style-name="T176_10"><text:s/></text:span><text:span text:style-name="T176_11">de</text:span><text:span text:style-name="T176_12"><text:s/></text:span><text:span text:style-name="T176_13">su</text:span><text:span text:style-name="T176_14"><text:s/></text:span><text:span text:style-name="T176_15">primer</text:span><text:span text:style-name="T176_16"><text:s/></text:span><text:span text:style-name="T176_17">operando</text:span><text:span text:style-name="T176_18"><text:s/></text:span><text:span text:style-name="T176_19">del</text:span><text:span text:style-name="T176_20"><text:s/></text:span><text:span text:style-name="T176_21">primer</text:span><text:span text:style-name="T176_22"><text:s/></text:span><text:span text:style-name="T176_23">operando</text:span><text:span text:style-name="T176_24"><text:s/></text:span><text:span text:style-name="T176_25">es</text:span><text:span text:style-name="T176_26"><text:s/></text:span><text:span text:style-name="T176_27">verdadero</text:span><text:span text:style-name="T176_28">.<text:s/></text:span><text:span text:style-name="T176_29">De</text:span><text:span text:style-name="T176_30"><text:s/></text:span><text:span text:style-name="T176_31">lo</text:span><text:span text:style-name="T176_32"><text:s/></text:span><text:span text:style-name="T176_33">contrario</text:span><text:span text:style-name="T176_34">,<text:s/></text:span><text:span text:style-name="T176_35">se</text:span><text:span text:style-name="T176_36"><text:s/></text:span><text:span text:style-name="T176_37">produce</text:span><text:span text:style-name="T176_38"><text:s/></text:span><text:span text:style-name="T176_39">el</text:span><text:span text:style-name="T176_40"><text:s/></text:span><text:span text:style-name="T176_41">valor</text:span><text:span text:style-name="T176_42"><text:s/></text:span><text:span text:style-name="T176_43">del</text:span><text:span text:style-name="T176_44"><text:s/></text:span><text:span text:style-name="T176_45">segundo</text:span><text:span text:style-name="T176_46"><text:s/></text:span><text:span text:style-name="T176_47">operando</text:span><text:span text:style-name="T176_48">.</text:span></text:p>
      <text:p text:style-name="P177"/>
      <text:p text:style-name="P178"><text:span text:style-name="T178_1">Invocation</text:span><text:span text:style-name="T178_2"><text:s/></text:span><text:span text:style-name="T178_3">provoca</text:span><text:span text:style-name="T178_4"><text:s/></text:span><text:span text:style-name="T178_5">la</text:span><text:span text:style-name="T178_6"><text:s/></text:span><text:span text:style-name="T178_7">ejecución</text:span><text:span text:style-name="T178_8"><text:s/></text:span><text:span text:style-name="T178_9">de</text:span><text:span text:style-name="T178_10"><text:s/></text:span><text:span text:style-name="T178_11">un</text:span><text:span text:style-name="T178_12"><text:s/></text:span><text:span text:style-name="T178_13">valor</text:span><text:span text:style-name="T178_14"><text:s/></text:span><text:span text:style-name="T178_15">de</text:span><text:span text:style-name="T178_16"><text:s/></text:span><text:span text:style-name="T178_17">la</text:span><text:span text:style-name="T178_18"><text:s/></text:span><text:span text:style-name="T178_19">función</text:span><text:span text:style-name="T178_20">.<text:s/></text:span><text:span text:style-name="T178_21">El</text:span><text:span text:style-name="T178_22"><text:s/></text:span><text:span text:style-name="T178_23">operador</text:span><text:span text:style-name="T178_24"><text:s/></text:span><text:span text:style-name="T178_25">de</text:span><text:span text:style-name="T178_26"><text:s/></text:span><text:span text:style-name="T178_27">invocación</text:span><text:span text:style-name="T178_28"><text:s/></text:span><text:span text:style-name="T178_29">es</text:span><text:span text:style-name="T178_30"><text:s/></text:span><text:span text:style-name="T178_31">un</text:span><text:span text:style-name="T178_32"><text:s/></text:span><text:span text:style-name="T178_33">par</text:span><text:span text:style-name="T178_34"><text:s/></text:span><text:span text:style-name="T178_35">de</text:span><text:span text:style-name="T178_36"><text:s/></text:span><text:span text:style-name="T178_37">paréntesis</text:span><text:span text:style-name="T178_38"><text:s/></text:span><text:span text:style-name="T178_39">que</text:span><text:span text:style-name="T178_40"><text:s/></text:span><text:span text:style-name="T178_41">siguen</text:span><text:span text:style-name="T178_42"><text:s/></text:span><text:span text:style-name="T178_43">el</text:span><text:span text:style-name="T178_44"><text:s/></text:span><text:span text:style-name="T178_45">valor</text:span><text:span text:style-name="T178_46"><text:s/></text:span><text:span text:style-name="T178_47">de</text:span><text:span text:style-name="T178_48"><text:s/></text:span><text:span text:style-name="T178_49">la</text:span><text:span text:style-name="T178_50"><text:s/></text:span><text:span text:style-name="T178_51">función</text:span><text:span text:style-name="T178_52">.<text:s/></text:span><text:span text:style-name="T178_53">Los</text:span><text:span text:style-name="T178_54"><text:s/></text:span><text:span text:style-name="T178_55">paréntesis</text:span><text:span text:style-name="T178_56"><text:s/></text:span><text:span text:style-name="T178_57">pueden</text:span><text:span text:style-name="T178_58"><text:s/></text:span><text:span text:style-name="T178_59">contener</text:span><text:span text:style-name="T178_60"><text:s/></text:span><text:span text:style-name="T178_61">argumentos</text:span><text:span text:style-name="T178_62"><text:s/></text:span><text:span text:style-name="T178_63">que</text:span><text:span text:style-name="T178_64"><text:s/></text:span><text:span text:style-name="T178_65">serán</text:span><text:span text:style-name="T178_66"><text:s/></text:span><text:span text:style-name="T178_67">entregados</text:span><text:span text:style-name="T178_68"><text:s/></text:span><text:span text:style-name="T178_69">a</text:span><text:span text:style-name="T178_70"><text:s/></text:span><text:span text:style-name="T178_71">la</text:span><text:span text:style-name="T178_72"><text:s/></text:span><text:span text:style-name="T178_73">función</text:span><text:span text:style-name="T178_74">.</text:span></text:p>
      <text:p text:style-name="P179"/>
      <text:p text:style-name="P180"><text:span text:style-name="T180_1">Los</text:span><text:span text:style-name="T180_2"><text:s/></text:span><text:span text:style-name="T180_3">object</text:span><text:span text:style-name="T180_4"><text:s/></text:span><text:span text:style-name="T180_5">literals</text:span><text:span text:style-name="T180_6"><text:s/></text:span><text:span text:style-name="T180_7">son</text:span><text:span text:style-name="T180_8"><text:s/></text:span><text:span text:style-name="T180_9">una</text:span><text:span text:style-name="T180_10"><text:s/></text:span><text:span text:style-name="T180_11">notación</text:span><text:span text:style-name="T180_12"><text:s/></text:span><text:span text:style-name="T180_13">conveniente</text:span><text:span text:style-name="T180_14"><text:s/></text:span><text:span text:style-name="T180_15">para</text:span><text:span text:style-name="T180_16"><text:s/></text:span><text:span text:style-name="T180_17">especificar</text:span><text:span text:style-name="T180_18"><text:s/></text:span><text:span text:style-name="T180_19">los</text:span><text:span text:style-name="T180_20"><text:s/></text:span><text:span text:style-name="T180_21">objetos</text:span><text:span text:style-name="T180_22"><text:s/></text:span><text:span text:style-name="T180_23">nuevos</text:span><text:span text:style-name="T180_24">.<text:s/></text:span><text:span text:style-name="T180_25">Los</text:span><text:span text:style-name="T180_26"><text:s/></text:span><text:span text:style-name="T180_27">nombres</text:span><text:span text:style-name="T180_28"><text:s/></text:span><text:span text:style-name="T180_29">de</text:span><text:span text:style-name="T180_30"><text:s/></text:span><text:span text:style-name="T180_31">las</text:span><text:span text:style-name="T180_32"><text:s/></text:span><text:span text:style-name="T180_33">propiedades</text:span><text:span text:style-name="T180_34"><text:s/></text:span><text:span text:style-name="T180_35">se</text:span><text:span text:style-name="T180_36"><text:s/></text:span><text:span text:style-name="T180_37">pueden</text:span><text:span text:style-name="T180_38"><text:s/></text:span><text:span text:style-name="T180_39">especificar</text:span><text:span text:style-name="T180_40"><text:s/></text:span><text:span text:style-name="T180_41">como</text:span><text:span text:style-name="T180_42"><text:s/></text:span><text:span text:style-name="T180_43">nombres</text:span><text:span text:style-name="T180_44"><text:s/></text:span><text:span text:style-name="T180_45">o</text:span><text:span text:style-name="T180_46"><text:s/></text:span><text:span text:style-name="T180_47">como</text:span><text:span text:style-name="T180_48"><text:s/></text:span><text:span text:style-name="T180_49">cadenas</text:span><text:span text:style-name="T180_50">.<text:s/></text:span><text:span text:style-name="T180_51">Los</text:span><text:span text:style-name="T180_52"><text:s/></text:span><text:span text:style-name="T180_53">nombres</text:span><text:span text:style-name="T180_54"><text:s/></text:span><text:span text:style-name="T180_55">se</text:span><text:span text:style-name="T180_56"><text:s/></text:span><text:span text:style-name="T180_57">tratan</text:span><text:span text:style-name="T180_58"><text:s/></text:span><text:span text:style-name="T180_59">como</text:span><text:span text:style-name="T180_60"><text:s/></text:span><text:span text:style-name="T180_61">nombres</text:span><text:span text:style-name="T180_62"><text:s/></text:span><text:span text:style-name="T180_63">literales</text:span><text:span text:style-name="T180_64">,<text:s/></text:span><text:span text:style-name="T180_65">no</text:span><text:span text:style-name="T180_66"><text:s/></text:span><text:span text:style-name="T180_67">como</text:span><text:span text:style-name="T180_68"><text:s/></text:span><text:span text:style-name="T180_69">nombres</text:span><text:span text:style-name="T180_70"><text:s/></text:span><text:span text:style-name="T180_71">de</text:span><text:span text:style-name="T180_72"><text:s/></text:span><text:span text:style-name="T180_73">variables</text:span><text:span text:style-name="T180_74">,<text:s/></text:span><text:span text:style-name="T180_75">por</text:span><text:span text:style-name="T180_76"><text:s/></text:span><text:span text:style-name="T180_77">lo</text:span><text:span text:style-name="T180_78"><text:s/></text:span><text:span text:style-name="T180_79">que</text:span><text:span text:style-name="T180_80"><text:s/></text:span><text:span text:style-name="T180_81">los</text:span><text:span text:style-name="T180_82"><text:s/></text:span><text:span text:style-name="T180_83">nombres</text:span><text:span text:style-name="T180_84"><text:s/></text:span><text:span text:style-name="T180_85">de</text:span><text:span text:style-name="T180_86"><text:s/></text:span><text:span text:style-name="T180_87">las</text:span><text:span text:style-name="T180_88"><text:s/></text:span><text:span text:style-name="T180_89">propiedades</text:span><text:span text:style-name="T180_90"><text:s/></text:span><text:span text:style-name="T180_91">del</text:span><text:span text:style-name="T180_92"><text:s/></text:span><text:span text:style-name="T180_93">objeto</text:span><text:span text:style-name="T180_94"><text:s/></text:span><text:span text:style-name="T180_95">deben</text:span><text:span text:style-name="T180_96"><text:s/></text:span><text:span text:style-name="T180_97">ser</text:span><text:span text:style-name="T180_98"><text:s/></text:span><text:span text:style-name="T180_99">conocidos</text:span><text:span text:style-name="T180_100"><text:s/></text:span><text:span text:style-name="T180_101">en</text:span><text:span text:style-name="T180_102"><text:s/></text:span><text:span text:style-name="T180_103">tiempo</text:span><text:span text:style-name="T180_104"><text:s/></text:span><text:span text:style-name="T180_105">de</text:span><text:span text:style-name="T180_106"><text:s/></text:span><text:span text:style-name="T180_107">compilación</text:span><text:span text:style-name="T180_108">.<text:s/></text:span><text:span text:style-name="T180_109">Los</text:span><text:span text:style-name="T180_110"><text:s/></text:span><text:span text:style-name="T180_111">valores</text:span><text:span text:style-name="T180_112"><text:s/></text:span><text:span text:style-name="T180_113">de</text:span><text:span text:style-name="T180_114"><text:s/></text:span><text:span text:style-name="T180_115">las</text:span><text:span text:style-name="T180_116"><text:s/></text:span><text:span text:style-name="T180_117">propiedades</text:span><text:span text:style-name="T180_118"><text:s/></text:span><text:span text:style-name="T180_119">son</text:span><text:span text:style-name="T180_120"><text:s/></text:span><text:span text:style-name="T180_121">expresiones</text:span><text:span text:style-name="T180_122">.</text:span></text:p>
      <text:p text:style-name="P181"/>
      <text:p text:style-name="P182"><text:span text:style-name="T182_1">Function</text:span><text:span text:style-name="T182_2"><text:s/></text:span><text:span text:style-name="T182_3">literal</text:span><text:span text:style-name="T182_4"><text:s/></text:span><text:span text:style-name="T182_5">define</text:span><text:span text:style-name="T182_6"><text:s/></text:span><text:span text:style-name="T182_7">un</text:span><text:span text:style-name="T182_8"><text:s/></text:span><text:span text:style-name="T182_9">valor</text:span><text:span text:style-name="T182_10"><text:s/></text:span><text:span text:style-name="T182_11">de</text:span><text:span text:style-name="T182_12"><text:s/></text:span><text:span text:style-name="T182_13">función</text:span><text:span text:style-name="T182_14">.<text:s/></text:span><text:span text:style-name="T182_15">Puede</text:span><text:span text:style-name="T182_16"><text:s/></text:span><text:span text:style-name="T182_17">tener</text:span><text:span text:style-name="T182_18"><text:s/></text:span><text:span text:style-name="T182_19">un</text:span><text:span text:style-name="T182_20"><text:s/></text:span><text:span text:style-name="T182_21">nombre</text:span><text:span text:style-name="T182_22"><text:s/></text:span><text:span text:style-name="T182_23">opcional</text:span><text:span text:style-name="T182_24"><text:s/></text:span><text:span text:style-name="T182_25">que</text:span><text:span text:style-name="T182_26"><text:s/></text:span><text:span text:style-name="T182_27">puede</text:span><text:span text:style-name="T182_28"><text:s/></text:span><text:span text:style-name="T182_29">usar</text:span><text:span text:style-name="T182_30"><text:s/></text:span><text:span text:style-name="T182_31">para</text:span><text:span text:style-name="T182_32"><text:s/></text:span><text:span text:style-name="T182_33">llamar</text:span><text:span text:style-name="T182_34"><text:s/></text:span><text:span text:style-name="T182_35">a</text:span><text:span text:style-name="T182_36"><text:s/></text:span><text:span text:style-name="T182_37">sí</text:span><text:span text:style-name="T182_38"><text:s/></text:span><text:span text:style-name="T182_39">mismo</text:span><text:span text:style-name="T182_40"><text:s/></text:span><text:span text:style-name="T182_41">de</text:span><text:span text:style-name="T182_42"><text:s/></text:span><text:span text:style-name="T182_43">forma</text:span><text:span text:style-name="T182_44"><text:s/></text:span><text:span text:style-name="T182_45">recursiva</text:span><text:span text:style-name="T182_46">.<text:s/></text:span><text:span text:style-name="T182_47">Puede</text:span><text:span text:style-name="T182_48"><text:s/></text:span><text:span text:style-name="T182_49">especificar</text:span><text:span text:style-name="T182_50"><text:s/></text:span><text:span text:style-name="T182_51">una</text:span><text:span text:style-name="T182_52"><text:s/></text:span><text:span text:style-name="T182_53">lista</text:span><text:span text:style-name="T182_54"><text:s/></text:span><text:span text:style-name="T182_55">de</text:span><text:span text:style-name="T182_56"><text:s/></text:span><text:span text:style-name="T182_57">parámetros</text:span><text:span text:style-name="T182_58"><text:s/></text:span><text:span text:style-name="T182_59">que</text:span><text:span text:style-name="T182_60"><text:s/></text:span><text:span text:style-name="T182_61">actuarán</text:span><text:span text:style-name="T182_62"><text:s/></text:span><text:span text:style-name="T182_63">como</text:span><text:span text:style-name="T182_64"><text:s/></text:span><text:span text:style-name="T182_65">variables</text:span><text:span text:style-name="T182_66"><text:s/></text:span><text:span text:style-name="T182_67">inicializadas</text:span><text:span text:style-name="T182_68"><text:s/></text:span><text:span text:style-name="T182_69">por</text:span><text:span text:style-name="T182_70"><text:s/></text:span><text:span text:style-name="T182_71">los</text:span><text:span text:style-name="T182_72"><text:s/></text:span><text:span text:style-name="T182_73">argumentos</text:span><text:span text:style-name="T182_74"><text:s/></text:span><text:span text:style-name="T182_75">de</text:span><text:span text:style-name="T182_76"><text:s/></text:span><text:span text:style-name="T182_77">invocación</text:span><text:span text:style-name="T182_78">.<text:s/></text:span><text:span text:style-name="T182_79">El</text:span><text:span text:style-name="T182_80"><text:s/></text:span><text:span text:style-name="T182_81">cuerpo</text:span><text:span text:style-name="T182_82"><text:s/></text:span><text:span text:style-name="T182_83">de</text:span><text:span text:style-name="T182_84"><text:s/></text:span><text:span text:style-name="T182_85">la</text:span><text:span text:style-name="T182_86"><text:s/></text:span><text:span text:style-name="T182_87">función</text:span><text:span text:style-name="T182_88"><text:s/></text:span><text:span text:style-name="T182_89">incluye</text:span><text:span text:style-name="T182_90"><text:s/></text:span><text:span text:style-name="T182_91">definiciones</text:span><text:span text:style-name="T182_92"><text:s/></text:span><text:span text:style-name="T182_93">y</text:span><text:span text:style-name="T182_94"><text:s/></text:span><text:span text:style-name="T182_95">declaraciones</text:span><text:span text:style-name="T182_96"><text:s/></text:span><text:span text:style-name="T182_97">de</text:span><text:span text:style-name="T182_98"><text:s/></text:span><text:span text:style-name="T182_99">variables</text:span><text:span text:style-name="T182_10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